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c5f3" officeooo:paragraph-rsid="0018c5f3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4" style:family="paragraph" style:parent-style-name="Standard">
      <style:paragraph-properties fo:break-before="page"/>
      <style:text-properties officeooo:rsid="0018c5f3" officeooo:paragraph-rsid="0018c5f3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ff0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0</text:span></text:p>
      <text:p text:style-name="P2"><text:span text:style-name="T2">Found a frequency within 5% of the center between two other frequencies. deviation: 0.0037788867737067393frequency: 5136.0 lower: 4978.03 upper: 5274.04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1</text:span></text:p>
      <text:p text:style-name="P2"><text:span text:style-name="T2">Found a frequency within 5% of the center between two other frequencies. deviation: 0.008709577156448128frequency: 1432.0 lower: 1396.91 upper: 1479.98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Found a frequency within 5% of the center between two other frequencies. deviation: 0.002184466019417558frequency: 40.0 lower: 38.89 upper: 41.2</text:span></text:p>
      <text:p text:style-name="P2"><text:span text:style-name="T1">FFT <text:s/>i: 0Index: 8 frequency: 64.0 note: C2 maxAmp[i]: 296.2529296875</text:span></text:p>
      <text:p text:style-name="P2"><text:span text:style-name="T1">AC <text:s text:c="2"/>i: 0Index: 10 frequency: 80.0 note: Eb2 maxAmp[i]: 296.2529296875</text:span></text:p>
      <text:p text:style-name="P2"><text:span text:style-name="T1">Base i: 0Index: 642 frequency: 5136.0 note: E8 maxAmp[i]: 296.2529296875</text:span></text:p>
      <text:p text:style-name="P3"/>
      <text:p text:style-name="P2"><text:span text:style-name="T1">ALERT!!! At the beg/end: 10</text:span></text:p>
      <text:p text:style-name="P2"><text:span text:style-name="T1">FFT <text:s/>i: 1Index: 7 frequency: 56.0 note: A1 maxAmp[i]: 243.4326171875</text:span></text:p>
      <text:p text:style-name="P2"><text:span text:style-name="T1">AC <text:s text:c="2"/>i: 1Index: 10 frequency: 80.0 note: Eb2 maxAmp[i]: 243.4326171875</text:span></text:p>
      <text:p text:style-name="P2"><text:span text:style-name="T1">Base i: 1Index: 179 frequency: 1432.0 note: F6 maxAmp[i]: 243.4326171875</text:span></text:p>
      <text:p text:style-name="P3"/>
      <text:p text:style-name="P2"><text:span text:style-name="T1">ALERT!!! At the beg/end: 10</text:span></text:p>
      <text:p text:style-name="P2"><text:span text:style-name="T2">You have multiple modes at FFT number: 2</text:span></text:p>
      <text:p text:style-name="P2"><text:span text:style-name="T1">FFT <text:s/>i: 2Index: 5 frequency: 40.0 note: Eb1 maxAmp[i]: 205.3115234375</text:span></text:p>
      <text:p text:style-name="P2"><text:span text:style-name="T1">AC <text:s text:c="2"/>i: 2Index: 10 frequency: 80.0 note: Eb2 maxAmp[i]: 205.3115234375</text:span></text:p>
      <text:p text:style-name="P2"><text:span text:style-name="T1">Base i: 2Index: 392 frequency: 3136.0 note: G7 maxAmp[i]: 205.311523437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3</text:span></text:p>
      <text:p text:style-name="P2"><text:span text:style-name="T1">FFT <text:s/>i: 3Index: 2 frequency: 16.0 note: C0 maxAmp[i]: 225.5537109375</text:span></text:p>
      <text:p text:style-name="P2"><text:span text:style-name="T1">AC <text:s text:c="2"/>i: 3Index: 10 frequency: 80.0 note: Eb2 maxAmp[i]: 225.5537109375</text:span></text:p>
      <text:p text:style-name="P2"><text:span text:style-name="T1">Base i: 3Index: 48 frequency: 384.0 note: G4 maxAmp[i]: 225.553710937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1">ALERT!!! At the beg/end: 0</text:span></text:p>
      <text:p text:style-name="P2"><text:span text:style-name="T2">You have multiple modes at FFT number: 4</text:span></text:p>
      <text:p text:style-name="P2"><text:span text:style-name="T1">FFT <text:s/>i: 4Index: 0 frequency: 0.0 note: Out of range maxAmp[i]: 268.2509765625</text:span></text:p>
      <text:p text:style-name="P2"><text:span text:style-name="T1">AC <text:s text:c="2"/>i: 4Index: 10 frequency: 80.0 note: Eb2 maxAmp[i]: 268.2509765625</text:span></text:p>
      <text:p text:style-name="P2"><text:span text:style-name="T1">Base i: 4Index: 65 frequency: 520.0 note: C5 maxAmp[i]: 268.250976562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5</text:span></text:p>
      <text:p text:style-name="P2"><text:span text:style-name="T1">FFT <text:s/>i: 5Index: 7 frequency: 56.0 note: A1 maxAmp[i]: 256.884765625</text:span></text:p>
      <text:p text:style-name="P2"><text:span text:style-name="T1">AC <text:s text:c="2"/>i: 5Index: 10 frequency: 80.0 note: Eb2 maxAmp[i]: 256.884765625</text:span></text:p>
      <text:p text:style-name="P2"><text:span text:style-name="T1">Base i: 5Index: 256 frequency: 2048.0 note: C7 maxAmp[i]: 256.88476562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oft-page-break/><text:span text:style-name="T2">You have multiple modes at FFT number: 6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1">FFT <text:s/>i: 6Index: 1 frequency: 8.0 note: Out of range maxAmp[i]: 301.5888671875</text:span></text:p>
      <text:p text:style-name="P2"><text:span text:style-name="T1">AC <text:s text:c="2"/>i: 6Index: 10 frequency: 80.0 note: Eb2 maxAmp[i]: 301.5888671875</text:span></text:p>
      <text:p text:style-name="P2"><text:span text:style-name="T1">Base i: 6Index: 46 frequency: 368.0 note: F#4 maxAmp[i]: 301.5888671875</text:span></text:p>
      <text:p text:style-name="P3"/>
      <text:p text:style-name="P2"><text:span text:style-name="T1">ALERT!!! At the beg/end: 10</text:span></text:p>
      <text:p text:style-name="P2"><text:span text:style-name="T1">ALERT!!! At the beg/end: 0</text:span></text:p>
      <text:p text:style-name="P2"><text:span text:style-name="T1">FFT <text:s/>i: 7Index: 0 frequency: 0.0 note: Out of range maxAmp[i]: 364.8427734375</text:span></text:p>
      <text:p text:style-name="P2"><text:span text:style-name="T1">AC <text:s text:c="2"/>i: 7Index: 10 frequency: 80.0 note: Eb2 maxAmp[i]: 364.8427734375</text:span></text:p>
      <text:p text:style-name="P2"><text:span text:style-name="T1">Base i: 7Index: -1 frequency: -8.0 note: Out of range maxAmp[i]: 364.842773437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1">FFT <text:s/>i: 8Index: 7 frequency: 56.0 note: A1 maxAmp[i]: 345.8369140625</text:span></text:p>
      <text:p text:style-name="P2"><text:span text:style-name="T1">AC <text:s text:c="2"/>i: 8Index: 10 frequency: 80.0 note: Eb2 maxAmp[i]: 345.8369140625</text:span></text:p>
      <text:p text:style-name="P2"><text:span text:style-name="T1">Base i: 8Index: 521 frequency: 4168.0 note: C8 maxAmp[i]: 345.836914062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1">ALERT!!! At the beg/end: 0</text:span></text:p>
      <text:p text:style-name="P2"><text:span text:style-name="T2">You have multiple modes at FFT number: 9</text:span></text:p>
      <text:p text:style-name="P2"><text:span text:style-name="T1">FFT <text:s/>i: 9Index: 0 frequency: 0.0 note: Out of range maxAmp[i]: 260.857421875</text:span></text:p>
      <text:p text:style-name="P2"><text:span text:style-name="T1">AC <text:s text:c="2"/>i: 9Index: 10 frequency: 80.0 note: Eb2 maxAmp[i]: 260.857421875</text:span></text:p>
      <text:p text:style-name="P2"><text:span text:style-name="T1">Base i: 9Index: 292 frequency: 2336.0 note: D7 maxAmp[i]: 260.85742187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1">ALERT!!! At the beg/end: 0</text:span></text:p>
      <text:p text:style-name="P2"><text:span text:style-name="T1">FFT <text:s/>i: 10Index: 0 frequency: 0.0 note: Out of range maxAmp[i]: 249.4658203125</text:span></text:p>
      <text:p text:style-name="P2"><text:span text:style-name="T1">AC <text:s text:c="2"/>i: 10Index: 10 frequency: 80.0 note: Eb2 maxAmp[i]: 249.4658203125</text:span></text:p>
      <text:p text:style-name="P2"><text:span text:style-name="T1">Base i: 10Index: -1 frequency: -8.0 note: Out of range maxAmp[i]: 249.4658203125</text:span></text:p>
      <text:p text:style-name="P3"/>
      <text:p text:style-name="P2"><text:span text:style-name="T2">You have multiple modes at FFT number: 11</text:span></text:p>
      <text:p text:style-name="P2"><text:span text:style-name="T1">FFT <text:s/>i: 11Index: 63 frequency: 504.0 note: B4 maxAmp[i]: 716.619140625</text:span></text:p>
      <text:p text:style-name="P2"><text:span text:style-name="T1">AC <text:s text:c="2"/>i: 11Index: 18 frequency: 144.0 note: D3 maxAmp[i]: 716.619140625</text:span></text:p>
      <text:p text:style-name="P2"><text:span text:style-name="T1">Base i: 11Index: 209 frequency: 1672.0 note: G#6 maxAmp[i]: 716.619140625</text:span></text:p>
      <text:p text:style-name="P3"/>
      <text:p text:style-name="P2"><text:span text:style-name="T2">You have multiple modes at FFT number: 12</text:span></text:p>
      <text:p text:style-name="P2"><text:span text:style-name="T1">FFT <text:s/>i: 12Index: 63 frequency: 504.0 note: B4 maxAmp[i]: 892.873046875</text:span></text:p>
      <text:p text:style-name="P2"><text:span text:style-name="T1">AC <text:s text:c="2"/>i: 12Index: 17 frequency: 136.0 note: C#3 maxAmp[i]: 892.873046875</text:span></text:p>
      <text:p text:style-name="P2"><text:span text:style-name="T1">Base i: 12Index: 48 frequency: 384.0 note: G4 maxAmp[i]: 892.873046875</text:span></text:p>
      <text:p text:style-name="P3"/>
      <text:p text:style-name="P2"><text:span text:style-name="T1">FFT <text:s/>i: 13Index: 68 frequency: 544.0 note: C#5 maxAmp[i]: 516.7666015625</text:span></text:p>
      <text:p text:style-name="P2"><text:span text:style-name="T1">AC <text:s text:c="2"/>i: 13Index: 61 frequency: 488.0 note: B4 maxAmp[i]: 516.7666015625</text:span></text:p>
      <text:p text:style-name="P2"><text:span text:style-name="T1">Base i: 13Index: -1 frequency: -8.0 note: Out of range maxAmp[i]: 516.7666015625</text:span></text:p>
      <text:p text:style-name="P3"/>
      <text:p text:style-name="P2"><text:span text:style-name="T2">You have multiple modes at FFT number: 14</text:span></text:p>
      <text:p text:style-name="P2"><text:span text:style-name="T2">Found a frequency within 5% of the center between two other frequencies. deviation: 0.009844445624227361frequency: 1288.0 lower: 1244.51 upper: 1318.51</text:span></text:p>
      <text:p text:style-name="P2"><text:span text:style-name="T1">FFT <text:s/>i: 14Index: 1 frequency: 8.0 note: Out of range maxAmp[i]: 369.3466796875</text:span></text:p>
      <text:p text:style-name="P2"><text:span text:style-name="T1">AC <text:s text:c="2"/>i: 14Index: 36 frequency: 288.0 note: D4 maxAmp[i]: 369.3466796875</text:span></text:p>
      <text:p text:style-name="P2"><text:span text:style-name="T1">Base i: 14Index: 161 frequency: 1288.0 note: E6 maxAmp[i]: 369.3466796875</text:span></text:p>
      <text:p text:style-name="P3"/>
      <text:p text:style-name="P2"><text:soft-page-break/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15</text:span></text:p>
      <text:p text:style-name="P2"><text:span text:style-name="T1">FFT <text:s/>i: 15Index: 7 frequency: 56.0 note: A1 maxAmp[i]: 400.3173828125</text:span></text:p>
      <text:p text:style-name="P2"><text:span text:style-name="T1">AC <text:s text:c="2"/>i: 15Index: 10 frequency: 80.0 note: Eb2 maxAmp[i]: 400.3173828125</text:span></text:p>
      <text:p text:style-name="P2"><text:span text:style-name="T1">Base i: 15Index: 149 frequency: 1192.0 note: D6 maxAmp[i]: 400.317382812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16</text:span></text:p>
      <text:p text:style-name="P2"><text:span text:style-name="T1">FFT <text:s/>i: 16Index: 7 frequency: 56.0 note: A1 maxAmp[i]: 466.5302734375</text:span></text:p>
      <text:p text:style-name="P2"><text:span text:style-name="T1">AC <text:s text:c="2"/>i: 16Index: 10 frequency: 80.0 note: Eb2 maxAmp[i]: 466.5302734375</text:span></text:p>
      <text:p text:style-name="P2"><text:span text:style-name="T1">Base i: 16Index: 123 frequency: 984.0 note: B5 maxAmp[i]: 466.530273437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17</text:span></text:p>
      <text:p text:style-name="P2"><text:span text:style-name="T2">Found a frequency within 5% of the center between two other frequencies. deviation: 0.007511363636363652frequency: 3408.0 lower: 3322.44 upper: 3520.0</text:span></text:p>
      <text:p text:style-name="P2"><text:span text:style-name="T1">FFT <text:s/>i: 17Index: 7 frequency: 56.0 note: A1 maxAmp[i]: 389.107421875</text:span></text:p>
      <text:p text:style-name="P2"><text:span text:style-name="T1">AC <text:s text:c="2"/>i: 17Index: 10 frequency: 80.0 note: Eb2 maxAmp[i]: 389.107421875</text:span></text:p>
      <text:p text:style-name="P2"><text:span text:style-name="T1">Base i: 17Index: 426 frequency: 3408.0 note: G#7 maxAmp[i]: 389.10742187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18</text:span></text:p>
      <text:p text:style-name="P2"><text:span text:style-name="T2">Found a frequency within 5% of the center between two other frequencies. deviation: 6.922334562967785E-4frequency: 4312.0 lower: 4186.01 upper: 4434.92</text:span></text:p>
      <text:p text:style-name="P2"><text:span text:style-name="T1">FFT <text:s/>i: 18Index: 6 frequency: 48.0 note: G1 maxAmp[i]: 327.63671875</text:span></text:p>
      <text:p text:style-name="P2"><text:span text:style-name="T1">AC <text:s text:c="2"/>i: 18Index: 10 frequency: 80.0 note: Eb2 maxAmp[i]: 327.63671875</text:span></text:p>
      <text:p text:style-name="P2"><text:span text:style-name="T1">Base i: 18Index: 539 frequency: 4312.0 note: C#8 maxAmp[i]: 327.6367187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19</text:span></text:p>
      <text:p text:style-name="P2"><text:span text:style-name="T1">FFT <text:s/>i: 19Index: 7 frequency: 56.0 note: A1 maxAmp[i]: 336.3154296875</text:span></text:p>
      <text:p text:style-name="P2"><text:span text:style-name="T1">AC <text:s text:c="2"/>i: 19Index: 10 frequency: 80.0 note: Eb2 maxAmp[i]: 336.3154296875</text:span></text:p>
      <text:p text:style-name="P2"><text:span text:style-name="T1">Base i: 19Index: 228 frequency: 1824.0 note: Bb6 maxAmp[i]: 336.315429687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1">FFT <text:s/>i: 20Index: 7 frequency: 56.0 note: A1 maxAmp[i]: 303.4765625</text:span></text:p>
      <text:p text:style-name="P2"><text:span text:style-name="T1">AC <text:s text:c="2"/>i: 20Index: 10 frequency: 80.0 note: Eb2 maxAmp[i]: 303.4765625</text:span></text:p>
      <text:p text:style-name="P2"><text:span text:style-name="T1">Base i: 20Index: -1 frequency: -8.0 note: Out of range maxAmp[i]: 303.476562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1">FFT <text:s/>i: 21Index: 7 frequency: 56.0 note: A1 maxAmp[i]: 281.650390625</text:span></text:p>
      <text:p text:style-name="P2"><text:span text:style-name="T1">AC <text:s text:c="2"/>i: 21Index: 10 frequency: 80.0 note: Eb2 maxAmp[i]: 281.650390625</text:span></text:p>
      <text:p text:style-name="P2"><text:span text:style-name="T1">Base i: 21Index: -1 frequency: -8.0 note: Out of range maxAmp[i]: 281.650390625</text:span></text:p>
      <text:p text:style-name="P3"/>
      <text:p text:style-name="P2"><text:soft-page-break/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1">FFT <text:s/>i: 22Index: 7 frequency: 56.0 note: A1 maxAmp[i]: 273.7685546875</text:span></text:p>
      <text:p text:style-name="P2"><text:span text:style-name="T1">AC <text:s text:c="2"/>i: 22Index: 10 frequency: 80.0 note: Eb2 maxAmp[i]: 273.7685546875</text:span></text:p>
      <text:p text:style-name="P2"><text:span text:style-name="T1">Base i: 22Index: -1 frequency: -8.0 note: Out of range maxAmp[i]: 273.768554687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23</text:span></text:p>
      <text:p text:style-name="P2"><text:span text:style-name="T1">FFT <text:s/>i: 23Index: 6 frequency: 48.0 note: G1 maxAmp[i]: 280.703125</text:span></text:p>
      <text:p text:style-name="P2"><text:span text:style-name="T1">AC <text:s text:c="2"/>i: 23Index: 10 frequency: 80.0 note: Eb2 maxAmp[i]: 280.703125</text:span></text:p>
      <text:p text:style-name="P2"><text:span text:style-name="T1">Base i: 23Index: 530 frequency: 4240.0 note: C8 maxAmp[i]: 280.70312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24</text:span></text:p>
      <text:p text:style-name="P2"><text:span text:style-name="T1">FFT <text:s/>i: 24Index: 7 frequency: 56.0 note: A1 maxAmp[i]: 315.42578125</text:span></text:p>
      <text:p text:style-name="P2"><text:span text:style-name="T1">AC <text:s text:c="2"/>i: 24Index: 10 frequency: 80.0 note: Eb2 maxAmp[i]: 315.42578125</text:span></text:p>
      <text:p text:style-name="P2"><text:span text:style-name="T1">Base i: 24Index: 345 frequency: 2760.0 note: F7 maxAmp[i]: 315.4257812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1">FFT <text:s/>i: 25Index: 7 frequency: 56.0 note: A1 maxAmp[i]: 365.291015625</text:span></text:p>
      <text:p text:style-name="P2"><text:span text:style-name="T1">AC <text:s text:c="2"/>i: 25Index: 10 frequency: 80.0 note: Eb2 maxAmp[i]: 365.291015625</text:span></text:p>
      <text:p text:style-name="P2"><text:span text:style-name="T1">Base i: 25Index: -1 frequency: -8.0 note: Out of range maxAmp[i]: 365.29101562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1">FFT <text:s/>i: 26Index: 1 frequency: 8.0 note: Out of range maxAmp[i]: 336.646484375</text:span></text:p>
      <text:p text:style-name="P2"><text:span text:style-name="T1">AC <text:s text:c="2"/>i: 26Index: 10 frequency: 80.0 note: Eb2 maxAmp[i]: 336.646484375</text:span></text:p>
      <text:p text:style-name="P2"><text:span text:style-name="T1">Base i: 26Index: -1 frequency: -8.0 note: Out of range maxAmp[i]: 336.64648437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Found a frequency within 5% of the center between two other frequencies. deviation: 0.003936374459686976frequency: 1816.0 lower: 1760.0 upper: 1864.66</text:span></text:p>
      <text:p text:style-name="P2"><text:span text:style-name="T1">FFT <text:s/>i: 27Index: 8 frequency: 64.0 note: C2 maxAmp[i]: 306.9111328125</text:span></text:p>
      <text:p text:style-name="P2"><text:span text:style-name="T1">AC <text:s text:c="2"/>i: 27Index: 10 frequency: 80.0 note: Eb2 maxAmp[i]: 306.9111328125</text:span></text:p>
      <text:p text:style-name="P2"><text:span text:style-name="T1">Base i: 27Index: 227 frequency: 1816.0 note: Bb6 maxAmp[i]: 306.9111328125</text:span></text:p>
      <text:p text:style-name="P3"/>
      <text:p text:style-name="P2"><text:span text:style-name="T2">Found a frequency within 5% of the center between two other frequencies. deviation: 0.002305545443514109frequency: 80.0 lower: 77.78 upper: 82.41</text:span><text:span text:style-name="T1">ALERT!!! At the beg/end: 10</text:span></text:p>
      <text:p text:style-name="P3"/>
      <text:p text:style-name="P2"><text:span text:style-name="T2">You have multiple modes at FFT number: 28</text:span></text:p>
      <text:p text:style-name="P2"><text:span text:style-name="T2">Found a frequency within 5% of the center between two other frequencies. deviation: 0.0016855082409313364frequency: 808.0 lower: 783.99 upper: 830.61</text:span></text:p>
      <text:p text:style-name="P2"><text:span text:style-name="T1">FFT <text:s/>i: 28Index: 7 frequency: 56.0 note: A1 maxAmp[i]: 321.6689453125</text:span></text:p>
      <text:p text:style-name="P2"><text:span text:style-name="T1">AC <text:s text:c="2"/>i: 28Index: 10 frequency: 80.0 note: Eb2 maxAmp[i]: 321.6689453125</text:span></text:p>
      <text:p text:style-name="P2"><text:span text:style-name="T1">Base i: 28Index: 101 frequency: 808.0 note: G#5 maxAmp[i]: 321.6689453125</text:span></text:p>
      <text:p text:style-name="P3"/>
      <text:p text:style-name="P2"><text:span text:style-name="T1">ALERT!!! At the beg/end: 10</text:span></text:p>
      <text:p text:style-name="P2"><text:soft-page-break/><text:span text:style-name="T2">Found a frequency within 5% of the center between two other frequencies. deviation: 0.002305545443514109frequency: 80.0 lower: 77.78 upper: 82.41</text:span></text:p>
      <text:p text:style-name="P2"><text:span text:style-name="T1">FFT <text:s/>i: 29Index: 7 frequency: 56.0 note: A1 maxAmp[i]: 291.884765625</text:span></text:p>
      <text:p text:style-name="P2"><text:span text:style-name="T1">AC <text:s text:c="2"/>i: 29Index: 10 frequency: 80.0 note: Eb2 maxAmp[i]: 291.884765625</text:span></text:p>
      <text:p text:style-name="P2"><text:span text:style-name="T1">Base i: 29Index: -1 frequency: -8.0 note: Out of range maxAmp[i]: 291.88476562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1">FFT <text:s/>i: 30Index: 7 frequency: 56.0 note: A1 maxAmp[i]: 248.9619140625</text:span></text:p>
      <text:p text:style-name="P2"><text:span text:style-name="T1">AC <text:s text:c="2"/>i: 30Index: 10 frequency: 80.0 note: Eb2 maxAmp[i]: 248.9619140625</text:span></text:p>
      <text:p text:style-name="P2"><text:span text:style-name="T1">Base i: 30Index: 548 frequency: 4384.0 note: C#8 maxAmp[i]: 248.961914062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31</text:span></text:p>
      <text:p text:style-name="P2"><text:span text:style-name="T1">FFT <text:s/>i: 31Index: 6 frequency: 48.0 note: G1 maxAmp[i]: 232.3232421875</text:span></text:p>
      <text:p text:style-name="P2"><text:span text:style-name="T1">AC <text:s text:c="2"/>i: 31Index: 10 frequency: 80.0 note: Eb2 maxAmp[i]: 232.3232421875</text:span></text:p>
      <text:p text:style-name="P2"><text:span text:style-name="T1">Base i: 31Index: 163 frequency: 1304.0 note: E6 maxAmp[i]: 232.323242187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32</text:span></text:p>
      <text:p text:style-name="P2"><text:span text:style-name="T1">FFT <text:s/>i: 32Index: 7 frequency: 56.0 note: A1 maxAmp[i]: 267.2177734375</text:span></text:p>
      <text:p text:style-name="P2"><text:span text:style-name="T1">AC <text:s text:c="2"/>i: 32Index: 10 frequency: 80.0 note: Eb2 maxAmp[i]: 267.2177734375</text:span></text:p>
      <text:p text:style-name="P2"><text:span text:style-name="T1">Base i: 32Index: 131 frequency: 1048.0 note: C6 maxAmp[i]: 267.217773437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33</text:span></text:p>
      <text:p text:style-name="P2"><text:span text:style-name="T1">FFT <text:s/>i: 33Index: 7 frequency: 56.0 note: A1 maxAmp[i]: 308.7744140625</text:span></text:p>
      <text:p text:style-name="P2"><text:span text:style-name="T1">AC <text:s text:c="2"/>i: 33Index: 10 frequency: 80.0 note: Eb2 maxAmp[i]: 308.7744140625</text:span></text:p>
      <text:p text:style-name="P2"><text:span text:style-name="T1">Base i: 33Index: 167 frequency: 1336.0 note: E6 maxAmp[i]: 308.774414062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34</text:span></text:p>
      <text:p text:style-name="P2"><text:span text:style-name="T1">FFT <text:s/>i: 34Index: 7 frequency: 56.0 note: A1 maxAmp[i]: 347.306640625</text:span></text:p>
      <text:p text:style-name="P2"><text:span text:style-name="T1">AC <text:s text:c="2"/>i: 34Index: 10 frequency: 80.0 note: Eb2 maxAmp[i]: 347.306640625</text:span></text:p>
      <text:p text:style-name="P2"><text:span text:style-name="T1">Base i: 34Index: 33 frequency: 264.0 note: C4 maxAmp[i]: 347.30664062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1">FFT <text:s/>i: 35Index: 7 frequency: 56.0 note: A1 maxAmp[i]: 318.0283203125</text:span></text:p>
      <text:p text:style-name="P2"><text:span text:style-name="T1">AC <text:s text:c="2"/>i: 35Index: 10 frequency: 80.0 note: Eb2 maxAmp[i]: 318.0283203125</text:span></text:p>
      <text:p text:style-name="P2"><text:span text:style-name="T1">Base i: 35Index: -1 frequency: -8.0 note: Out of range maxAmp[i]: 318.028320312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36</text:span></text:p>
      <text:p text:style-name="P2"><text:span text:style-name="T1">FFT <text:s/>i: 36Index: 8 frequency: 64.0 note: C2 maxAmp[i]: 304.953125</text:span></text:p>
      <text:p text:style-name="P2"><text:span text:style-name="T1">AC <text:s text:c="2"/>i: 36Index: 10 frequency: 80.0 note: Eb2 maxAmp[i]: 304.953125</text:span></text:p>
      <text:p text:style-name="P2"><text:soft-page-break/><text:span text:style-name="T1">Base i: 36Index: 48 frequency: 384.0 note: G4 maxAmp[i]: 304.95312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37</text:span></text:p>
      <text:p text:style-name="P2"><text:span text:style-name="T1">FFT <text:s/>i: 37Index: 7 frequency: 56.0 note: A1 maxAmp[i]: 399.416015625</text:span></text:p>
      <text:p text:style-name="P2"><text:span text:style-name="T1">AC <text:s text:c="2"/>i: 37Index: 10 frequency: 80.0 note: Eb2 maxAmp[i]: 399.416015625</text:span></text:p>
      <text:p text:style-name="P2"><text:span text:style-name="T1">Base i: 37Index: 737 frequency: 5896.0 note: F#8 maxAmp[i]: 399.41601562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38</text:span></text:p>
      <text:p text:style-name="P2"><text:span text:style-name="T1">FFT <text:s/>i: 38Index: 7 frequency: 56.0 note: A1 maxAmp[i]: 362.3935546875</text:span></text:p>
      <text:p text:style-name="P2"><text:span text:style-name="T1">AC <text:s text:c="2"/>i: 38Index: 10 frequency: 80.0 note: Eb2 maxAmp[i]: 362.3935546875</text:span></text:p>
      <text:p text:style-name="P2"><text:span text:style-name="T1">Base i: 38Index: 51 frequency: 408.0 note: G#4 maxAmp[i]: 362.393554687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39</text:span></text:p>
      <text:p text:style-name="P2"><text:span text:style-name="T1">FFT <text:s/>i: 39Index: 6 frequency: 48.0 note: G1 maxAmp[i]: 268.1416015625</text:span></text:p>
      <text:p text:style-name="P2"><text:span text:style-name="T1">AC <text:s text:c="2"/>i: 39Index: 10 frequency: 80.0 note: Eb2 maxAmp[i]: 268.1416015625</text:span></text:p>
      <text:p text:style-name="P2"><text:span text:style-name="T1">Base i: 39Index: 100 frequency: 800.0 note: G5 maxAmp[i]: 268.141601562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1">FFT <text:s/>i: 40Index: 6 frequency: 48.0 note: G1 maxAmp[i]: 258.7587890625</text:span></text:p>
      <text:p text:style-name="P2"><text:span text:style-name="T1">AC <text:s text:c="2"/>i: 40Index: 10 frequency: 80.0 note: Eb2 maxAmp[i]: 258.7587890625</text:span></text:p>
      <text:p text:style-name="P2"><text:span text:style-name="T1">Base i: 40Index: 786 frequency: 6288.0 note: G8 maxAmp[i]: 258.758789062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1">FFT <text:s/>i: 41Index: 7 frequency: 56.0 note: A1 maxAmp[i]: 323.853515625</text:span></text:p>
      <text:p text:style-name="P2"><text:span text:style-name="T1">AC <text:s text:c="2"/>i: 41Index: 10 frequency: 80.0 note: Eb2 maxAmp[i]: 323.853515625</text:span></text:p>
      <text:p text:style-name="P2"><text:span text:style-name="T1">Base i: 41Index: 618 frequency: 4944.0 note: Eb8 maxAmp[i]: 323.85351562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1">FFT <text:s/>i: 42Index: 7 frequency: 56.0 note: A1 maxAmp[i]: 363.087890625</text:span></text:p>
      <text:p text:style-name="P2"><text:span text:style-name="T1">AC <text:s text:c="2"/>i: 42Index: 10 frequency: 80.0 note: Eb2 maxAmp[i]: 363.087890625</text:span></text:p>
      <text:p text:style-name="P2"><text:span text:style-name="T1">Base i: 42Index: 534 frequency: 4272.0 note: C8 maxAmp[i]: 363.087890625</text:span></text:p>
      <text:p text:style-name="P3"/>
      <text:p text:style-name="P2"><text:span text:style-name="T2">You have multiple modes at FFT number: 43</text:span></text:p>
      <text:p text:style-name="P2"><text:span text:style-name="T1">FFT <text:s/>i: 43Index: 8 frequency: 64.0 note: C2 maxAmp[i]: 308.0595703125</text:span></text:p>
      <text:p text:style-name="P2"><text:span text:style-name="T1">AC <text:s text:c="2"/>i: 43Index: 153 frequency: 1224.0 note: Eb6 maxAmp[i]: 308.0595703125</text:span></text:p>
      <text:p text:style-name="P2"><text:span text:style-name="T1">Base i: 43Index: 64 frequency: 512.0 note: C5 maxAmp[i]: 308.059570312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44</text:span></text:p>
      <text:p text:style-name="P2"><text:span text:style-name="T1">FFT <text:s/>i: 44Index: 7 frequency: 56.0 note: A1 maxAmp[i]: 374.2822265625</text:span></text:p>
      <text:p text:style-name="P2"><text:span text:style-name="T1">AC <text:s text:c="2"/>i: 44Index: 10 frequency: 80.0 note: Eb2 maxAmp[i]: 374.2822265625</text:span></text:p>
      <text:p text:style-name="P2"><text:soft-page-break/><text:span text:style-name="T1">Base i: 44Index: 65 frequency: 520.0 note: C5 maxAmp[i]: 374.282226562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Errror expecting windows to be full in findSignRise.</text:span></text:p>
      <text:p text:style-name="P2"><text:span text:style-name="T1">FFT <text:s/>i: 45Index: 7 frequency: 56.0 note: A1 maxAmp[i]: 530.96484375</text:span></text:p>
      <text:p text:style-name="P2"><text:span text:style-name="T1">AC <text:s text:c="2"/>i: 45Index: 10 frequency: 80.0 note: Eb2 maxAmp[i]: 530.96484375</text:span></text:p>
      <text:p text:style-name="P2"><text:span text:style-name="T1">Base i: 45Index: 64 frequency: 512.0 note: C5 maxAmp[i]: 530.96484375</text:span></text:p>
      <text:p text:style-name="P3"/>
      <text:p text:style-name="P2"><text:span text:style-name="T1">ALERT!!! At the beg/end: 10</text:span></text:p>
      <text:p text:style-name="P2"><text:span text:style-name="T2">You have multiple modes at FFT number: 45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46</text:span></text:p>
      <text:p text:style-name="P2"><text:span text:style-name="T2">Found a frequency within 5% of the center between two other frequencies. deviation: 0.0022753128555176336frequency: 640.0 lower: 622.25 upper: 659.25</text:span></text:p>
      <text:p text:style-name="P2"><text:span text:style-name="T1">FFT <text:s/>i: 46Index: 26 frequency: 208.0 note: G#3 maxAmp[i]: 532.63671875</text:span></text:p>
      <text:p text:style-name="P2"><text:span text:style-name="T1">AC <text:s text:c="2"/>i: 46Index: 10 frequency: 80.0 note: Eb2 maxAmp[i]: 532.63671875</text:span></text:p>
      <text:p text:style-name="P2"><text:span text:style-name="T1">Base i: 46Index: 80 frequency: 640.0 note: Eb5 maxAmp[i]: 532.63671875</text:span></text:p>
      <text:p text:style-name="P3"/>
      <text:p text:style-name="P2"><text:span text:style-name="T2">You have multiple modes at FFT number: 47</text:span></text:p>
      <text:p text:style-name="P2"><text:span text:style-name="T1">FFT <text:s/>i: 47Index: 27 frequency: 216.0 note: A3 maxAmp[i]: 575.8408203125</text:span></text:p>
      <text:p text:style-name="P2"><text:span text:style-name="T1">AC <text:s text:c="2"/>i: 47Index: 79 frequency: 632.0 note: Eb5 maxAmp[i]: 575.8408203125</text:span></text:p>
      <text:p text:style-name="P2"><text:span text:style-name="T1">Base i: 47Index: 112 frequency: 896.0 note: A5 maxAmp[i]: 575.8408203125</text:span></text:p>
      <text:p text:style-name="P3"/>
      <text:p text:style-name="P2"><text:span text:style-name="T2">You have multiple modes at FFT number: 48</text:span></text:p>
      <text:p text:style-name="P2"><text:span text:style-name="T2">Found a frequency within 5% of the center between two other frequencies. deviation: 0.004644278313472741frequency: 904.0 lower: 880.0 upper: 932.33</text:span></text:p>
      <text:p text:style-name="P2"><text:span text:style-name="T1">FFT <text:s/>i: 48Index: 26 frequency: 208.0 note: G#3 maxAmp[i]: 769.5771484375</text:span></text:p>
      <text:p text:style-name="P2"><text:span text:style-name="T1">AC <text:s text:c="2"/>i: 48Index: 79 frequency: 632.0 note: Eb5 maxAmp[i]: 769.5771484375</text:span></text:p>
      <text:p text:style-name="P2"><text:span text:style-name="T1">Base i: 48Index: 113 frequency: 904.0 note: A5 maxAmp[i]: 769.5771484375</text:span></text:p>
      <text:p text:style-name="P3"/>
      <text:p text:style-name="P2"><text:span text:style-name="T2">You have multiple modes at FFT number: 49</text:span></text:p>
      <text:p text:style-name="P2"><text:span text:style-name="T1">FFT <text:s/>i: 49Index: 28 frequency: 224.0 note: A3 maxAmp[i]: 882.4677734375</text:span></text:p>
      <text:p text:style-name="P2"><text:span text:style-name="T1">AC <text:s text:c="2"/>i: 49Index: 153 frequency: 1224.0 note: Eb6 maxAmp[i]: 882.4677734375</text:span></text:p>
      <text:p text:style-name="P2"><text:span text:style-name="T1">Base i: 49Index: 51 frequency: 408.0 note: G#4 maxAmp[i]: 882.4677734375</text:span></text:p>
      <text:p text:style-name="P3"/>
      <text:p text:style-name="P2"><text:span text:style-name="T2">You have multiple modes at FFT number: 50</text:span></text:p>
      <text:p text:style-name="P2"><text:span text:style-name="T1">FFT <text:s/>i: 50Index: 29 frequency: 232.0 note: Bb3 maxAmp[i]: 882.82421875</text:span></text:p>
      <text:p text:style-name="P2"><text:span text:style-name="T1">AC <text:s text:c="2"/>i: 50Index: 150 frequency: 1200.0 note: D6 maxAmp[i]: 882.82421875</text:span></text:p>
      <text:p text:style-name="P2"><text:span text:style-name="T1">Base i: 50Index: 54 frequency: 432.0 note: A4 maxAmp[i]: 882.82421875</text:span></text:p>
      <text:p text:style-name="P3"/>
      <text:p text:style-name="P2"><text:span text:style-name="T2">You have multiple modes at FFT number: 51</text:span></text:p>
      <text:p text:style-name="P2"><text:span text:style-name="T1">FFT <text:s/>i: 51Index: 57 frequency: 456.0 note: Bb4 maxAmp[i]: 880.5654296875</text:span></text:p>
      <text:p text:style-name="P2"><text:span text:style-name="T1">AC <text:s text:c="2"/>i: 51Index: 149 frequency: 1192.0 note: D6 maxAmp[i]: 880.5654296875</text:span></text:p>
      <text:p text:style-name="P2"><text:span text:style-name="T1">Base i: 51Index: 53 frequency: 424.0 note: G#4 maxAmp[i]: 880.5654296875</text:span></text:p>
      <text:p text:style-name="P3"/>
      <text:p text:style-name="P2"><text:span text:style-name="T1">FFT <text:s/>i: 52Index: 56 frequency: 448.0 note: A4 maxAmp[i]: 1049.697265625</text:span></text:p>
      <text:p text:style-name="P2"><text:span text:style-name="T1">AC <text:s text:c="2"/>i: 52Index: 149 frequency: 1192.0 note: D6 maxAmp[i]: 1049.697265625</text:span></text:p>
      <text:p text:style-name="P2"><text:span text:style-name="T1">Base i: 52Index: 54 frequency: 432.0 note: A4 maxAmp[i]: 1049.697265625</text:span></text:p>
      <text:p text:style-name="P3"/>
      <text:p text:style-name="P2"><text:span text:style-name="T2">You have multiple modes at FFT number: 53</text:span></text:p>
      <text:p text:style-name="P2"><text:span text:style-name="T1">FFT <text:s/>i: 53Index: 56 frequency: 448.0 note: A4 maxAmp[i]: 1506.416015625</text:span></text:p>
      <text:p text:style-name="P2"><text:span text:style-name="T1">AC <text:s text:c="2"/>i: 53Index: 37 frequency: 296.0 note: D4 maxAmp[i]: 1506.416015625</text:span></text:p>
      <text:p text:style-name="P2"><text:span text:style-name="T1">Base i: 53Index: 54 frequency: 432.0 note: A4 maxAmp[i]: 1506.416015625</text:span></text:p>
      <text:p text:style-name="P3"/>
      <text:p text:style-name="P2"><text:span text:style-name="T1">FFT <text:s/>i: 54Index: 56 frequency: 448.0 note: A4 maxAmp[i]: 2620.453125</text:span></text:p>
      <text:p text:style-name="P2"><text:soft-page-break/><text:span text:style-name="T1">AC <text:s text:c="2"/>i: 54Index: 37 frequency: 296.0 note: D4 maxAmp[i]: 2620.453125</text:span></text:p>
      <text:p text:style-name="P2"><text:span text:style-name="T1">Base i: 54Index: 55 frequency: 440.0 note: A4 maxAmp[i]: 2620.453125</text:span></text:p>
      <text:p text:style-name="P3"/>
      <text:p text:style-name="P2"><text:span text:style-name="T1">FFT <text:s/>i: 55Index: 56 frequency: 448.0 note: A4 maxAmp[i]: 3321.3330078125</text:span></text:p>
      <text:p text:style-name="P2"><text:span text:style-name="T1">AC <text:s text:c="2"/>i: 55Index: 37 frequency: 296.0 note: D4 maxAmp[i]: 3321.3330078125</text:span></text:p>
      <text:p text:style-name="P2"><text:span text:style-name="T1">Base i: 55Index: 55 frequency: 440.0 note: A4 maxAmp[i]: 3321.3330078125</text:span></text:p>
      <text:p text:style-name="P3"/>
      <text:p text:style-name="P2"><text:span text:style-name="T1">FFT <text:s/>i: 56Index: 56 frequency: 448.0 note: A4 maxAmp[i]: 3162.353515625</text:span></text:p>
      <text:p text:style-name="P2"><text:span text:style-name="T1">AC <text:s text:c="2"/>i: 56Index: 37 frequency: 296.0 note: D4 maxAmp[i]: 3162.353515625</text:span></text:p>
      <text:p text:style-name="P2"><text:span text:style-name="T1">Base i: 56Index: 55 frequency: 440.0 note: A4 maxAmp[i]: 3162.353515625</text:span></text:p>
      <text:p text:style-name="P3"/>
      <text:p text:style-name="P2"><text:span text:style-name="T1">FFT <text:s/>i: 57Index: 56 frequency: 448.0 note: A4 maxAmp[i]: 3016.13671875</text:span></text:p>
      <text:p text:style-name="P2"><text:span text:style-name="T1">AC <text:s text:c="2"/>i: 57Index: 37 frequency: 296.0 note: D4 maxAmp[i]: 3016.13671875</text:span></text:p>
      <text:p text:style-name="P2"><text:span text:style-name="T1">Base i: 57Index: 55 frequency: 440.0 note: A4 maxAmp[i]: 3016.13671875</text:span></text:p>
      <text:p text:style-name="P3"/>
      <text:p text:style-name="P2"><text:span text:style-name="T1">FFT <text:s/>i: 58Index: 56 frequency: 448.0 note: A4 maxAmp[i]: 3195.630859375</text:span></text:p>
      <text:p text:style-name="P2"><text:span text:style-name="T1">AC <text:s text:c="2"/>i: 58Index: 37 frequency: 296.0 note: D4 maxAmp[i]: 3195.630859375</text:span></text:p>
      <text:p text:style-name="P2"><text:span text:style-name="T1">Base i: 58Index: 55 frequency: 440.0 note: A4 maxAmp[i]: 3195.630859375</text:span></text:p>
      <text:p text:style-name="P3"/>
      <text:p text:style-name="P2"><text:span text:style-name="T1">FFT <text:s/>i: 59Index: 56 frequency: 448.0 note: A4 maxAmp[i]: 3577.9990234375</text:span></text:p>
      <text:p text:style-name="P2"><text:span text:style-name="T1">AC <text:s text:c="2"/>i: 59Index: 37 frequency: 296.0 note: D4 maxAmp[i]: 3577.9990234375</text:span></text:p>
      <text:p text:style-name="P2"><text:span text:style-name="T1">Base i: 59Index: 55 frequency: 440.0 note: A4 maxAmp[i]: 3577.9990234375</text:span></text:p>
      <text:p text:style-name="P3"/>
      <text:p text:style-name="P2"><text:span text:style-name="T1">FFT <text:s/>i: 60Index: 56 frequency: 448.0 note: A4 maxAmp[i]: 3501.9560546875</text:span></text:p>
      <text:p text:style-name="P2"><text:span text:style-name="T1">AC <text:s text:c="2"/>i: 60Index: 37 frequency: 296.0 note: D4 maxAmp[i]: 3501.9560546875</text:span></text:p>
      <text:p text:style-name="P2"><text:span text:style-name="T1">Base i: 60Index: 55 frequency: 440.0 note: A4 maxAmp[i]: 3501.9560546875</text:span></text:p>
      <text:p text:style-name="P3"/>
      <text:p text:style-name="P2"><text:span text:style-name="T1">FFT <text:s/>i: 61Index: 56 frequency: 448.0 note: A4 maxAmp[i]: 3299.060546875</text:span></text:p>
      <text:p text:style-name="P2"><text:span text:style-name="T1">AC <text:s text:c="2"/>i: 61Index: 37 frequency: 296.0 note: D4 maxAmp[i]: 3299.060546875</text:span></text:p>
      <text:p text:style-name="P2"><text:span text:style-name="T1">Base i: 61Index: 55 frequency: 440.0 note: A4 maxAmp[i]: 3299.060546875</text:span></text:p>
      <text:p text:style-name="P3"/>
      <text:p text:style-name="P2"><text:span text:style-name="T1">FFT <text:s/>i: 62Index: 56 frequency: 448.0 note: A4 maxAmp[i]: 3398.5244140625</text:span></text:p>
      <text:p text:style-name="P2"><text:span text:style-name="T1">AC <text:s text:c="2"/>i: 62Index: 37 frequency: 296.0 note: D4 maxAmp[i]: 3398.5244140625</text:span></text:p>
      <text:p text:style-name="P2"><text:span text:style-name="T1">Base i: 62Index: 55 frequency: 440.0 note: A4 maxAmp[i]: 3398.5244140625</text:span></text:p>
      <text:p text:style-name="P3"/>
      <text:p text:style-name="P2"><text:span text:style-name="T1">FFT <text:s/>i: 63Index: 56 frequency: 448.0 note: A4 maxAmp[i]: 3598.802734375</text:span></text:p>
      <text:p text:style-name="P2"><text:span text:style-name="T1">AC <text:s text:c="2"/>i: 63Index: 37 frequency: 296.0 note: D4 maxAmp[i]: 3598.802734375</text:span></text:p>
      <text:p text:style-name="P2"><text:span text:style-name="T1">Base i: 63Index: 55 frequency: 440.0 note: A4 maxAmp[i]: 3598.802734375</text:span></text:p>
      <text:p text:style-name="P3"/>
      <text:p text:style-name="P2"><text:span text:style-name="T1">FFT <text:s/>i: 64Index: 56 frequency: 448.0 note: A4 maxAmp[i]: 3543.1474609375</text:span></text:p>
      <text:p text:style-name="P2"><text:span text:style-name="T1">AC <text:s text:c="2"/>i: 64Index: 37 frequency: 296.0 note: D4 maxAmp[i]: 3543.1474609375</text:span></text:p>
      <text:p text:style-name="P2"><text:span text:style-name="T1">Base i: 64Index: 55 frequency: 440.0 note: A4 maxAmp[i]: 3543.1474609375</text:span></text:p>
      <text:p text:style-name="P3"/>
      <text:p text:style-name="P2"><text:span text:style-name="T1">FFT <text:s/>i: 65Index: 56 frequency: 448.0 note: A4 maxAmp[i]: 3285.3125</text:span></text:p>
      <text:p text:style-name="P2"><text:span text:style-name="T1">AC <text:s text:c="2"/>i: 65Index: 37 frequency: 296.0 note: D4 maxAmp[i]: 3285.3125</text:span></text:p>
      <text:p text:style-name="P2"><text:span text:style-name="T1">Base i: 65Index: 55 frequency: 440.0 note: A4 maxAmp[i]: 3285.3125</text:span></text:p>
      <text:p text:style-name="P3"/>
      <text:p text:style-name="P2"><text:span text:style-name="T1">FFT <text:s/>i: 66Index: 56 frequency: 448.0 note: A4 maxAmp[i]: 3366.56640625</text:span></text:p>
      <text:p text:style-name="P2"><text:span text:style-name="T1">AC <text:s text:c="2"/>i: 66Index: 37 frequency: 296.0 note: D4 maxAmp[i]: 3366.56640625</text:span></text:p>
      <text:p text:style-name="P2"><text:span text:style-name="T1">Base i: 66Index: 55 frequency: 440.0 note: A4 maxAmp[i]: 3366.56640625</text:span></text:p>
      <text:p text:style-name="P3"/>
      <text:p text:style-name="P2"><text:span text:style-name="T1">FFT <text:s/>i: 67Index: 56 frequency: 448.0 note: A4 maxAmp[i]: 3782.2646484375</text:span></text:p>
      <text:p text:style-name="P2"><text:span text:style-name="T1">AC <text:s text:c="2"/>i: 67Index: 37 frequency: 296.0 note: D4 maxAmp[i]: 3782.2646484375</text:span></text:p>
      <text:p text:style-name="P2"><text:span text:style-name="T1">Base i: 67Index: 55 frequency: 440.0 note: A4 maxAmp[i]: 3782.2646484375</text:span></text:p>
      <text:p text:style-name="P3"/>
      <text:p text:style-name="P2"><text:span text:style-name="T1">FFT <text:s/>i: 68Index: 56 frequency: 448.0 note: A4 maxAmp[i]: 4032.5400390625</text:span></text:p>
      <text:p text:style-name="P2"><text:span text:style-name="T1">AC <text:s text:c="2"/>i: 68Index: 37 frequency: 296.0 note: D4 maxAmp[i]: 4032.5400390625</text:span></text:p>
      <text:p text:style-name="P2"><text:span text:style-name="T1">Base i: 68Index: 55 frequency: 440.0 note: A4 maxAmp[i]: 4032.5400390625</text:span></text:p>
      <text:p text:style-name="P3"><text:soft-page-break/></text:p>
      <text:p text:style-name="P2"><text:span text:style-name="T1">FFT <text:s/>i: 69Index: 56 frequency: 448.0 note: A4 maxAmp[i]: 4445.5810546875</text:span></text:p>
      <text:p text:style-name="P2"><text:span text:style-name="T1">AC <text:s text:c="2"/>i: 69Index: 37 frequency: 296.0 note: D4 maxAmp[i]: 4445.5810546875</text:span></text:p>
      <text:p text:style-name="P2"><text:span text:style-name="T1">Base i: 69Index: 55 frequency: 440.0 note: A4 maxAmp[i]: 4445.5810546875</text:span></text:p>
      <text:p text:style-name="P3"/>
      <text:p text:style-name="P2"><text:span text:style-name="T1">FFT <text:s/>i: 70Index: 56 frequency: 448.0 note: A4 maxAmp[i]: 4999.26953125</text:span></text:p>
      <text:p text:style-name="P2"><text:span text:style-name="T1">AC <text:s text:c="2"/>i: 70Index: 37 frequency: 296.0 note: D4 maxAmp[i]: 4999.26953125</text:span></text:p>
      <text:p text:style-name="P2"><text:span text:style-name="T1">Base i: 70Index: 55 frequency: 440.0 note: A4 maxAmp[i]: 4999.26953125</text:span></text:p>
      <text:p text:style-name="P3"/>
      <text:p text:style-name="P2"><text:span text:style-name="T1">FFT <text:s/>i: 71Index: 56 frequency: 448.0 note: A4 maxAmp[i]: 4967.5400390625</text:span></text:p>
      <text:p text:style-name="P2"><text:span text:style-name="T1">AC <text:s text:c="2"/>i: 71Index: 37 frequency: 296.0 note: D4 maxAmp[i]: 4967.5400390625</text:span></text:p>
      <text:p text:style-name="P2"><text:span text:style-name="T1">Base i: 71Index: 55 frequency: 440.0 note: A4 maxAmp[i]: 4967.5400390625</text:span></text:p>
      <text:p text:style-name="P3"/>
      <text:p text:style-name="P2"><text:span text:style-name="T1">FFT <text:s/>i: 72Index: 56 frequency: 448.0 note: A4 maxAmp[i]: 4949.4609375</text:span></text:p>
      <text:p text:style-name="P2"><text:span text:style-name="T1">AC <text:s text:c="2"/>i: 72Index: 37 frequency: 296.0 note: D4 maxAmp[i]: 4949.4609375</text:span></text:p>
      <text:p text:style-name="P2"><text:span text:style-name="T1">Base i: 72Index: 55 frequency: 440.0 note: A4 maxAmp[i]: 4949.4609375</text:span></text:p>
      <text:p text:style-name="P3"/>
      <text:p text:style-name="P2"><text:span text:style-name="T1">FFT <text:s/>i: 73Index: 56 frequency: 448.0 note: A4 maxAmp[i]: 5108.7900390625</text:span></text:p>
      <text:p text:style-name="P2"><text:span text:style-name="T1">AC <text:s text:c="2"/>i: 73Index: 37 frequency: 296.0 note: D4 maxAmp[i]: 5108.7900390625</text:span></text:p>
      <text:p text:style-name="P2"><text:span text:style-name="T1">Base i: 73Index: 55 frequency: 440.0 note: A4 maxAmp[i]: 5108.7900390625</text:span></text:p>
      <text:p text:style-name="P3"/>
      <text:p text:style-name="P2"><text:span text:style-name="T1">FFT <text:s/>i: 74Index: 56 frequency: 448.0 note: A4 maxAmp[i]: 5013.677734375</text:span></text:p>
      <text:p text:style-name="P2"><text:span text:style-name="T1">AC <text:s text:c="2"/>i: 74Index: 37 frequency: 296.0 note: D4 maxAmp[i]: 5013.677734375</text:span></text:p>
      <text:p text:style-name="P2"><text:span text:style-name="T1">Base i: 74Index: 55 frequency: 440.0 note: A4 maxAmp[i]: 5013.677734375</text:span></text:p>
      <text:p text:style-name="P3"/>
      <text:p text:style-name="P2"><text:span text:style-name="T1">FFT <text:s/>i: 75Index: 56 frequency: 448.0 note: A4 maxAmp[i]: 4895.556640625</text:span></text:p>
      <text:p text:style-name="P2"><text:span text:style-name="T1">AC <text:s text:c="2"/>i: 75Index: 37 frequency: 296.0 note: D4 maxAmp[i]: 4895.556640625</text:span></text:p>
      <text:p text:style-name="P2"><text:span text:style-name="T1">Base i: 75Index: 55 frequency: 440.0 note: A4 maxAmp[i]: 4895.556640625</text:span></text:p>
      <text:p text:style-name="P3"/>
      <text:p text:style-name="P2"><text:span text:style-name="T1">FFT <text:s/>i: 76Index: 56 frequency: 448.0 note: A4 maxAmp[i]: 4873.0078125</text:span></text:p>
      <text:p text:style-name="P2"><text:span text:style-name="T1">AC <text:s text:c="2"/>i: 76Index: 37 frequency: 296.0 note: D4 maxAmp[i]: 4873.0078125</text:span></text:p>
      <text:p text:style-name="P2"><text:span text:style-name="T1">Base i: 76Index: 55 frequency: 440.0 note: A4 maxAmp[i]: 4873.0078125</text:span></text:p>
      <text:p text:style-name="P3"/>
      <text:p text:style-name="P2"><text:span text:style-name="T1">FFT <text:s/>i: 77Index: 56 frequency: 448.0 note: A4 maxAmp[i]: 5021.6572265625</text:span></text:p>
      <text:p text:style-name="P2"><text:span text:style-name="T1">AC <text:s text:c="2"/>i: 77Index: 37 frequency: 296.0 note: D4 maxAmp[i]: 5021.6572265625</text:span></text:p>
      <text:p text:style-name="P2"><text:span text:style-name="T1">Base i: 77Index: 55 frequency: 440.0 note: A4 maxAmp[i]: 5021.6572265625</text:span></text:p>
      <text:p text:style-name="P3"/>
      <text:p text:style-name="P2"><text:span text:style-name="T1">FFT <text:s/>i: 78Index: 56 frequency: 448.0 note: A4 maxAmp[i]: 5298.826171875</text:span></text:p>
      <text:p text:style-name="P2"><text:span text:style-name="T1">AC <text:s text:c="2"/>i: 78Index: 37 frequency: 296.0 note: D4 maxAmp[i]: 5298.826171875</text:span></text:p>
      <text:p text:style-name="P2"><text:span text:style-name="T1">Base i: 78Index: 55 frequency: 440.0 note: A4 maxAmp[i]: 5298.826171875</text:span></text:p>
      <text:p text:style-name="P3"/>
      <text:p text:style-name="P2"><text:span text:style-name="T1">FFT <text:s/>i: 79Index: 56 frequency: 448.0 note: A4 maxAmp[i]: 5522.9423828125</text:span></text:p>
      <text:p text:style-name="P2"><text:span text:style-name="T1">AC <text:s text:c="2"/>i: 79Index: 37 frequency: 296.0 note: D4 maxAmp[i]: 5522.9423828125</text:span></text:p>
      <text:p text:style-name="P2"><text:span text:style-name="T1">Base i: 79Index: 55 frequency: 440.0 note: A4 maxAmp[i]: 5522.9423828125</text:span></text:p>
      <text:p text:style-name="P3"/>
      <text:p text:style-name="P2"><text:span text:style-name="T1">FFT <text:s/>i: 80Index: 56 frequency: 448.0 note: A4 maxAmp[i]: 5483.5654296875</text:span></text:p>
      <text:p text:style-name="P2"><text:span text:style-name="T1">AC <text:s text:c="2"/>i: 80Index: 37 frequency: 296.0 note: D4 maxAmp[i]: 5483.5654296875</text:span></text:p>
      <text:p text:style-name="P2"><text:span text:style-name="T1">Base i: 80Index: 55 frequency: 440.0 note: A4 maxAmp[i]: 5483.5654296875</text:span></text:p>
      <text:p text:style-name="P3"/>
      <text:p text:style-name="P2"><text:span text:style-name="T1">FFT <text:s/>i: 81Index: 56 frequency: 448.0 note: A4 maxAmp[i]: 5539.03125</text:span></text:p>
      <text:p text:style-name="P2"><text:span text:style-name="T1">AC <text:s text:c="2"/>i: 81Index: 37 frequency: 296.0 note: D4 maxAmp[i]: 5539.03125</text:span></text:p>
      <text:p text:style-name="P2"><text:span text:style-name="T1">Base i: 81Index: 55 frequency: 440.0 note: A4 maxAmp[i]: 5539.03125</text:span></text:p>
      <text:p text:style-name="P3"/>
      <text:p text:style-name="P2"><text:span text:style-name="T1">FFT <text:s/>i: 82Index: 56 frequency: 448.0 note: A4 maxAmp[i]: 5789.4189453125</text:span></text:p>
      <text:p text:style-name="P2"><text:span text:style-name="T1">AC <text:s text:c="2"/>i: 82Index: 37 frequency: 296.0 note: D4 maxAmp[i]: 5789.4189453125</text:span></text:p>
      <text:p text:style-name="P2"><text:span text:style-name="T1">Base i: 82Index: 55 frequency: 440.0 note: A4 maxAmp[i]: 5789.4189453125</text:span></text:p>
      <text:p text:style-name="P3"/>
      <text:p text:style-name="P2"><text:span text:style-name="T1">FFT <text:s/>i: 83Index: 56 frequency: 448.0 note: A4 maxAmp[i]: 5840.7431640625</text:span></text:p>
      <text:p text:style-name="P2"><text:soft-page-break/><text:span text:style-name="T1">AC <text:s text:c="2"/>i: 83Index: 37 frequency: 296.0 note: D4 maxAmp[i]: 5840.7431640625</text:span></text:p>
      <text:p text:style-name="P2"><text:span text:style-name="T1">Base i: 83Index: 55 frequency: 440.0 note: A4 maxAmp[i]: 5840.7431640625</text:span></text:p>
      <text:p text:style-name="P3"/>
      <text:p text:style-name="P2"><text:span text:style-name="T1">FFT <text:s/>i: 84Index: 56 frequency: 448.0 note: A4 maxAmp[i]: 5474.3154296875</text:span></text:p>
      <text:p text:style-name="P2"><text:span text:style-name="T1">AC <text:s text:c="2"/>i: 84Index: 37 frequency: 296.0 note: D4 maxAmp[i]: 5474.3154296875</text:span></text:p>
      <text:p text:style-name="P2"><text:span text:style-name="T1">Base i: 84Index: 55 frequency: 440.0 note: A4 maxAmp[i]: 5474.3154296875</text:span></text:p>
      <text:p text:style-name="P3"/>
      <text:p text:style-name="P2"><text:span text:style-name="T1">FFT <text:s/>i: 85Index: 56 frequency: 448.0 note: A4 maxAmp[i]: 5228.755859375</text:span></text:p>
      <text:p text:style-name="P2"><text:span text:style-name="T1">AC <text:s text:c="2"/>i: 85Index: 37 frequency: 296.0 note: D4 maxAmp[i]: 5228.755859375</text:span></text:p>
      <text:p text:style-name="P2"><text:span text:style-name="T1">Base i: 85Index: 55 frequency: 440.0 note: A4 maxAmp[i]: 5228.755859375</text:span></text:p>
      <text:p text:style-name="P3"/>
      <text:p text:style-name="P2"><text:span text:style-name="T1">FFT <text:s/>i: 86Index: 56 frequency: 448.0 note: A4 maxAmp[i]: 5399.974609375</text:span></text:p>
      <text:p text:style-name="P2"><text:span text:style-name="T1">AC <text:s text:c="2"/>i: 86Index: 37 frequency: 296.0 note: D4 maxAmp[i]: 5399.974609375</text:span></text:p>
      <text:p text:style-name="P2"><text:span text:style-name="T1">Base i: 86Index: 55 frequency: 440.0 note: A4 maxAmp[i]: 5399.974609375</text:span></text:p>
      <text:p text:style-name="P3"/>
      <text:p text:style-name="P2"><text:span text:style-name="T1">FFT <text:s/>i: 87Index: 56 frequency: 448.0 note: A4 maxAmp[i]: 5276.4443359375</text:span></text:p>
      <text:p text:style-name="P2"><text:span text:style-name="T1">AC <text:s text:c="2"/>i: 87Index: 37 frequency: 296.0 note: D4 maxAmp[i]: 5276.4443359375</text:span></text:p>
      <text:p text:style-name="P2"><text:span text:style-name="T1">Base i: 87Index: 55 frequency: 440.0 note: A4 maxAmp[i]: 5276.4443359375</text:span></text:p>
      <text:p text:style-name="P3"/>
      <text:p text:style-name="P2"><text:span text:style-name="T1">FFT <text:s/>i: 88Index: 56 frequency: 448.0 note: A4 maxAmp[i]: 5029.271484375</text:span></text:p>
      <text:p text:style-name="P2"><text:span text:style-name="T1">AC <text:s text:c="2"/>i: 88Index: 37 frequency: 296.0 note: D4 maxAmp[i]: 5029.271484375</text:span></text:p>
      <text:p text:style-name="P2"><text:span text:style-name="T1">Base i: 88Index: 55 frequency: 440.0 note: A4 maxAmp[i]: 5029.271484375</text:span></text:p>
      <text:p text:style-name="P3"/>
      <text:p text:style-name="P2"><text:span text:style-name="T1">FFT <text:s/>i: 89Index: 56 frequency: 448.0 note: A4 maxAmp[i]: 5095.8134765625</text:span></text:p>
      <text:p text:style-name="P2"><text:span text:style-name="T1">AC <text:s text:c="2"/>i: 89Index: 37 frequency: 296.0 note: D4 maxAmp[i]: 5095.8134765625</text:span></text:p>
      <text:p text:style-name="P2"><text:span text:style-name="T1">Base i: 89Index: 55 frequency: 440.0 note: A4 maxAmp[i]: 5095.8134765625</text:span></text:p>
      <text:p text:style-name="P3"/>
      <text:p text:style-name="P2"><text:span text:style-name="T1">FFT <text:s/>i: 90Index: 56 frequency: 448.0 note: A4 maxAmp[i]: 5097.05078125</text:span></text:p>
      <text:p text:style-name="P2"><text:span text:style-name="T1">AC <text:s text:c="2"/>i: 90Index: 37 frequency: 296.0 note: D4 maxAmp[i]: 5097.05078125</text:span></text:p>
      <text:p text:style-name="P2"><text:span text:style-name="T1">Base i: 90Index: 55 frequency: 440.0 note: A4 maxAmp[i]: 5097.05078125</text:span></text:p>
      <text:p text:style-name="P3"/>
      <text:p text:style-name="P2"><text:span text:style-name="T1">FFT <text:s/>i: 91Index: 56 frequency: 448.0 note: A4 maxAmp[i]: 4883.916015625</text:span></text:p>
      <text:p text:style-name="P2"><text:span text:style-name="T1">AC <text:s text:c="2"/>i: 91Index: 37 frequency: 296.0 note: D4 maxAmp[i]: 4883.916015625</text:span></text:p>
      <text:p text:style-name="P2"><text:span text:style-name="T1">Base i: 91Index: 55 frequency: 440.0 note: A4 maxAmp[i]: 4883.916015625</text:span></text:p>
      <text:p text:style-name="P3"/>
      <text:p text:style-name="P2"><text:span text:style-name="T1">FFT <text:s/>i: 92Index: 56 frequency: 448.0 note: A4 maxAmp[i]: 4901.857421875</text:span></text:p>
      <text:p text:style-name="P2"><text:span text:style-name="T1">AC <text:s text:c="2"/>i: 92Index: 37 frequency: 296.0 note: D4 maxAmp[i]: 4901.857421875</text:span></text:p>
      <text:p text:style-name="P2"><text:span text:style-name="T1">Base i: 92Index: 55 frequency: 440.0 note: A4 maxAmp[i]: 4901.857421875</text:span></text:p>
      <text:p text:style-name="P3"/>
      <text:p text:style-name="P2"><text:span text:style-name="T1">FFT <text:s/>i: 93Index: 56 frequency: 448.0 note: A4 maxAmp[i]: 5067.2705078125</text:span></text:p>
      <text:p text:style-name="P2"><text:span text:style-name="T1">AC <text:s text:c="2"/>i: 93Index: 37 frequency: 296.0 note: D4 maxAmp[i]: 5067.2705078125</text:span></text:p>
      <text:p text:style-name="P2"><text:span text:style-name="T1">Base i: 93Index: 55 frequency: 440.0 note: A4 maxAmp[i]: 5067.2705078125</text:span></text:p>
      <text:p text:style-name="P3"/>
      <text:p text:style-name="P2"><text:span text:style-name="T1">FFT <text:s/>i: 94Index: 56 frequency: 448.0 note: A4 maxAmp[i]: 4955.7392578125</text:span></text:p>
      <text:p text:style-name="P2"><text:span text:style-name="T1">AC <text:s text:c="2"/>i: 94Index: 37 frequency: 296.0 note: D4 maxAmp[i]: 4955.7392578125</text:span></text:p>
      <text:p text:style-name="P2"><text:span text:style-name="T1">Base i: 94Index: 55 frequency: 440.0 note: A4 maxAmp[i]: 4955.7392578125</text:span></text:p>
      <text:p text:style-name="P3"/>
      <text:p text:style-name="P2"><text:span text:style-name="T1">FFT <text:s/>i: 95Index: 56 frequency: 448.0 note: A4 maxAmp[i]: 4708.796875</text:span></text:p>
      <text:p text:style-name="P2"><text:span text:style-name="T1">AC <text:s text:c="2"/>i: 95Index: 37 frequency: 296.0 note: D4 maxAmp[i]: 4708.796875</text:span></text:p>
      <text:p text:style-name="P2"><text:span text:style-name="T1">Base i: 95Index: 55 frequency: 440.0 note: A4 maxAmp[i]: 4708.796875</text:span></text:p>
      <text:p text:style-name="P3"/>
      <text:p text:style-name="P2"><text:span text:style-name="T1">FFT <text:s/>i: 96Index: 56 frequency: 448.0 note: A4 maxAmp[i]: 4692.4326171875</text:span></text:p>
      <text:p text:style-name="P2"><text:span text:style-name="T1">AC <text:s text:c="2"/>i: 96Index: 37 frequency: 296.0 note: D4 maxAmp[i]: 4692.4326171875</text:span></text:p>
      <text:p text:style-name="P2"><text:span text:style-name="T1">Base i: 96Index: 55 frequency: 440.0 note: A4 maxAmp[i]: 4692.4326171875</text:span></text:p>
      <text:p text:style-name="P3"/>
      <text:p text:style-name="P2"><text:span text:style-name="T1">FFT <text:s/>i: 97Index: 56 frequency: 448.0 note: A4 maxAmp[i]: 4800.0009765625</text:span></text:p>
      <text:p text:style-name="P2"><text:span text:style-name="T1">AC <text:s text:c="2"/>i: 97Index: 37 frequency: 296.0 note: D4 maxAmp[i]: 4800.0009765625</text:span></text:p>
      <text:p text:style-name="P2"><text:span text:style-name="T1">Base i: 97Index: 55 frequency: 440.0 note: A4 maxAmp[i]: 4800.0009765625</text:span></text:p>
      <text:p text:style-name="P3"><text:soft-page-break/></text:p>
      <text:p text:style-name="P2"><text:span text:style-name="T1">FFT <text:s/>i: 98Index: 56 frequency: 448.0 note: A4 maxAmp[i]: 4701.3134765625</text:span></text:p>
      <text:p text:style-name="P2"><text:span text:style-name="T1">AC <text:s text:c="2"/>i: 98Index: 37 frequency: 296.0 note: D4 maxAmp[i]: 4701.3134765625</text:span></text:p>
      <text:p text:style-name="P2"><text:span text:style-name="T1">Base i: 98Index: 55 frequency: 440.0 note: A4 maxAmp[i]: 4701.3134765625</text:span></text:p>
      <text:p text:style-name="P3"/>
      <text:p text:style-name="P2"><text:span text:style-name="T1">FFT <text:s/>i: 99Index: 56 frequency: 448.0 note: A4 maxAmp[i]: 4699.9951171875</text:span></text:p>
      <text:p text:style-name="P2"><text:span text:style-name="T1">AC <text:s text:c="2"/>i: 99Index: 37 frequency: 296.0 note: D4 maxAmp[i]: 4699.9951171875</text:span></text:p>
      <text:p text:style-name="P2"><text:span text:style-name="T1">Base i: 99Index: 55 frequency: 440.0 note: A4 maxAmp[i]: 4699.9951171875</text:span></text:p>
      <text:p text:style-name="P3"/>
      <text:p text:style-name="P2"><text:span text:style-name="T1">FFT <text:s/>i: 100Index: 56 frequency: 448.0 note: A4 maxAmp[i]: 4987.435546875</text:span></text:p>
      <text:p text:style-name="P2"><text:span text:style-name="T1">AC <text:s text:c="2"/>i: 100Index: 37 frequency: 296.0 note: D4 maxAmp[i]: 4987.435546875</text:span></text:p>
      <text:p text:style-name="P2"><text:span text:style-name="T1">Base i: 100Index: 55 frequency: 440.0 note: A4 maxAmp[i]: 4987.435546875</text:span></text:p>
      <text:p text:style-name="P3"/>
      <text:p text:style-name="P2"><text:span text:style-name="T1">FFT <text:s/>i: 101Index: 56 frequency: 448.0 note: A4 maxAmp[i]: 5003.607421875</text:span></text:p>
      <text:p text:style-name="P2"><text:span text:style-name="T1">AC <text:s text:c="2"/>i: 101Index: 37 frequency: 296.0 note: D4 maxAmp[i]: 5003.607421875</text:span></text:p>
      <text:p text:style-name="P2"><text:span text:style-name="T1">Base i: 101Index: 55 frequency: 440.0 note: A4 maxAmp[i]: 5003.607421875</text:span></text:p>
      <text:p text:style-name="P3"/>
      <text:p text:style-name="P2"><text:span text:style-name="T1">FFT <text:s/>i: 102Index: 56 frequency: 448.0 note: A4 maxAmp[i]: 4899.3115234375</text:span></text:p>
      <text:p text:style-name="P2"><text:span text:style-name="T1">AC <text:s text:c="2"/>i: 102Index: 37 frequency: 296.0 note: D4 maxAmp[i]: 4899.3115234375</text:span></text:p>
      <text:p text:style-name="P2"><text:span text:style-name="T1">Base i: 102Index: 55 frequency: 440.0 note: A4 maxAmp[i]: 4899.3115234375</text:span></text:p>
      <text:p text:style-name="P3"/>
      <text:p text:style-name="P2"><text:span text:style-name="T1">FFT <text:s/>i: 103Index: 56 frequency: 448.0 note: A4 maxAmp[i]: 5038.287109375</text:span></text:p>
      <text:p text:style-name="P2"><text:span text:style-name="T1">AC <text:s text:c="2"/>i: 103Index: 37 frequency: 296.0 note: D4 maxAmp[i]: 5038.287109375</text:span></text:p>
      <text:p text:style-name="P2"><text:span text:style-name="T1">Base i: 103Index: 55 frequency: 440.0 note: A4 maxAmp[i]: 5038.287109375</text:span></text:p>
      <text:p text:style-name="P3"/>
      <text:p text:style-name="P2"><text:span text:style-name="T1">FFT <text:s/>i: 104Index: 56 frequency: 448.0 note: A4 maxAmp[i]: 5187.474609375</text:span></text:p>
      <text:p text:style-name="P2"><text:span text:style-name="T1">AC <text:s text:c="2"/>i: 104Index: 37 frequency: 296.0 note: D4 maxAmp[i]: 5187.474609375</text:span></text:p>
      <text:p text:style-name="P2"><text:span text:style-name="T1">Base i: 104Index: 55 frequency: 440.0 note: A4 maxAmp[i]: 5187.474609375</text:span></text:p>
      <text:p text:style-name="P3"/>
      <text:p text:style-name="P2"><text:span text:style-name="T1">FFT <text:s/>i: 105Index: 56 frequency: 448.0 note: A4 maxAmp[i]: 5249.4384765625</text:span></text:p>
      <text:p text:style-name="P2"><text:span text:style-name="T1">AC <text:s text:c="2"/>i: 105Index: 37 frequency: 296.0 note: D4 maxAmp[i]: 5249.4384765625</text:span></text:p>
      <text:p text:style-name="P2"><text:span text:style-name="T1">Base i: 105Index: 55 frequency: 440.0 note: A4 maxAmp[i]: 5249.4384765625</text:span></text:p>
      <text:p text:style-name="P3"/>
      <text:p text:style-name="P2"><text:span text:style-name="T1">FFT <text:s/>i: 106Index: 56 frequency: 448.0 note: A4 maxAmp[i]: 5342.4443359375</text:span></text:p>
      <text:p text:style-name="P2"><text:span text:style-name="T1">AC <text:s text:c="2"/>i: 106Index: 37 frequency: 296.0 note: D4 maxAmp[i]: 5342.4443359375</text:span></text:p>
      <text:p text:style-name="P2"><text:span text:style-name="T1">Base i: 106Index: 55 frequency: 440.0 note: A4 maxAmp[i]: 5342.4443359375</text:span></text:p>
      <text:p text:style-name="P3"/>
      <text:p text:style-name="P2"><text:span text:style-name="T1">FFT <text:s/>i: 107Index: 56 frequency: 448.0 note: A4 maxAmp[i]: 5427.69921875</text:span></text:p>
      <text:p text:style-name="P2"><text:span text:style-name="T1">AC <text:s text:c="2"/>i: 107Index: 37 frequency: 296.0 note: D4 maxAmp[i]: 5427.69921875</text:span></text:p>
      <text:p text:style-name="P2"><text:span text:style-name="T1">Base i: 107Index: 55 frequency: 440.0 note: A4 maxAmp[i]: 5427.69921875</text:span></text:p>
      <text:p text:style-name="P3"/>
      <text:p text:style-name="P2"><text:span text:style-name="T1">FFT <text:s/>i: 108Index: 56 frequency: 448.0 note: A4 maxAmp[i]: 5349.6767578125</text:span></text:p>
      <text:p text:style-name="P2"><text:span text:style-name="T1">AC <text:s text:c="2"/>i: 108Index: 37 frequency: 296.0 note: D4 maxAmp[i]: 5349.6767578125</text:span></text:p>
      <text:p text:style-name="P2"><text:span text:style-name="T1">Base i: 108Index: 55 frequency: 440.0 note: A4 maxAmp[i]: 5349.6767578125</text:span></text:p>
      <text:p text:style-name="P3"/>
      <text:p text:style-name="P2"><text:span text:style-name="T1">FFT <text:s/>i: 109Index: 56 frequency: 448.0 note: A4 maxAmp[i]: 5170.7119140625</text:span></text:p>
      <text:p text:style-name="P2"><text:span text:style-name="T1">AC <text:s text:c="2"/>i: 109Index: 37 frequency: 296.0 note: D4 maxAmp[i]: 5170.7119140625</text:span></text:p>
      <text:p text:style-name="P2"><text:span text:style-name="T1">Base i: 109Index: 55 frequency: 440.0 note: A4 maxAmp[i]: 5170.7119140625</text:span></text:p>
      <text:p text:style-name="P3"/>
      <text:p text:style-name="P2"><text:span text:style-name="T1">FFT <text:s/>i: 110Index: 56 frequency: 448.0 note: A4 maxAmp[i]: 5050.466796875</text:span></text:p>
      <text:p text:style-name="P2"><text:span text:style-name="T1">AC <text:s text:c="2"/>i: 110Index: 37 frequency: 296.0 note: D4 maxAmp[i]: 5050.466796875</text:span></text:p>
      <text:p text:style-name="P2"><text:span text:style-name="T1">Base i: 110Index: 55 frequency: 440.0 note: A4 maxAmp[i]: 5050.466796875</text:span></text:p>
      <text:p text:style-name="P3"/>
      <text:p text:style-name="P2"><text:span text:style-name="T1">FFT <text:s/>i: 111Index: 56 frequency: 448.0 note: A4 maxAmp[i]: 5010.27734375</text:span></text:p>
      <text:p text:style-name="P2"><text:span text:style-name="T1">AC <text:s text:c="2"/>i: 111Index: 37 frequency: 296.0 note: D4 maxAmp[i]: 5010.27734375</text:span></text:p>
      <text:p text:style-name="P2"><text:span text:style-name="T1">Base i: 111Index: 55 frequency: 440.0 note: A4 maxAmp[i]: 5010.27734375</text:span></text:p>
      <text:p text:style-name="P3"/>
      <text:p text:style-name="P2"><text:span text:style-name="T1">FFT <text:s/>i: 112Index: 56 frequency: 448.0 note: A4 maxAmp[i]: 5149.9140625</text:span></text:p>
      <text:p text:style-name="P2"><text:soft-page-break/><text:span text:style-name="T1">AC <text:s text:c="2"/>i: 112Index: 37 frequency: 296.0 note: D4 maxAmp[i]: 5149.9140625</text:span></text:p>
      <text:p text:style-name="P2"><text:span text:style-name="T1">Base i: 112Index: 55 frequency: 440.0 note: A4 maxAmp[i]: 5149.9140625</text:span></text:p>
      <text:p text:style-name="P3"/>
      <text:p text:style-name="P2"><text:span text:style-name="T1">FFT <text:s/>i: 113Index: 56 frequency: 448.0 note: A4 maxAmp[i]: 5602.625</text:span></text:p>
      <text:p text:style-name="P2"><text:span text:style-name="T1">AC <text:s text:c="2"/>i: 113Index: 37 frequency: 296.0 note: D4 maxAmp[i]: 5602.625</text:span></text:p>
      <text:p text:style-name="P2"><text:span text:style-name="T1">Base i: 113Index: 55 frequency: 440.0 note: A4 maxAmp[i]: 5602.625</text:span></text:p>
      <text:p text:style-name="P3"/>
      <text:p text:style-name="P2"><text:span text:style-name="T1">FFT <text:s/>i: 114Index: 56 frequency: 448.0 note: A4 maxAmp[i]: 6110.078125</text:span></text:p>
      <text:p text:style-name="P2"><text:span text:style-name="T1">AC <text:s text:c="2"/>i: 114Index: 37 frequency: 296.0 note: D4 maxAmp[i]: 6110.078125</text:span></text:p>
      <text:p text:style-name="P2"><text:span text:style-name="T1">Base i: 114Index: 55 frequency: 440.0 note: A4 maxAmp[i]: 6110.078125</text:span></text:p>
      <text:p text:style-name="P3"/>
      <text:p text:style-name="P2"><text:span text:style-name="T1">FFT <text:s/>i: 115Index: 56 frequency: 448.0 note: A4 maxAmp[i]: 6379.1142578125</text:span></text:p>
      <text:p text:style-name="P2"><text:span text:style-name="T1">AC <text:s text:c="2"/>i: 115Index: 37 frequency: 296.0 note: D4 maxAmp[i]: 6379.1142578125</text:span></text:p>
      <text:p text:style-name="P2"><text:span text:style-name="T1">Base i: 115Index: 55 frequency: 440.0 note: A4 maxAmp[i]: 6379.1142578125</text:span></text:p>
      <text:p text:style-name="P3"/>
      <text:p text:style-name="P2"><text:span text:style-name="T1">FFT <text:s/>i: 116Index: 56 frequency: 448.0 note: A4 maxAmp[i]: 6727.3408203125</text:span></text:p>
      <text:p text:style-name="P2"><text:span text:style-name="T1">AC <text:s text:c="2"/>i: 116Index: 37 frequency: 296.0 note: D4 maxAmp[i]: 6727.3408203125</text:span></text:p>
      <text:p text:style-name="P2"><text:span text:style-name="T1">Base i: 116Index: 55 frequency: 440.0 note: A4 maxAmp[i]: 6727.3408203125</text:span></text:p>
      <text:p text:style-name="P3"/>
      <text:p text:style-name="P2"><text:span text:style-name="T1">FFT <text:s/>i: 117Index: 56 frequency: 448.0 note: A4 maxAmp[i]: 7216.3203125</text:span></text:p>
      <text:p text:style-name="P2"><text:span text:style-name="T1">AC <text:s text:c="2"/>i: 117Index: 37 frequency: 296.0 note: D4 maxAmp[i]: 7216.3203125</text:span></text:p>
      <text:p text:style-name="P2"><text:span text:style-name="T1">Base i: 117Index: 55 frequency: 440.0 note: A4 maxAmp[i]: 7216.3203125</text:span></text:p>
      <text:p text:style-name="P3"/>
      <text:p text:style-name="P2"><text:span text:style-name="T1">FFT <text:s/>i: 118Index: 56 frequency: 448.0 note: A4 maxAmp[i]: 7540.1044921875</text:span></text:p>
      <text:p text:style-name="P2"><text:span text:style-name="T1">AC <text:s text:c="2"/>i: 118Index: 37 frequency: 296.0 note: D4 maxAmp[i]: 7540.1044921875</text:span></text:p>
      <text:p text:style-name="P2"><text:span text:style-name="T1">Base i: 118Index: 55 frequency: 440.0 note: A4 maxAmp[i]: 7540.1044921875</text:span></text:p>
      <text:p text:style-name="P3"/>
      <text:p text:style-name="P2"><text:span text:style-name="T1">FFT <text:s/>i: 119Index: 56 frequency: 448.0 note: A4 maxAmp[i]: 7906.021484375</text:span></text:p>
      <text:p text:style-name="P2"><text:span text:style-name="T1">AC <text:s text:c="2"/>i: 119Index: 37 frequency: 296.0 note: D4 maxAmp[i]: 7906.021484375</text:span></text:p>
      <text:p text:style-name="P2"><text:span text:style-name="T1">Base i: 119Index: 55 frequency: 440.0 note: A4 maxAmp[i]: 7906.021484375</text:span></text:p>
      <text:p text:style-name="P3"/>
      <text:p text:style-name="P2"><text:span text:style-name="T1">FFT <text:s/>i: 120Index: 56 frequency: 448.0 note: A4 maxAmp[i]: 8175.857421875</text:span></text:p>
      <text:p text:style-name="P2"><text:span text:style-name="T1">AC <text:s text:c="2"/>i: 120Index: 37 frequency: 296.0 note: D4 maxAmp[i]: 8175.857421875</text:span></text:p>
      <text:p text:style-name="P2"><text:span text:style-name="T1">Base i: 120Index: 55 frequency: 440.0 note: A4 maxAmp[i]: 8175.857421875</text:span></text:p>
      <text:p text:style-name="P3"/>
      <text:p text:style-name="P2"><text:span text:style-name="T1">FFT <text:s/>i: 121Index: 56 frequency: 448.0 note: A4 maxAmp[i]: 7282.2548828125</text:span></text:p>
      <text:p text:style-name="P2"><text:span text:style-name="T1">AC <text:s text:c="2"/>i: 121Index: 37 frequency: 296.0 note: D4 maxAmp[i]: 7282.2548828125</text:span></text:p>
      <text:p text:style-name="P2"><text:span text:style-name="T1">Base i: 121Index: 55 frequency: 440.0 note: A4 maxAmp[i]: 7282.2548828125</text:span></text:p>
      <text:p text:style-name="P3"/>
      <text:p text:style-name="P2"><text:span text:style-name="T1">FFT <text:s/>i: 122Index: 56 frequency: 448.0 note: A4 maxAmp[i]: 4416.615234375</text:span></text:p>
      <text:p text:style-name="P2"><text:span text:style-name="T1">AC <text:s text:c="2"/>i: 122Index: 37 frequency: 296.0 note: D4 maxAmp[i]: 4416.615234375</text:span></text:p>
      <text:p text:style-name="P2"><text:span text:style-name="T1">Base i: 122Index: 55 frequency: 440.0 note: A4 maxAmp[i]: 4416.615234375</text:span></text:p>
      <text:p text:style-name="P3"/>
      <text:p text:style-name="P2"><text:span text:style-name="T1">FFT <text:s/>i: 123Index: 57 frequency: 456.0 note: Bb4 maxAmp[i]: 1622.4130859375</text:span></text:p>
      <text:p text:style-name="P2"><text:span text:style-name="T1">AC <text:s text:c="2"/>i: 123Index: 37 frequency: 296.0 note: D4 maxAmp[i]: 1622.4130859375</text:span></text:p>
      <text:p text:style-name="P2"><text:span text:style-name="T1">Base i: 123Index: 55 frequency: 440.0 note: A4 maxAmp[i]: 1622.4130859375</text:span></text:p>
      <text:p text:style-name="P3"/>
      <text:p text:style-name="P2"><text:span text:style-name="T1">FFT <text:s/>i: 124Index: 110 frequency: 880.0 note: A5 maxAmp[i]: 658.9482421875</text:span></text:p>
      <text:p text:style-name="P2"><text:span text:style-name="T1">AC <text:s text:c="2"/>i: 124Index: 38 frequency: 304.0 note: Eb4 maxAmp[i]: 658.9482421875</text:span></text:p>
      <text:p text:style-name="P2"><text:span text:style-name="T1">Base i: 124Index: 56 frequency: 448.0 note: A4 maxAmp[i]: 658.9482421875</text:span></text:p>
      <text:p text:style-name="P3"/>
      <text:p text:style-name="P2"><text:span text:style-name="T1">FFT <text:s/>i: 125Index: 110 frequency: 880.0 note: A5 maxAmp[i]: 763.6787109375</text:span></text:p>
      <text:p text:style-name="P2"><text:span text:style-name="T1">AC <text:s text:c="2"/>i: 125Index: 37 frequency: 296.0 note: D4 maxAmp[i]: 763.6787109375</text:span></text:p>
      <text:p text:style-name="P2"><text:span text:style-name="T1">Base i: 125Index: 55 frequency: 440.0 note: A4 maxAmp[i]: 763.6787109375</text:span></text:p>
      <text:p text:style-name="P3"/>
      <text:p text:style-name="P2"><text:span text:style-name="T1">FFT <text:s/>i: 126Index: 56 frequency: 448.0 note: A4 maxAmp[i]: 1398.654296875</text:span></text:p>
      <text:p text:style-name="P2"><text:span text:style-name="T1">AC <text:s text:c="2"/>i: 126Index: 37 frequency: 296.0 note: D4 maxAmp[i]: 1398.654296875</text:span></text:p>
      <text:p text:style-name="P2"><text:span text:style-name="T1">Base i: 126Index: 56 frequency: 448.0 note: A4 maxAmp[i]: 1398.654296875</text:span></text:p>
      <text:p text:style-name="P3"><text:soft-page-break/></text:p>
      <text:p text:style-name="P2"><text:span text:style-name="T1">FFT <text:s/>i: 127Index: 56 frequency: 448.0 note: A4 maxAmp[i]: 1978.9482421875</text:span></text:p>
      <text:p text:style-name="P2"><text:span text:style-name="T1">AC <text:s text:c="2"/>i: 127Index: 37 frequency: 296.0 note: D4 maxAmp[i]: 1978.9482421875</text:span></text:p>
      <text:p text:style-name="P2"><text:span text:style-name="T1">Base i: 127Index: 55 frequency: 440.0 note: A4 maxAmp[i]: 1978.9482421875</text:span></text:p>
      <text:p text:style-name="P3"/>
      <text:p text:style-name="P2"><text:span text:style-name="T1">FFT <text:s/>i: 128Index: 56 frequency: 448.0 note: A4 maxAmp[i]: 2837.451171875</text:span></text:p>
      <text:p text:style-name="P2"><text:span text:style-name="T1">AC <text:s text:c="2"/>i: 128Index: 37 frequency: 296.0 note: D4 maxAmp[i]: 2837.451171875</text:span></text:p>
      <text:p text:style-name="P2"><text:span text:style-name="T1">Base i: 128Index: 55 frequency: 440.0 note: A4 maxAmp[i]: 2837.451171875</text:span></text:p>
      <text:p text:style-name="P3"/>
      <text:p text:style-name="P2"><text:span text:style-name="T1">FFT <text:s/>i: 129Index: 56 frequency: 448.0 note: A4 maxAmp[i]: 3706.2626953125</text:span></text:p>
      <text:p text:style-name="P2"><text:span text:style-name="T1">AC <text:s text:c="2"/>i: 129Index: 37 frequency: 296.0 note: D4 maxAmp[i]: 3706.2626953125</text:span></text:p>
      <text:p text:style-name="P2"><text:span text:style-name="T1">Base i: 129Index: 55 frequency: 440.0 note: A4 maxAmp[i]: 3706.2626953125</text:span></text:p>
      <text:p text:style-name="P3"/>
      <text:p text:style-name="P2"><text:span text:style-name="T1">FFT <text:s/>i: 130Index: 56 frequency: 448.0 note: A4 maxAmp[i]: 3564.2685546875</text:span></text:p>
      <text:p text:style-name="P2"><text:span text:style-name="T1">AC <text:s text:c="2"/>i: 130Index: 37 frequency: 296.0 note: D4 maxAmp[i]: 3564.2685546875</text:span></text:p>
      <text:p text:style-name="P2"><text:span text:style-name="T1">Base i: 130Index: 55 frequency: 440.0 note: A4 maxAmp[i]: 3564.2685546875</text:span></text:p>
      <text:p text:style-name="P3"/>
      <text:p text:style-name="P2"><text:span text:style-name="T1">FFT <text:s/>i: 131Index: 56 frequency: 448.0 note: A4 maxAmp[i]: 2979.69140625</text:span></text:p>
      <text:p text:style-name="P2"><text:span text:style-name="T1">AC <text:s text:c="2"/>i: 131Index: 37 frequency: 296.0 note: D4 maxAmp[i]: 2979.69140625</text:span></text:p>
      <text:p text:style-name="P2"><text:span text:style-name="T1">Base i: 131Index: 55 frequency: 440.0 note: A4 maxAmp[i]: 2979.69140625</text:span></text:p>
      <text:p text:style-name="P3"/>
      <text:p text:style-name="P2"><text:span text:style-name="T1">FFT <text:s/>i: 132Index: 56 frequency: 448.0 note: A4 maxAmp[i]: 2952.6650390625</text:span></text:p>
      <text:p text:style-name="P2"><text:span text:style-name="T1">AC <text:s text:c="2"/>i: 132Index: 37 frequency: 296.0 note: D4 maxAmp[i]: 2952.6650390625</text:span></text:p>
      <text:p text:style-name="P2"><text:span text:style-name="T1">Base i: 132Index: 55 frequency: 440.0 note: A4 maxAmp[i]: 2952.6650390625</text:span></text:p>
      <text:p text:style-name="P3"/>
      <text:p text:style-name="P2"><text:span text:style-name="T1">FFT <text:s/>i: 133Index: 56 frequency: 448.0 note: A4 maxAmp[i]: 3488.9267578125</text:span></text:p>
      <text:p text:style-name="P2"><text:span text:style-name="T1">AC <text:s text:c="2"/>i: 133Index: 37 frequency: 296.0 note: D4 maxAmp[i]: 3488.9267578125</text:span></text:p>
      <text:p text:style-name="P2"><text:span text:style-name="T1">Base i: 133Index: 55 frequency: 440.0 note: A4 maxAmp[i]: 3488.9267578125</text:span></text:p>
      <text:p text:style-name="P3"/>
      <text:p text:style-name="P2"><text:span text:style-name="T1">FFT <text:s/>i: 134Index: 56 frequency: 448.0 note: A4 maxAmp[i]: 3896.193359375</text:span></text:p>
      <text:p text:style-name="P2"><text:span text:style-name="T1">AC <text:s text:c="2"/>i: 134Index: 37 frequency: 296.0 note: D4 maxAmp[i]: 3896.193359375</text:span></text:p>
      <text:p text:style-name="P2"><text:span text:style-name="T1">Base i: 134Index: 55 frequency: 440.0 note: A4 maxAmp[i]: 3896.193359375</text:span></text:p>
      <text:p text:style-name="P3"/>
      <text:p text:style-name="P2"><text:span text:style-name="T1">FFT <text:s/>i: 135Index: 56 frequency: 448.0 note: A4 maxAmp[i]: 4036.9970703125</text:span></text:p>
      <text:p text:style-name="P2"><text:span text:style-name="T1">AC <text:s text:c="2"/>i: 135Index: 37 frequency: 296.0 note: D4 maxAmp[i]: 4036.9970703125</text:span></text:p>
      <text:p text:style-name="P2"><text:span text:style-name="T1">Base i: 135Index: 55 frequency: 440.0 note: A4 maxAmp[i]: 4036.9970703125</text:span></text:p>
      <text:p text:style-name="P3"/>
      <text:p text:style-name="P2"><text:span text:style-name="T1">FFT <text:s/>i: 136Index: 56 frequency: 448.0 note: A4 maxAmp[i]: 4162.2412109375</text:span></text:p>
      <text:p text:style-name="P2"><text:span text:style-name="T1">AC <text:s text:c="2"/>i: 136Index: 37 frequency: 296.0 note: D4 maxAmp[i]: 4162.2412109375</text:span></text:p>
      <text:p text:style-name="P2"><text:span text:style-name="T1">Base i: 136Index: 55 frequency: 440.0 note: A4 maxAmp[i]: 4162.2412109375</text:span></text:p>
      <text:p text:style-name="P3"/>
      <text:p text:style-name="P2"><text:span text:style-name="T1">FFT <text:s/>i: 137Index: 56 frequency: 448.0 note: A4 maxAmp[i]: 4139.060546875</text:span></text:p>
      <text:p text:style-name="P2"><text:span text:style-name="T1">AC <text:s text:c="2"/>i: 137Index: 37 frequency: 296.0 note: D4 maxAmp[i]: 4139.060546875</text:span></text:p>
      <text:p text:style-name="P2"><text:span text:style-name="T1">Base i: 137Index: 55 frequency: 440.0 note: A4 maxAmp[i]: 4139.060546875</text:span></text:p>
      <text:p text:style-name="P3"/>
      <text:p text:style-name="P2"><text:span text:style-name="T1">FFT <text:s/>i: 138Index: 56 frequency: 448.0 note: A4 maxAmp[i]: 4026.9267578125</text:span></text:p>
      <text:p text:style-name="P2"><text:span text:style-name="T1">AC <text:s text:c="2"/>i: 138Index: 37 frequency: 296.0 note: D4 maxAmp[i]: 4026.9267578125</text:span></text:p>
      <text:p text:style-name="P2"><text:span text:style-name="T1">Base i: 138Index: 55 frequency: 440.0 note: A4 maxAmp[i]: 4026.9267578125</text:span></text:p>
      <text:p text:style-name="P3"/>
      <text:p text:style-name="P2"><text:span text:style-name="T1">FFT <text:s/>i: 139Index: 56 frequency: 448.0 note: A4 maxAmp[i]: 4285.0771484375</text:span></text:p>
      <text:p text:style-name="P2"><text:span text:style-name="T1">AC <text:s text:c="2"/>i: 139Index: 37 frequency: 296.0 note: D4 maxAmp[i]: 4285.0771484375</text:span></text:p>
      <text:p text:style-name="P2"><text:span text:style-name="T1">Base i: 139Index: 55 frequency: 440.0 note: A4 maxAmp[i]: 4285.0771484375</text:span></text:p>
      <text:p text:style-name="P3"/>
      <text:p text:style-name="P2"><text:span text:style-name="T1">FFT <text:s/>i: 140Index: 56 frequency: 448.0 note: A4 maxAmp[i]: 4617.3701171875</text:span></text:p>
      <text:p text:style-name="P2"><text:span text:style-name="T1">AC <text:s text:c="2"/>i: 140Index: 37 frequency: 296.0 note: D4 maxAmp[i]: 4617.3701171875</text:span></text:p>
      <text:p text:style-name="P2"><text:span text:style-name="T1">Base i: 140Index: 55 frequency: 440.0 note: A4 maxAmp[i]: 4617.3701171875</text:span></text:p>
      <text:p text:style-name="P3"/>
      <text:p text:style-name="P2"><text:span text:style-name="T1">FFT <text:s/>i: 141Index: 56 frequency: 448.0 note: A4 maxAmp[i]: 4769.7109375</text:span></text:p>
      <text:p text:style-name="P2"><text:soft-page-break/><text:span text:style-name="T1">AC <text:s text:c="2"/>i: 141Index: 37 frequency: 296.0 note: D4 maxAmp[i]: 4769.7109375</text:span></text:p>
      <text:p text:style-name="P2"><text:span text:style-name="T1">Base i: 141Index: 55 frequency: 440.0 note: A4 maxAmp[i]: 4769.7109375</text:span></text:p>
      <text:p text:style-name="P3"/>
      <text:p text:style-name="P2"><text:span text:style-name="T1">FFT <text:s/>i: 142Index: 56 frequency: 448.0 note: A4 maxAmp[i]: 4943.7900390625</text:span></text:p>
      <text:p text:style-name="P2"><text:span text:style-name="T1">AC <text:s text:c="2"/>i: 142Index: 37 frequency: 296.0 note: D4 maxAmp[i]: 4943.7900390625</text:span></text:p>
      <text:p text:style-name="P2"><text:span text:style-name="T1">Base i: 142Index: 55 frequency: 440.0 note: A4 maxAmp[i]: 4943.7900390625</text:span></text:p>
      <text:p text:style-name="P3"/>
      <text:p text:style-name="P2"><text:span text:style-name="T1">FFT <text:s/>i: 143Index: 56 frequency: 448.0 note: A4 maxAmp[i]: 4982.818359375</text:span></text:p>
      <text:p text:style-name="P2"><text:span text:style-name="T1">AC <text:s text:c="2"/>i: 143Index: 37 frequency: 296.0 note: D4 maxAmp[i]: 4982.818359375</text:span></text:p>
      <text:p text:style-name="P2"><text:span text:style-name="T1">Base i: 143Index: 55 frequency: 440.0 note: A4 maxAmp[i]: 4982.818359375</text:span></text:p>
      <text:p text:style-name="P3"/>
      <text:p text:style-name="P2"><text:span text:style-name="T1">FFT <text:s/>i: 144Index: 56 frequency: 448.0 note: A4 maxAmp[i]: 4700.830078125</text:span></text:p>
      <text:p text:style-name="P2"><text:span text:style-name="T1">AC <text:s text:c="2"/>i: 144Index: 37 frequency: 296.0 note: D4 maxAmp[i]: 4700.830078125</text:span></text:p>
      <text:p text:style-name="P2"><text:span text:style-name="T1">Base i: 144Index: 55 frequency: 440.0 note: A4 maxAmp[i]: 4700.830078125</text:span></text:p>
      <text:p text:style-name="P3"/>
      <text:p text:style-name="P2"><text:span text:style-name="T1">FFT <text:s/>i: 145Index: 56 frequency: 448.0 note: A4 maxAmp[i]: 4564.2685546875</text:span></text:p>
      <text:p text:style-name="P2"><text:span text:style-name="T1">AC <text:s text:c="2"/>i: 145Index: 37 frequency: 296.0 note: D4 maxAmp[i]: 4564.2685546875</text:span></text:p>
      <text:p text:style-name="P2"><text:span text:style-name="T1">Base i: 145Index: 55 frequency: 440.0 note: A4 maxAmp[i]: 4564.2685546875</text:span></text:p>
      <text:p text:style-name="P3"/>
      <text:p text:style-name="P2"><text:span text:style-name="T1">FFT <text:s/>i: 146Index: 56 frequency: 448.0 note: A4 maxAmp[i]: 4830.9716796875</text:span></text:p>
      <text:p text:style-name="P2"><text:span text:style-name="T1">AC <text:s text:c="2"/>i: 146Index: 37 frequency: 296.0 note: D4 maxAmp[i]: 4830.9716796875</text:span></text:p>
      <text:p text:style-name="P2"><text:span text:style-name="T1">Base i: 146Index: 55 frequency: 440.0 note: A4 maxAmp[i]: 4830.9716796875</text:span></text:p>
      <text:p text:style-name="P3"/>
      <text:p text:style-name="P2"><text:span text:style-name="T1">FFT <text:s/>i: 147Index: 56 frequency: 448.0 note: A4 maxAmp[i]: 5075.0068359375</text:span></text:p>
      <text:p text:style-name="P2"><text:span text:style-name="T1">AC <text:s text:c="2"/>i: 147Index: 37 frequency: 296.0 note: D4 maxAmp[i]: 5075.0068359375</text:span></text:p>
      <text:p text:style-name="P2"><text:span text:style-name="T1">Base i: 147Index: 55 frequency: 440.0 note: A4 maxAmp[i]: 5075.0068359375</text:span></text:p>
      <text:p text:style-name="P3"/>
      <text:p text:style-name="P2"><text:span text:style-name="T1">FFT <text:s/>i: 148Index: 56 frequency: 448.0 note: A4 maxAmp[i]: 5183.296875</text:span></text:p>
      <text:p text:style-name="P2"><text:span text:style-name="T1">AC <text:s text:c="2"/>i: 148Index: 37 frequency: 296.0 note: D4 maxAmp[i]: 5183.296875</text:span></text:p>
      <text:p text:style-name="P2"><text:span text:style-name="T1">Base i: 148Index: 55 frequency: 440.0 note: A4 maxAmp[i]: 5183.296875</text:span></text:p>
      <text:p text:style-name="P3"/>
      <text:p text:style-name="P2"><text:span text:style-name="T1">FFT <text:s/>i: 149Index: 56 frequency: 448.0 note: A4 maxAmp[i]: 5078.8955078125</text:span></text:p>
      <text:p text:style-name="P2"><text:span text:style-name="T1">AC <text:s text:c="2"/>i: 149Index: 37 frequency: 296.0 note: D4 maxAmp[i]: 5078.8955078125</text:span></text:p>
      <text:p text:style-name="P2"><text:span text:style-name="T1">Base i: 149Index: 55 frequency: 440.0 note: A4 maxAmp[i]: 5078.8955078125</text:span></text:p>
      <text:p text:style-name="P3"/>
      <text:p text:style-name="P2"><text:span text:style-name="T1">FFT <text:s/>i: 150Index: 56 frequency: 448.0 note: A4 maxAmp[i]: 4993.900390625</text:span></text:p>
      <text:p text:style-name="P2"><text:span text:style-name="T1">AC <text:s text:c="2"/>i: 150Index: 37 frequency: 296.0 note: D4 maxAmp[i]: 4993.900390625</text:span></text:p>
      <text:p text:style-name="P2"><text:span text:style-name="T1">Base i: 150Index: 55 frequency: 440.0 note: A4 maxAmp[i]: 4993.900390625</text:span></text:p>
      <text:p text:style-name="P3"/>
      <text:p text:style-name="P2"><text:span text:style-name="T1">FFT <text:s/>i: 151Index: 56 frequency: 448.0 note: A4 maxAmp[i]: 5181.013671875</text:span></text:p>
      <text:p text:style-name="P2"><text:span text:style-name="T1">AC <text:s text:c="2"/>i: 151Index: 37 frequency: 296.0 note: D4 maxAmp[i]: 5181.013671875</text:span></text:p>
      <text:p text:style-name="P2"><text:span text:style-name="T1">Base i: 151Index: 55 frequency: 440.0 note: A4 maxAmp[i]: 5181.013671875</text:span></text:p>
      <text:p text:style-name="P3"/>
      <text:p text:style-name="P2"><text:span text:style-name="T1">FFT <text:s/>i: 152Index: 56 frequency: 448.0 note: A4 maxAmp[i]: 5237.427734375</text:span></text:p>
      <text:p text:style-name="P2"><text:span text:style-name="T1">AC <text:s text:c="2"/>i: 152Index: 37 frequency: 296.0 note: D4 maxAmp[i]: 5237.427734375</text:span></text:p>
      <text:p text:style-name="P2"><text:span text:style-name="T1">Base i: 152Index: 55 frequency: 440.0 note: A4 maxAmp[i]: 5237.427734375</text:span></text:p>
      <text:p text:style-name="P3"/>
      <text:p text:style-name="P2"><text:span text:style-name="T1">FFT <text:s/>i: 153Index: 56 frequency: 448.0 note: A4 maxAmp[i]: 5149.5576171875</text:span></text:p>
      <text:p text:style-name="P2"><text:span text:style-name="T1">AC <text:s text:c="2"/>i: 153Index: 37 frequency: 296.0 note: D4 maxAmp[i]: 5149.5576171875</text:span></text:p>
      <text:p text:style-name="P2"><text:span text:style-name="T1">Base i: 153Index: 55 frequency: 440.0 note: A4 maxAmp[i]: 5149.5576171875</text:span></text:p>
      <text:p text:style-name="P3"/>
      <text:p text:style-name="P2"><text:span text:style-name="T1">FFT <text:s/>i: 154Index: 56 frequency: 448.0 note: A4 maxAmp[i]: 5291.662109375</text:span></text:p>
      <text:p text:style-name="P2"><text:span text:style-name="T1">AC <text:s text:c="2"/>i: 154Index: 37 frequency: 296.0 note: D4 maxAmp[i]: 5291.662109375</text:span></text:p>
      <text:p text:style-name="P2"><text:span text:style-name="T1">Base i: 154Index: 55 frequency: 440.0 note: A4 maxAmp[i]: 5291.662109375</text:span></text:p>
      <text:p text:style-name="P3"/>
      <text:p text:style-name="P2"><text:span text:style-name="T1">FFT <text:s/>i: 155Index: 56 frequency: 448.0 note: A4 maxAmp[i]: 5636.802734375</text:span></text:p>
      <text:p text:style-name="P2"><text:span text:style-name="T1">AC <text:s text:c="2"/>i: 155Index: 37 frequency: 296.0 note: D4 maxAmp[i]: 5636.802734375</text:span></text:p>
      <text:p text:style-name="P2"><text:span text:style-name="T1">Base i: 155Index: 55 frequency: 440.0 note: A4 maxAmp[i]: 5636.802734375</text:span></text:p>
      <text:p text:style-name="P3"><text:soft-page-break/></text:p>
      <text:p text:style-name="P2"><text:span text:style-name="T1">FFT <text:s/>i: 156Index: 56 frequency: 448.0 note: A4 maxAmp[i]: 5731.419921875</text:span></text:p>
      <text:p text:style-name="P2"><text:span text:style-name="T1">AC <text:s text:c="2"/>i: 156Index: 37 frequency: 296.0 note: D4 maxAmp[i]: 5731.419921875</text:span></text:p>
      <text:p text:style-name="P2"><text:span text:style-name="T1">Base i: 156Index: 55 frequency: 440.0 note: A4 maxAmp[i]: 5731.419921875</text:span></text:p>
      <text:p text:style-name="P3"/>
      <text:p text:style-name="P2"><text:span text:style-name="T1">FFT <text:s/>i: 157Index: 56 frequency: 448.0 note: A4 maxAmp[i]: 5554.7021484375</text:span></text:p>
      <text:p text:style-name="P2"><text:span text:style-name="T1">AC <text:s text:c="2"/>i: 157Index: 37 frequency: 296.0 note: D4 maxAmp[i]: 5554.7021484375</text:span></text:p>
      <text:p text:style-name="P2"><text:span text:style-name="T1">Base i: 157Index: 55 frequency: 440.0 note: A4 maxAmp[i]: 5554.7021484375</text:span></text:p>
      <text:p text:style-name="P3"/>
      <text:p text:style-name="P2"><text:span text:style-name="T1">FFT <text:s/>i: 158Index: 56 frequency: 448.0 note: A4 maxAmp[i]: 5609.7333984375</text:span></text:p>
      <text:p text:style-name="P2"><text:span text:style-name="T1">AC <text:s text:c="2"/>i: 158Index: 37 frequency: 296.0 note: D4 maxAmp[i]: 5609.7333984375</text:span></text:p>
      <text:p text:style-name="P2"><text:span text:style-name="T1">Base i: 158Index: 55 frequency: 440.0 note: A4 maxAmp[i]: 5609.7333984375</text:span></text:p>
      <text:p text:style-name="P3"/>
      <text:p text:style-name="P2"><text:span text:style-name="T1">FFT <text:s/>i: 159Index: 56 frequency: 448.0 note: A4 maxAmp[i]: 5675.0224609375</text:span></text:p>
      <text:p text:style-name="P2"><text:span text:style-name="T1">AC <text:s text:c="2"/>i: 159Index: 37 frequency: 296.0 note: D4 maxAmp[i]: 5675.0224609375</text:span></text:p>
      <text:p text:style-name="P2"><text:span text:style-name="T1">Base i: 159Index: 55 frequency: 440.0 note: A4 maxAmp[i]: 5675.0224609375</text:span></text:p>
      <text:p text:style-name="P3"/>
      <text:p text:style-name="P2"><text:span text:style-name="T1">FFT <text:s/>i: 160Index: 56 frequency: 448.0 note: A4 maxAmp[i]: 5162.7470703125</text:span></text:p>
      <text:p text:style-name="P2"><text:span text:style-name="T1">AC <text:s text:c="2"/>i: 160Index: 37 frequency: 296.0 note: D4 maxAmp[i]: 5162.7470703125</text:span></text:p>
      <text:p text:style-name="P2"><text:span text:style-name="T1">Base i: 160Index: 55 frequency: 440.0 note: A4 maxAmp[i]: 5162.7470703125</text:span></text:p>
      <text:p text:style-name="P3"/>
      <text:p text:style-name="P2"><text:span text:style-name="T1">FFT <text:s/>i: 161Index: 56 frequency: 448.0 note: A4 maxAmp[i]: 4435.4501953125</text:span></text:p>
      <text:p text:style-name="P2"><text:span text:style-name="T1">AC <text:s text:c="2"/>i: 161Index: 37 frequency: 296.0 note: D4 maxAmp[i]: 4435.4501953125</text:span></text:p>
      <text:p text:style-name="P2"><text:span text:style-name="T1">Base i: 161Index: 55 frequency: 440.0 note: A4 maxAmp[i]: 4435.4501953125</text:span></text:p>
      <text:p text:style-name="P3"/>
      <text:p text:style-name="P2"><text:span text:style-name="T1">FFT <text:s/>i: 162Index: 56 frequency: 448.0 note: A4 maxAmp[i]: 4084.0302734375</text:span></text:p>
      <text:p text:style-name="P2"><text:span text:style-name="T1">AC <text:s text:c="2"/>i: 162Index: 37 frequency: 296.0 note: D4 maxAmp[i]: 4084.0302734375</text:span></text:p>
      <text:p text:style-name="P2"><text:span text:style-name="T1">Base i: 162Index: 55 frequency: 440.0 note: A4 maxAmp[i]: 4084.0302734375</text:span></text:p>
      <text:p text:style-name="P3"/>
      <text:p text:style-name="P2"><text:span text:style-name="T1">FFT <text:s/>i: 163Index: 56 frequency: 448.0 note: A4 maxAmp[i]: 4181.283203125</text:span></text:p>
      <text:p text:style-name="P2"><text:span text:style-name="T1">AC <text:s text:c="2"/>i: 163Index: 37 frequency: 296.0 note: D4 maxAmp[i]: 4181.283203125</text:span></text:p>
      <text:p text:style-name="P2"><text:span text:style-name="T1">Base i: 163Index: 55 frequency: 440.0 note: A4 maxAmp[i]: 4181.283203125</text:span></text:p>
      <text:p text:style-name="P3"/>
      <text:p text:style-name="P2"><text:span text:style-name="T1">FFT <text:s/>i: 164Index: 56 frequency: 448.0 note: A4 maxAmp[i]: 4415.697265625</text:span></text:p>
      <text:p text:style-name="P2"><text:span text:style-name="T1">AC <text:s text:c="2"/>i: 164Index: 37 frequency: 296.0 note: D4 maxAmp[i]: 4415.697265625</text:span></text:p>
      <text:p text:style-name="P2"><text:span text:style-name="T1">Base i: 164Index: 55 frequency: 440.0 note: A4 maxAmp[i]: 4415.697265625</text:span></text:p>
      <text:p text:style-name="P3"/>
      <text:p text:style-name="P2"><text:span text:style-name="T1">FFT <text:s/>i: 165Index: 56 frequency: 448.0 note: A4 maxAmp[i]: 4518.458984375</text:span></text:p>
      <text:p text:style-name="P2"><text:span text:style-name="T1">AC <text:s text:c="2"/>i: 165Index: 37 frequency: 296.0 note: D4 maxAmp[i]: 4518.458984375</text:span></text:p>
      <text:p text:style-name="P2"><text:span text:style-name="T1">Base i: 165Index: 55 frequency: 440.0 note: A4 maxAmp[i]: 4518.458984375</text:span></text:p>
      <text:p text:style-name="P3"/>
      <text:p text:style-name="P2"><text:span text:style-name="T1">FFT <text:s/>i: 166Index: 56 frequency: 448.0 note: A4 maxAmp[i]: 4629.537109375</text:span></text:p>
      <text:p text:style-name="P2"><text:span text:style-name="T1">AC <text:s text:c="2"/>i: 166Index: 37 frequency: 296.0 note: D4 maxAmp[i]: 4629.537109375</text:span></text:p>
      <text:p text:style-name="P2"><text:span text:style-name="T1">Base i: 166Index: 55 frequency: 440.0 note: A4 maxAmp[i]: 4629.537109375</text:span></text:p>
      <text:p text:style-name="P3"/>
      <text:p text:style-name="P2"><text:span text:style-name="T1">FFT <text:s/>i: 167Index: 56 frequency: 448.0 note: A4 maxAmp[i]: 4858.6943359375</text:span></text:p>
      <text:p text:style-name="P2"><text:span text:style-name="T1">AC <text:s text:c="2"/>i: 167Index: 37 frequency: 296.0 note: D4 maxAmp[i]: 4858.6943359375</text:span></text:p>
      <text:p text:style-name="P2"><text:span text:style-name="T1">Base i: 167Index: 55 frequency: 440.0 note: A4 maxAmp[i]: 4858.6943359375</text:span></text:p>
      <text:p text:style-name="P3"/>
      <text:p text:style-name="P2"><text:span text:style-name="T1">FFT <text:s/>i: 168Index: 56 frequency: 448.0 note: A4 maxAmp[i]: 5078.0029296875</text:span></text:p>
      <text:p text:style-name="P2"><text:span text:style-name="T1">AC <text:s text:c="2"/>i: 168Index: 37 frequency: 296.0 note: D4 maxAmp[i]: 5078.0029296875</text:span></text:p>
      <text:p text:style-name="P2"><text:span text:style-name="T1">Base i: 168Index: 55 frequency: 440.0 note: A4 maxAmp[i]: 5078.0029296875</text:span></text:p>
      <text:p text:style-name="P3"/>
      <text:p text:style-name="P2"><text:span text:style-name="T1">FFT <text:s/>i: 169Index: 56 frequency: 448.0 note: A4 maxAmp[i]: 5139.7578125</text:span></text:p>
      <text:p text:style-name="P2"><text:span text:style-name="T1">AC <text:s text:c="2"/>i: 169Index: 37 frequency: 296.0 note: D4 maxAmp[i]: 5139.7578125</text:span></text:p>
      <text:p text:style-name="P2"><text:span text:style-name="T1">Base i: 169Index: 55 frequency: 440.0 note: A4 maxAmp[i]: 5139.7578125</text:span></text:p>
      <text:p text:style-name="P3"/>
      <text:p text:style-name="P2"><text:span text:style-name="T1">FFT <text:s/>i: 170Index: 56 frequency: 448.0 note: A4 maxAmp[i]: 5122.1787109375</text:span></text:p>
      <text:p text:style-name="P2"><text:soft-page-break/><text:span text:style-name="T1">AC <text:s text:c="2"/>i: 170Index: 37 frequency: 296.0 note: D4 maxAmp[i]: 5122.1787109375</text:span></text:p>
      <text:p text:style-name="P2"><text:span text:style-name="T1">Base i: 170Index: 55 frequency: 440.0 note: A4 maxAmp[i]: 5122.1787109375</text:span></text:p>
      <text:p text:style-name="P3"/>
      <text:p text:style-name="P2"><text:span text:style-name="T1">FFT <text:s/>i: 171Index: 56 frequency: 448.0 note: A4 maxAmp[i]: 5309.8056640625</text:span></text:p>
      <text:p text:style-name="P2"><text:span text:style-name="T1">AC <text:s text:c="2"/>i: 171Index: 37 frequency: 296.0 note: D4 maxAmp[i]: 5309.8056640625</text:span></text:p>
      <text:p text:style-name="P2"><text:span text:style-name="T1">Base i: 171Index: 55 frequency: 440.0 note: A4 maxAmp[i]: 5309.8056640625</text:span></text:p>
      <text:p text:style-name="P3"/>
      <text:p text:style-name="P2"><text:span text:style-name="T1">FFT <text:s/>i: 172Index: 56 frequency: 448.0 note: A4 maxAmp[i]: 5733.177734375</text:span></text:p>
      <text:p text:style-name="P2"><text:span text:style-name="T1">AC <text:s text:c="2"/>i: 172Index: 37 frequency: 296.0 note: D4 maxAmp[i]: 5733.177734375</text:span></text:p>
      <text:p text:style-name="P2"><text:span text:style-name="T1">Base i: 172Index: 55 frequency: 440.0 note: A4 maxAmp[i]: 5733.177734375</text:span></text:p>
      <text:p text:style-name="P3"/>
      <text:p text:style-name="P2"><text:span text:style-name="T1">FFT <text:s/>i: 173Index: 56 frequency: 448.0 note: A4 maxAmp[i]: 6054.0341796875</text:span></text:p>
      <text:p text:style-name="P2"><text:span text:style-name="T1">AC <text:s text:c="2"/>i: 173Index: 37 frequency: 296.0 note: D4 maxAmp[i]: 6054.0341796875</text:span></text:p>
      <text:p text:style-name="P2"><text:span text:style-name="T1">Base i: 173Index: 55 frequency: 440.0 note: A4 maxAmp[i]: 6054.0341796875</text:span></text:p>
      <text:p text:style-name="P3"/>
      <text:p text:style-name="P2"><text:span text:style-name="T1">FFT <text:s/>i: 174Index: 56 frequency: 448.0 note: A4 maxAmp[i]: 6255.4443359375</text:span></text:p>
      <text:p text:style-name="P2"><text:span text:style-name="T1">AC <text:s text:c="2"/>i: 174Index: 37 frequency: 296.0 note: D4 maxAmp[i]: 6255.4443359375</text:span></text:p>
      <text:p text:style-name="P2"><text:span text:style-name="T1">Base i: 174Index: 55 frequency: 440.0 note: A4 maxAmp[i]: 6255.4443359375</text:span></text:p>
      <text:p text:style-name="P3"/>
      <text:p text:style-name="P2"><text:span text:style-name="T1">FFT <text:s/>i: 175Index: 56 frequency: 448.0 note: A4 maxAmp[i]: 6480.634765625</text:span></text:p>
      <text:p text:style-name="P2"><text:span text:style-name="T1">AC <text:s text:c="2"/>i: 175Index: 37 frequency: 296.0 note: D4 maxAmp[i]: 6480.634765625</text:span></text:p>
      <text:p text:style-name="P2"><text:span text:style-name="T1">Base i: 175Index: 55 frequency: 440.0 note: A4 maxAmp[i]: 6480.634765625</text:span></text:p>
      <text:p text:style-name="P3"/>
      <text:p text:style-name="P2"><text:span text:style-name="T1">FFT <text:s/>i: 176Index: 56 frequency: 448.0 note: A4 maxAmp[i]: 6544.5751953125</text:span></text:p>
      <text:p text:style-name="P2"><text:span text:style-name="T1">AC <text:s text:c="2"/>i: 176Index: 37 frequency: 296.0 note: D4 maxAmp[i]: 6544.5751953125</text:span></text:p>
      <text:p text:style-name="P2"><text:span text:style-name="T1">Base i: 176Index: 55 frequency: 440.0 note: A4 maxAmp[i]: 6544.5751953125</text:span></text:p>
      <text:p text:style-name="P3"/>
      <text:p text:style-name="P2"><text:span text:style-name="T1">FFT <text:s/>i: 177Index: 56 frequency: 448.0 note: A4 maxAmp[i]: 6474.4072265625</text:span></text:p>
      <text:p text:style-name="P2"><text:span text:style-name="T1">AC <text:s text:c="2"/>i: 177Index: 37 frequency: 296.0 note: D4 maxAmp[i]: 6474.4072265625</text:span></text:p>
      <text:p text:style-name="P2"><text:span text:style-name="T1">Base i: 177Index: 55 frequency: 440.0 note: A4 maxAmp[i]: 6474.4072265625</text:span></text:p>
      <text:p text:style-name="P3"/>
      <text:p text:style-name="P2"><text:span text:style-name="T1">FFT <text:s/>i: 178Index: 56 frequency: 448.0 note: A4 maxAmp[i]: 6407.1064453125</text:span></text:p>
      <text:p text:style-name="P2"><text:span text:style-name="T1">AC <text:s text:c="2"/>i: 178Index: 37 frequency: 296.0 note: D4 maxAmp[i]: 6407.1064453125</text:span></text:p>
      <text:p text:style-name="P2"><text:span text:style-name="T1">Base i: 178Index: 55 frequency: 440.0 note: A4 maxAmp[i]: 6407.1064453125</text:span></text:p>
      <text:p text:style-name="P3"/>
      <text:p text:style-name="P2"><text:span text:style-name="T1">FFT <text:s/>i: 179Index: 56 frequency: 448.0 note: A4 maxAmp[i]: 6501.775390625</text:span></text:p>
      <text:p text:style-name="P2"><text:span text:style-name="T1">AC <text:s text:c="2"/>i: 179Index: 37 frequency: 296.0 note: D4 maxAmp[i]: 6501.775390625</text:span></text:p>
      <text:p text:style-name="P2"><text:span text:style-name="T1">Base i: 179Index: 55 frequency: 440.0 note: A4 maxAmp[i]: 6501.775390625</text:span></text:p>
      <text:p text:style-name="P3"/>
      <text:p text:style-name="P2"><text:span text:style-name="T1">FFT <text:s/>i: 180Index: 56 frequency: 448.0 note: A4 maxAmp[i]: 6835.466796875</text:span></text:p>
      <text:p text:style-name="P2"><text:span text:style-name="T1">AC <text:s text:c="2"/>i: 180Index: 37 frequency: 296.0 note: D4 maxAmp[i]: 6835.466796875</text:span></text:p>
      <text:p text:style-name="P2"><text:span text:style-name="T1">Base i: 180Index: 55 frequency: 440.0 note: A4 maxAmp[i]: 6835.466796875</text:span></text:p>
      <text:p text:style-name="P3"/>
      <text:p text:style-name="P2"><text:span text:style-name="T1">FFT <text:s/>i: 181Index: 56 frequency: 448.0 note: A4 maxAmp[i]: 7221.6796875</text:span></text:p>
      <text:p text:style-name="P2"><text:span text:style-name="T1">AC <text:s text:c="2"/>i: 181Index: 37 frequency: 296.0 note: D4 maxAmp[i]: 7221.6796875</text:span></text:p>
      <text:p text:style-name="P2"><text:span text:style-name="T1">Base i: 181Index: 55 frequency: 440.0 note: A4 maxAmp[i]: 7221.6796875</text:span></text:p>
      <text:p text:style-name="P3"/>
      <text:p text:style-name="P2"><text:span text:style-name="T1">FFT <text:s/>i: 182Index: 56 frequency: 448.0 note: A4 maxAmp[i]: 7766.1787109375</text:span></text:p>
      <text:p text:style-name="P2"><text:span text:style-name="T1">AC <text:s text:c="2"/>i: 182Index: 37 frequency: 296.0 note: D4 maxAmp[i]: 7766.1787109375</text:span></text:p>
      <text:p text:style-name="P2"><text:span text:style-name="T1">Base i: 182Index: 55 frequency: 440.0 note: A4 maxAmp[i]: 7766.1787109375</text:span></text:p>
      <text:p text:style-name="P3"/>
      <text:p text:style-name="P2"><text:span text:style-name="T1">FFT <text:s/>i: 183Index: 56 frequency: 448.0 note: A4 maxAmp[i]: 8476.5888671875</text:span></text:p>
      <text:p text:style-name="P2"><text:span text:style-name="T1">AC <text:s text:c="2"/>i: 183Index: 37 frequency: 296.0 note: D4 maxAmp[i]: 8476.5888671875</text:span></text:p>
      <text:p text:style-name="P2"><text:span text:style-name="T1">Base i: 183Index: 55 frequency: 440.0 note: A4 maxAmp[i]: 8476.5888671875</text:span></text:p>
      <text:p text:style-name="P3"/>
      <text:p text:style-name="P2"><text:span text:style-name="T1">FFT <text:s/>i: 184Index: 56 frequency: 448.0 note: A4 maxAmp[i]: 9058.869140625</text:span></text:p>
      <text:p text:style-name="P2"><text:span text:style-name="T1">AC <text:s text:c="2"/>i: 184Index: 37 frequency: 296.0 note: D4 maxAmp[i]: 9058.869140625</text:span></text:p>
      <text:p text:style-name="P2"><text:span text:style-name="T1">Base i: 184Index: 55 frequency: 440.0 note: A4 maxAmp[i]: 9058.869140625</text:span></text:p>
      <text:p text:style-name="P3"><text:soft-page-break/></text:p>
      <text:p text:style-name="P2"><text:span text:style-name="T1">FFT <text:s/>i: 185Index: 56 frequency: 448.0 note: A4 maxAmp[i]: 9240.6513671875</text:span></text:p>
      <text:p text:style-name="P2"><text:span text:style-name="T1">AC <text:s text:c="2"/>i: 185Index: 37 frequency: 296.0 note: D4 maxAmp[i]: 9240.6513671875</text:span></text:p>
      <text:p text:style-name="P2"><text:span text:style-name="T1">Base i: 185Index: 55 frequency: 440.0 note: A4 maxAmp[i]: 9240.6513671875</text:span></text:p>
      <text:p text:style-name="P3"/>
      <text:p text:style-name="P2"><text:span text:style-name="T1">FFT <text:s/>i: 186Index: 56 frequency: 448.0 note: A4 maxAmp[i]: 8552.7021484375</text:span></text:p>
      <text:p text:style-name="P2"><text:span text:style-name="T1">AC <text:s text:c="2"/>i: 186Index: 37 frequency: 296.0 note: D4 maxAmp[i]: 8552.7021484375</text:span></text:p>
      <text:p text:style-name="P2"><text:span text:style-name="T1">Base i: 186Index: 55 frequency: 440.0 note: A4 maxAmp[i]: 8552.7021484375</text:span></text:p>
      <text:p text:style-name="P3"/>
      <text:p text:style-name="P2"><text:span text:style-name="T1">FFT <text:s/>i: 187Index: 56 frequency: 448.0 note: A4 maxAmp[i]: 5871.4111328125</text:span></text:p>
      <text:p text:style-name="P2"><text:span text:style-name="T1">AC <text:s text:c="2"/>i: 187Index: 37 frequency: 296.0 note: D4 maxAmp[i]: 5871.4111328125</text:span></text:p>
      <text:p text:style-name="P2"><text:span text:style-name="T1">Base i: 187Index: 55 frequency: 440.0 note: A4 maxAmp[i]: 5871.4111328125</text:span></text:p>
      <text:p text:style-name="P3"/>
      <text:p text:style-name="P2"><text:span text:style-name="T1">FFT <text:s/>i: 188Index: 57 frequency: 456.0 note: Bb4 maxAmp[i]: 2246.8134765625</text:span></text:p>
      <text:p text:style-name="P2"><text:span text:style-name="T1">AC <text:s text:c="2"/>i: 188Index: 37 frequency: 296.0 note: D4 maxAmp[i]: 2246.8134765625</text:span></text:p>
      <text:p text:style-name="P2"><text:span text:style-name="T1">Base i: 188Index: 55 frequency: 440.0 note: A4 maxAmp[i]: 2246.8134765625</text:span></text:p>
      <text:p text:style-name="P3"/>
      <text:p text:style-name="P2"><text:span text:style-name="T1">FFT <text:s/>i: 189Index: 57 frequency: 456.0 note: Bb4 maxAmp[i]: 628.2177734375</text:span></text:p>
      <text:p text:style-name="P2"><text:span text:style-name="T1">AC <text:s text:c="2"/>i: 189Index: 37 frequency: 296.0 note: D4 maxAmp[i]: 628.2177734375</text:span></text:p>
      <text:p text:style-name="P2"><text:span text:style-name="T1">Base i: 189Index: 54 frequency: 432.0 note: A4 maxAmp[i]: 628.2177734375</text:span></text:p>
      <text:p text:style-name="P3"/>
      <text:p text:style-name="P2"><text:span text:style-name="T2">You have multiple modes at FFT number: 190</text:span></text:p>
      <text:p text:style-name="P2"><text:span text:style-name="T1">FFT <text:s/>i: 190Index: 56 frequency: 448.0 note: A4 maxAmp[i]: 539.2919921875</text:span></text:p>
      <text:p text:style-name="P2"><text:span text:style-name="T1">AC <text:s text:c="2"/>i: 190Index: 37 frequency: 296.0 note: D4 maxAmp[i]: 539.2919921875</text:span></text:p>
      <text:p text:style-name="P2"><text:span text:style-name="T1">Base i: 190Index: 53 frequency: 424.0 note: G#4 maxAmp[i]: 539.2919921875</text:span></text:p>
      <text:p text:style-name="P3"/>
      <text:p text:style-name="P2"><text:span text:style-name="T1">FFT <text:s/>i: 191Index: 56 frequency: 448.0 note: A4 maxAmp[i]: 624.1376953125</text:span></text:p>
      <text:p text:style-name="P2"><text:span text:style-name="T1">AC <text:s text:c="2"/>i: 191Index: 37 frequency: 296.0 note: D4 maxAmp[i]: 624.1376953125</text:span></text:p>
      <text:p text:style-name="P2"><text:span text:style-name="T1">Base i: 191Index: 54 frequency: 432.0 note: A4 maxAmp[i]: 624.1376953125</text:span></text:p>
      <text:p text:style-name="P3"/>
      <text:p text:style-name="P2"><text:span text:style-name="T1">FFT <text:s/>i: 192Index: 56 frequency: 448.0 note: A4 maxAmp[i]: 1345.287109375</text:span></text:p>
      <text:p text:style-name="P2"><text:span text:style-name="T1">AC <text:s text:c="2"/>i: 192Index: 37 frequency: 296.0 note: D4 maxAmp[i]: 1345.287109375</text:span></text:p>
      <text:p text:style-name="P2"><text:span text:style-name="T1">Base i: 192Index: 55 frequency: 440.0 note: A4 maxAmp[i]: 1345.287109375</text:span></text:p>
      <text:p text:style-name="P3"/>
      <text:p text:style-name="P2"><text:span text:style-name="T1">FFT <text:s/>i: 193Index: 56 frequency: 448.0 note: A4 maxAmp[i]: 2796.0087890625</text:span></text:p>
      <text:p text:style-name="P2"><text:span text:style-name="T1">AC <text:s text:c="2"/>i: 193Index: 37 frequency: 296.0 note: D4 maxAmp[i]: 2796.0087890625</text:span></text:p>
      <text:p text:style-name="P2"><text:span text:style-name="T1">Base i: 193Index: 55 frequency: 440.0 note: A4 maxAmp[i]: 2796.0087890625</text:span></text:p>
      <text:p text:style-name="P3"/>
      <text:p text:style-name="P2"><text:span text:style-name="T1">FFT <text:s/>i: 194Index: 56 frequency: 448.0 note: A4 maxAmp[i]: 3961.90234375</text:span></text:p>
      <text:p text:style-name="P2"><text:span text:style-name="T1">AC <text:s text:c="2"/>i: 194Index: 37 frequency: 296.0 note: D4 maxAmp[i]: 3961.90234375</text:span></text:p>
      <text:p text:style-name="P2"><text:span text:style-name="T1">Base i: 194Index: 55 frequency: 440.0 note: A4 maxAmp[i]: 3961.90234375</text:span></text:p>
      <text:p text:style-name="P3"/>
      <text:p text:style-name="P2"><text:span text:style-name="T1">FFT <text:s/>i: 195Index: 56 frequency: 448.0 note: A4 maxAmp[i]: 4066.6826171875</text:span></text:p>
      <text:p text:style-name="P2"><text:span text:style-name="T1">AC <text:s text:c="2"/>i: 195Index: 37 frequency: 296.0 note: D4 maxAmp[i]: 4066.6826171875</text:span></text:p>
      <text:p text:style-name="P2"><text:span text:style-name="T1">Base i: 195Index: 55 frequency: 440.0 note: A4 maxAmp[i]: 4066.6826171875</text:span></text:p>
      <text:p text:style-name="P3"/>
      <text:p text:style-name="P2"><text:span text:style-name="T1">FFT <text:s/>i: 196Index: 56 frequency: 448.0 note: A4 maxAmp[i]: 3985.6572265625</text:span></text:p>
      <text:p text:style-name="P2"><text:span text:style-name="T1">AC <text:s text:c="2"/>i: 196Index: 37 frequency: 296.0 note: D4 maxAmp[i]: 3985.6572265625</text:span></text:p>
      <text:p text:style-name="P2"><text:span text:style-name="T1">Base i: 196Index: 55 frequency: 440.0 note: A4 maxAmp[i]: 3985.6572265625</text:span></text:p>
      <text:p text:style-name="P3"/>
      <text:p text:style-name="P2"><text:span text:style-name="T1">FFT <text:s/>i: 197Index: 56 frequency: 448.0 note: A4 maxAmp[i]: 4152.6591796875</text:span></text:p>
      <text:p text:style-name="P2"><text:span text:style-name="T1">AC <text:s text:c="2"/>i: 197Index: 37 frequency: 296.0 note: D4 maxAmp[i]: 4152.6591796875</text:span></text:p>
      <text:p text:style-name="P2"><text:span text:style-name="T1">Base i: 197Index: 55 frequency: 440.0 note: A4 maxAmp[i]: 4152.6591796875</text:span></text:p>
      <text:p text:style-name="P3"/>
      <text:p text:style-name="P2"><text:span text:style-name="T1">FFT <text:s/>i: 198Index: 56 frequency: 448.0 note: A4 maxAmp[i]: 3769.5576171875</text:span></text:p>
      <text:p text:style-name="P2"><text:span text:style-name="T1">AC <text:s text:c="2"/>i: 198Index: 37 frequency: 296.0 note: D4 maxAmp[i]: 3769.5576171875</text:span></text:p>
      <text:p text:style-name="P2"><text:span text:style-name="T1">Base i: 198Index: 55 frequency: 440.0 note: A4 maxAmp[i]: 3769.5576171875</text:span></text:p>
      <text:p text:style-name="P3"/>
      <text:p text:style-name="P2"><text:soft-page-break/><text:span text:style-name="T1">FFT <text:s/>i: 199Index: 56 frequency: 448.0 note: A4 maxAmp[i]: 3366.6728515625</text:span></text:p>
      <text:p text:style-name="P2"><text:span text:style-name="T1">AC <text:s text:c="2"/>i: 199Index: 37 frequency: 296.0 note: D4 maxAmp[i]: 3366.6728515625</text:span></text:p>
      <text:p text:style-name="P2"><text:span text:style-name="T1">Base i: 199Index: 55 frequency: 440.0 note: A4 maxAmp[i]: 3366.6728515625</text:span></text:p>
      <text:p text:style-name="P3"/>
      <text:p text:style-name="P2"><text:span text:style-name="T1">FFT <text:s/>i: 200Index: 56 frequency: 448.0 note: A4 maxAmp[i]: 3576.8056640625</text:span></text:p>
      <text:p text:style-name="P2"><text:span text:style-name="T1">AC <text:s text:c="2"/>i: 200Index: 37 frequency: 296.0 note: D4 maxAmp[i]: 3576.8056640625</text:span></text:p>
      <text:p text:style-name="P2"><text:span text:style-name="T1">Base i: 200Index: 55 frequency: 440.0 note: A4 maxAmp[i]: 3576.8056640625</text:span></text:p>
      <text:p text:style-name="P3"/>
      <text:p text:style-name="P2"><text:span text:style-name="T1">FFT <text:s/>i: 201Index: 56 frequency: 448.0 note: A4 maxAmp[i]: 3507.353515625</text:span></text:p>
      <text:p text:style-name="P2"><text:span text:style-name="T1">AC <text:s text:c="2"/>i: 201Index: 37 frequency: 296.0 note: D4 maxAmp[i]: 3507.353515625</text:span></text:p>
      <text:p text:style-name="P2"><text:span text:style-name="T1">Base i: 201Index: 55 frequency: 440.0 note: A4 maxAmp[i]: 3507.353515625</text:span></text:p>
      <text:p text:style-name="P3"/>
      <text:p text:style-name="P2"><text:span text:style-name="T1">FFT <text:s/>i: 202Index: 56 frequency: 448.0 note: A4 maxAmp[i]: 3072.7490234375</text:span></text:p>
      <text:p text:style-name="P2"><text:span text:style-name="T1">AC <text:s text:c="2"/>i: 202Index: 37 frequency: 296.0 note: D4 maxAmp[i]: 3072.7490234375</text:span></text:p>
      <text:p text:style-name="P2"><text:span text:style-name="T1">Base i: 202Index: 55 frequency: 440.0 note: A4 maxAmp[i]: 3072.7490234375</text:span></text:p>
      <text:p text:style-name="P3"/>
      <text:p text:style-name="P2"><text:span text:style-name="T1">FFT <text:s/>i: 203Index: 56 frequency: 448.0 note: A4 maxAmp[i]: 3305.994140625</text:span></text:p>
      <text:p text:style-name="P2"><text:span text:style-name="T1">AC <text:s text:c="2"/>i: 203Index: 37 frequency: 296.0 note: D4 maxAmp[i]: 3305.994140625</text:span></text:p>
      <text:p text:style-name="P2"><text:span text:style-name="T1">Base i: 203Index: 55 frequency: 440.0 note: A4 maxAmp[i]: 3305.994140625</text:span></text:p>
      <text:p text:style-name="P3"/>
      <text:p text:style-name="P2"><text:span text:style-name="T1">FFT <text:s/>i: 204Index: 56 frequency: 448.0 note: A4 maxAmp[i]: 4158.1494140625</text:span></text:p>
      <text:p text:style-name="P2"><text:span text:style-name="T1">AC <text:s text:c="2"/>i: 204Index: 37 frequency: 296.0 note: D4 maxAmp[i]: 4158.1494140625</text:span></text:p>
      <text:p text:style-name="P2"><text:span text:style-name="T1">Base i: 204Index: 55 frequency: 440.0 note: A4 maxAmp[i]: 4158.1494140625</text:span></text:p>
      <text:p text:style-name="P3"/>
      <text:p text:style-name="P2"><text:span text:style-name="T1">FFT <text:s/>i: 205Index: 56 frequency: 448.0 note: A4 maxAmp[i]: 4691.935546875</text:span></text:p>
      <text:p text:style-name="P2"><text:span text:style-name="T1">AC <text:s text:c="2"/>i: 205Index: 37 frequency: 296.0 note: D4 maxAmp[i]: 4691.935546875</text:span></text:p>
      <text:p text:style-name="P2"><text:span text:style-name="T1">Base i: 205Index: 55 frequency: 440.0 note: A4 maxAmp[i]: 4691.935546875</text:span></text:p>
      <text:p text:style-name="P3"/>
      <text:p text:style-name="P2"><text:span text:style-name="T1">FFT <text:s/>i: 206Index: 56 frequency: 448.0 note: A4 maxAmp[i]: 4881.091796875</text:span></text:p>
      <text:p text:style-name="P2"><text:span text:style-name="T1">AC <text:s text:c="2"/>i: 206Index: 37 frequency: 296.0 note: D4 maxAmp[i]: 4881.091796875</text:span></text:p>
      <text:p text:style-name="P2"><text:span text:style-name="T1">Base i: 206Index: 55 frequency: 440.0 note: A4 maxAmp[i]: 4881.091796875</text:span></text:p>
      <text:p text:style-name="P3"/>
      <text:p text:style-name="P2"><text:span text:style-name="T1">FFT <text:s/>i: 207Index: 56 frequency: 448.0 note: A4 maxAmp[i]: 5206.8662109375</text:span></text:p>
      <text:p text:style-name="P2"><text:span text:style-name="T1">AC <text:s text:c="2"/>i: 207Index: 37 frequency: 296.0 note: D4 maxAmp[i]: 5206.8662109375</text:span></text:p>
      <text:p text:style-name="P2"><text:span text:style-name="T1">Base i: 207Index: 55 frequency: 440.0 note: A4 maxAmp[i]: 5206.8662109375</text:span></text:p>
      <text:p text:style-name="P3"/>
      <text:p text:style-name="P2"><text:span text:style-name="T1">FFT <text:s/>i: 208Index: 56 frequency: 448.0 note: A4 maxAmp[i]: 5349.041015625</text:span></text:p>
      <text:p text:style-name="P2"><text:span text:style-name="T1">AC <text:s text:c="2"/>i: 208Index: 37 frequency: 296.0 note: D4 maxAmp[i]: 5349.041015625</text:span></text:p>
      <text:p text:style-name="P2"><text:span text:style-name="T1">Base i: 208Index: 55 frequency: 440.0 note: A4 maxAmp[i]: 5349.041015625</text:span></text:p>
      <text:p text:style-name="P3"/>
      <text:p text:style-name="P2"><text:span text:style-name="T1">FFT <text:s/>i: 209Index: 56 frequency: 448.0 note: A4 maxAmp[i]: 5180.2109375</text:span></text:p>
      <text:p text:style-name="P2"><text:span text:style-name="T1">AC <text:s text:c="2"/>i: 209Index: 37 frequency: 296.0 note: D4 maxAmp[i]: 5180.2109375</text:span></text:p>
      <text:p text:style-name="P2"><text:span text:style-name="T1">Base i: 209Index: 55 frequency: 440.0 note: A4 maxAmp[i]: 5180.2109375</text:span></text:p>
      <text:p text:style-name="P3"/>
      <text:p text:style-name="P2"><text:span text:style-name="T1">FFT <text:s/>i: 210Index: 56 frequency: 448.0 note: A4 maxAmp[i]: 5161.263671875</text:span></text:p>
      <text:p text:style-name="P2"><text:span text:style-name="T1">AC <text:s text:c="2"/>i: 210Index: 37 frequency: 296.0 note: D4 maxAmp[i]: 5161.263671875</text:span></text:p>
      <text:p text:style-name="P2"><text:span text:style-name="T1">Base i: 210Index: 55 frequency: 440.0 note: A4 maxAmp[i]: 5161.263671875</text:span></text:p>
      <text:p text:style-name="P3"/>
      <text:p text:style-name="P2"><text:span text:style-name="T1">FFT <text:s/>i: 211Index: 56 frequency: 448.0 note: A4 maxAmp[i]: 5178.375</text:span></text:p>
      <text:p text:style-name="P2"><text:span text:style-name="T1">AC <text:s text:c="2"/>i: 211Index: 37 frequency: 296.0 note: D4 maxAmp[i]: 5178.375</text:span></text:p>
      <text:p text:style-name="P2"><text:span text:style-name="T1">Base i: 211Index: 55 frequency: 440.0 note: A4 maxAmp[i]: 5178.375</text:span></text:p>
      <text:p text:style-name="P3"/>
      <text:p text:style-name="P2"><text:span text:style-name="T1">FFT <text:s/>i: 212Index: 56 frequency: 448.0 note: A4 maxAmp[i]: 5162.556640625</text:span></text:p>
      <text:p text:style-name="P2"><text:span text:style-name="T1">AC <text:s text:c="2"/>i: 212Index: 37 frequency: 296.0 note: D4 maxAmp[i]: 5162.556640625</text:span></text:p>
      <text:p text:style-name="P2"><text:span text:style-name="T1">Base i: 212Index: 55 frequency: 440.0 note: A4 maxAmp[i]: 5162.556640625</text:span></text:p>
      <text:p text:style-name="P3"/>
      <text:p text:style-name="P2"><text:span text:style-name="T1">FFT <text:s/>i: 213Index: 56 frequency: 448.0 note: A4 maxAmp[i]: 5230.857421875</text:span></text:p>
      <text:p text:style-name="P2"><text:span text:style-name="T1">AC <text:s text:c="2"/>i: 213Index: 37 frequency: 296.0 note: D4 maxAmp[i]: 5230.857421875</text:span></text:p>
      <text:p text:style-name="P2"><text:soft-page-break/><text:span text:style-name="T1">Base i: 213Index: 55 frequency: 440.0 note: A4 maxAmp[i]: 5230.857421875</text:span></text:p>
      <text:p text:style-name="P3"/>
      <text:p text:style-name="P2"><text:span text:style-name="T1">FFT <text:s/>i: 214Index: 56 frequency: 448.0 note: A4 maxAmp[i]: 5455.287109375</text:span></text:p>
      <text:p text:style-name="P2"><text:span text:style-name="T1">AC <text:s text:c="2"/>i: 214Index: 37 frequency: 296.0 note: D4 maxAmp[i]: 5455.287109375</text:span></text:p>
      <text:p text:style-name="P2"><text:span text:style-name="T1">Base i: 214Index: 55 frequency: 440.0 note: A4 maxAmp[i]: 5455.287109375</text:span></text:p>
      <text:p text:style-name="P3"/>
      <text:p text:style-name="P2"><text:span text:style-name="T1">FFT <text:s/>i: 215Index: 56 frequency: 448.0 note: A4 maxAmp[i]: 5608.82421875</text:span></text:p>
      <text:p text:style-name="P2"><text:span text:style-name="T1">AC <text:s text:c="2"/>i: 215Index: 37 frequency: 296.0 note: D4 maxAmp[i]: 5608.82421875</text:span></text:p>
      <text:p text:style-name="P2"><text:span text:style-name="T1">Base i: 215Index: 55 frequency: 440.0 note: A4 maxAmp[i]: 5608.82421875</text:span></text:p>
      <text:p text:style-name="P3"/>
      <text:p text:style-name="P2"><text:span text:style-name="T1">FFT <text:s/>i: 216Index: 56 frequency: 448.0 note: A4 maxAmp[i]: 5473.2646484375</text:span></text:p>
      <text:p text:style-name="P2"><text:span text:style-name="T1">AC <text:s text:c="2"/>i: 216Index: 37 frequency: 296.0 note: D4 maxAmp[i]: 5473.2646484375</text:span></text:p>
      <text:p text:style-name="P2"><text:span text:style-name="T1">Base i: 216Index: 55 frequency: 440.0 note: A4 maxAmp[i]: 5473.2646484375</text:span></text:p>
      <text:p text:style-name="P3"/>
      <text:p text:style-name="P2"><text:span text:style-name="T1">FFT <text:s/>i: 217Index: 56 frequency: 448.0 note: A4 maxAmp[i]: 5658.1728515625</text:span></text:p>
      <text:p text:style-name="P2"><text:span text:style-name="T1">AC <text:s text:c="2"/>i: 217Index: 37 frequency: 296.0 note: D4 maxAmp[i]: 5658.1728515625</text:span></text:p>
      <text:p text:style-name="P2"><text:span text:style-name="T1">Base i: 217Index: 55 frequency: 440.0 note: A4 maxAmp[i]: 5658.1728515625</text:span></text:p>
      <text:p text:style-name="P3"/>
      <text:p text:style-name="P2"><text:span text:style-name="T1">FFT <text:s/>i: 218Index: 56 frequency: 448.0 note: A4 maxAmp[i]: 6171.6201171875</text:span></text:p>
      <text:p text:style-name="P2"><text:span text:style-name="T1">AC <text:s text:c="2"/>i: 218Index: 37 frequency: 296.0 note: D4 maxAmp[i]: 6171.6201171875</text:span></text:p>
      <text:p text:style-name="P2"><text:span text:style-name="T1">Base i: 218Index: 55 frequency: 440.0 note: A4 maxAmp[i]: 6171.6201171875</text:span></text:p>
      <text:p text:style-name="P3"/>
      <text:p text:style-name="P2"><text:span text:style-name="T1">FFT <text:s/>i: 219Index: 56 frequency: 448.0 note: A4 maxAmp[i]: 6250.8037109375</text:span></text:p>
      <text:p text:style-name="P2"><text:span text:style-name="T1">AC <text:s text:c="2"/>i: 219Index: 37 frequency: 296.0 note: D4 maxAmp[i]: 6250.8037109375</text:span></text:p>
      <text:p text:style-name="P2"><text:span text:style-name="T1">Base i: 219Index: 55 frequency: 440.0 note: A4 maxAmp[i]: 6250.8037109375</text:span></text:p>
      <text:p text:style-name="P3"/>
      <text:p text:style-name="P2"><text:span text:style-name="T1">FFT <text:s/>i: 220Index: 56 frequency: 448.0 note: A4 maxAmp[i]: 5933.046875</text:span></text:p>
      <text:p text:style-name="P2"><text:span text:style-name="T1">AC <text:s text:c="2"/>i: 220Index: 37 frequency: 296.0 note: D4 maxAmp[i]: 5933.046875</text:span></text:p>
      <text:p text:style-name="P2"><text:span text:style-name="T1">Base i: 220Index: 55 frequency: 440.0 note: A4 maxAmp[i]: 5933.046875</text:span></text:p>
      <text:p text:style-name="P3"/>
      <text:p text:style-name="P2"><text:span text:style-name="T1">FFT <text:s/>i: 221Index: 56 frequency: 448.0 note: A4 maxAmp[i]: 5849.107421875</text:span></text:p>
      <text:p text:style-name="P2"><text:span text:style-name="T1">AC <text:s text:c="2"/>i: 221Index: 37 frequency: 296.0 note: D4 maxAmp[i]: 5849.107421875</text:span></text:p>
      <text:p text:style-name="P2"><text:span text:style-name="T1">Base i: 221Index: 55 frequency: 440.0 note: A4 maxAmp[i]: 5849.107421875</text:span></text:p>
      <text:p text:style-name="P3"/>
      <text:p text:style-name="P2"><text:span text:style-name="T1">FFT <text:s/>i: 222Index: 56 frequency: 448.0 note: A4 maxAmp[i]: 6267.1396484375</text:span></text:p>
      <text:p text:style-name="P2"><text:span text:style-name="T1">AC <text:s text:c="2"/>i: 222Index: 37 frequency: 296.0 note: D4 maxAmp[i]: 6267.1396484375</text:span></text:p>
      <text:p text:style-name="P2"><text:span text:style-name="T1">Base i: 222Index: 55 frequency: 440.0 note: A4 maxAmp[i]: 6267.1396484375</text:span></text:p>
      <text:p text:style-name="P3"/>
      <text:p text:style-name="P2"><text:span text:style-name="T1">FFT <text:s/>i: 223Index: 56 frequency: 448.0 note: A4 maxAmp[i]: 6774.650390625</text:span></text:p>
      <text:p text:style-name="P2"><text:span text:style-name="T1">AC <text:s text:c="2"/>i: 223Index: 37 frequency: 296.0 note: D4 maxAmp[i]: 6774.650390625</text:span></text:p>
      <text:p text:style-name="P2"><text:span text:style-name="T1">Base i: 223Index: 55 frequency: 440.0 note: A4 maxAmp[i]: 6774.650390625</text:span></text:p>
      <text:p text:style-name="P3"/>
      <text:p text:style-name="P2"><text:span text:style-name="T1">FFT <text:s/>i: 224Index: 56 frequency: 448.0 note: A4 maxAmp[i]: 6827.0341796875</text:span></text:p>
      <text:p text:style-name="P2"><text:span text:style-name="T1">AC <text:s text:c="2"/>i: 224Index: 37 frequency: 296.0 note: D4 maxAmp[i]: 6827.0341796875</text:span></text:p>
      <text:p text:style-name="P2"><text:span text:style-name="T1">Base i: 224Index: 55 frequency: 440.0 note: A4 maxAmp[i]: 6827.0341796875</text:span></text:p>
      <text:p text:style-name="P3"/>
      <text:p text:style-name="P2"><text:span text:style-name="T1">FFT <text:s/>i: 225Index: 56 frequency: 448.0 note: A4 maxAmp[i]: 6844.3955078125</text:span></text:p>
      <text:p text:style-name="P2"><text:span text:style-name="T1">AC <text:s text:c="2"/>i: 225Index: 37 frequency: 296.0 note: D4 maxAmp[i]: 6844.3955078125</text:span></text:p>
      <text:p text:style-name="P2"><text:span text:style-name="T1">Base i: 225Index: 55 frequency: 440.0 note: A4 maxAmp[i]: 6844.3955078125</text:span></text:p>
      <text:p text:style-name="P3"/>
      <text:p text:style-name="P2"><text:span text:style-name="T1">FFT <text:s/>i: 226Index: 56 frequency: 448.0 note: A4 maxAmp[i]: 7189.9462890625</text:span></text:p>
      <text:p text:style-name="P2"><text:span text:style-name="T1">AC <text:s text:c="2"/>i: 226Index: 37 frequency: 296.0 note: D4 maxAmp[i]: 7189.9462890625</text:span></text:p>
      <text:p text:style-name="P2"><text:span text:style-name="T1">Base i: 226Index: 55 frequency: 440.0 note: A4 maxAmp[i]: 7189.9462890625</text:span></text:p>
      <text:p text:style-name="P3"/>
      <text:p text:style-name="P2"><text:span text:style-name="T1">FFT <text:s/>i: 227Index: 56 frequency: 448.0 note: A4 maxAmp[i]: 7445.7041015625</text:span></text:p>
      <text:p text:style-name="P2"><text:span text:style-name="T1">AC <text:s text:c="2"/>i: 227Index: 37 frequency: 296.0 note: D4 maxAmp[i]: 7445.7041015625</text:span></text:p>
      <text:p text:style-name="P2"><text:span text:style-name="T1">Base i: 227Index: 55 frequency: 440.0 note: A4 maxAmp[i]: 7445.7041015625</text:span></text:p>
      <text:p text:style-name="P3"/>
      <text:p text:style-name="P2"><text:soft-page-break/><text:span text:style-name="T1">FFT <text:s/>i: 228Index: 56 frequency: 448.0 note: A4 maxAmp[i]: 7198.2783203125</text:span></text:p>
      <text:p text:style-name="P2"><text:span text:style-name="T1">AC <text:s text:c="2"/>i: 228Index: 37 frequency: 296.0 note: D4 maxAmp[i]: 7198.2783203125</text:span></text:p>
      <text:p text:style-name="P2"><text:span text:style-name="T1">Base i: 228Index: 55 frequency: 440.0 note: A4 maxAmp[i]: 7198.2783203125</text:span></text:p>
      <text:p text:style-name="P3"/>
      <text:p text:style-name="P2"><text:span text:style-name="T1">FFT <text:s/>i: 229Index: 56 frequency: 448.0 note: A4 maxAmp[i]: 6545.1533203125</text:span></text:p>
      <text:p text:style-name="P2"><text:span text:style-name="T1">AC <text:s text:c="2"/>i: 229Index: 37 frequency: 296.0 note: D4 maxAmp[i]: 6545.1533203125</text:span></text:p>
      <text:p text:style-name="P2"><text:span text:style-name="T1">Base i: 229Index: 55 frequency: 440.0 note: A4 maxAmp[i]: 6545.1533203125</text:span></text:p>
      <text:p text:style-name="P3"/>
      <text:p text:style-name="P2"><text:span text:style-name="T1">FFT <text:s/>i: 230Index: 56 frequency: 448.0 note: A4 maxAmp[i]: 6094.2373046875</text:span></text:p>
      <text:p text:style-name="P2"><text:span text:style-name="T1">AC <text:s text:c="2"/>i: 230Index: 37 frequency: 296.0 note: D4 maxAmp[i]: 6094.2373046875</text:span></text:p>
      <text:p text:style-name="P2"><text:span text:style-name="T1">Base i: 230Index: 55 frequency: 440.0 note: A4 maxAmp[i]: 6094.2373046875</text:span></text:p>
      <text:p text:style-name="P3"/>
      <text:p text:style-name="P2"><text:span text:style-name="T1">FFT <text:s/>i: 231Index: 56 frequency: 448.0 note: A4 maxAmp[i]: 6007.919921875</text:span></text:p>
      <text:p text:style-name="P2"><text:span text:style-name="T1">AC <text:s text:c="2"/>i: 231Index: 37 frequency: 296.0 note: D4 maxAmp[i]: 6007.919921875</text:span></text:p>
      <text:p text:style-name="P2"><text:span text:style-name="T1">Base i: 231Index: 55 frequency: 440.0 note: A4 maxAmp[i]: 6007.919921875</text:span></text:p>
      <text:p text:style-name="P3"/>
      <text:p text:style-name="P2"><text:span text:style-name="T1">FFT <text:s/>i: 232Index: 56 frequency: 448.0 note: A4 maxAmp[i]: 6229.2607421875</text:span></text:p>
      <text:p text:style-name="P2"><text:span text:style-name="T1">AC <text:s text:c="2"/>i: 232Index: 37 frequency: 296.0 note: D4 maxAmp[i]: 6229.2607421875</text:span></text:p>
      <text:p text:style-name="P2"><text:span text:style-name="T1">Base i: 232Index: 55 frequency: 440.0 note: A4 maxAmp[i]: 6229.2607421875</text:span></text:p>
      <text:p text:style-name="P3"/>
      <text:p text:style-name="P2"><text:span text:style-name="T1">FFT <text:s/>i: 233Index: 56 frequency: 448.0 note: A4 maxAmp[i]: 6493.537109375</text:span></text:p>
      <text:p text:style-name="P2"><text:span text:style-name="T1">AC <text:s text:c="2"/>i: 233Index: 37 frequency: 296.0 note: D4 maxAmp[i]: 6493.537109375</text:span></text:p>
      <text:p text:style-name="P2"><text:span text:style-name="T1">Base i: 233Index: 55 frequency: 440.0 note: A4 maxAmp[i]: 6493.537109375</text:span></text:p>
      <text:p text:style-name="P3"/>
      <text:p text:style-name="P2"><text:span text:style-name="T1">FFT <text:s/>i: 234Index: 56 frequency: 448.0 note: A4 maxAmp[i]: 6878.318359375</text:span></text:p>
      <text:p text:style-name="P2"><text:span text:style-name="T1">AC <text:s text:c="2"/>i: 234Index: 37 frequency: 296.0 note: D4 maxAmp[i]: 6878.318359375</text:span></text:p>
      <text:p text:style-name="P2"><text:span text:style-name="T1">Base i: 234Index: 55 frequency: 440.0 note: A4 maxAmp[i]: 6878.318359375</text:span></text:p>
      <text:p text:style-name="P3"/>
      <text:p text:style-name="P2"><text:span text:style-name="T1">FFT <text:s/>i: 235Index: 56 frequency: 448.0 note: A4 maxAmp[i]: 7636.8466796875</text:span></text:p>
      <text:p text:style-name="P2"><text:span text:style-name="T1">AC <text:s text:c="2"/>i: 235Index: 37 frequency: 296.0 note: D4 maxAmp[i]: 7636.8466796875</text:span></text:p>
      <text:p text:style-name="P2"><text:span text:style-name="T1">Base i: 235Index: 55 frequency: 440.0 note: A4 maxAmp[i]: 7636.8466796875</text:span></text:p>
      <text:p text:style-name="P3"/>
      <text:p text:style-name="P2"><text:span text:style-name="T1">FFT <text:s/>i: 236Index: 56 frequency: 448.0 note: A4 maxAmp[i]: 8248.4287109375</text:span></text:p>
      <text:p text:style-name="P2"><text:span text:style-name="T1">AC <text:s text:c="2"/>i: 236Index: 37 frequency: 296.0 note: D4 maxAmp[i]: 8248.4287109375</text:span></text:p>
      <text:p text:style-name="P2"><text:span text:style-name="T1">Base i: 236Index: 55 frequency: 440.0 note: A4 maxAmp[i]: 8248.4287109375</text:span></text:p>
      <text:p text:style-name="P3"/>
      <text:p text:style-name="P2"><text:span text:style-name="T1">FFT <text:s/>i: 237Index: 56 frequency: 448.0 note: A4 maxAmp[i]: 8479.10546875</text:span></text:p>
      <text:p text:style-name="P2"><text:span text:style-name="T1">AC <text:s text:c="2"/>i: 237Index: 37 frequency: 296.0 note: D4 maxAmp[i]: 8479.10546875</text:span></text:p>
      <text:p text:style-name="P2"><text:span text:style-name="T1">Base i: 237Index: 55 frequency: 440.0 note: A4 maxAmp[i]: 8479.10546875</text:span></text:p>
      <text:p text:style-name="P3"/>
      <text:p text:style-name="P2"><text:span text:style-name="T1">FFT <text:s/>i: 238Index: 56 frequency: 448.0 note: A4 maxAmp[i]: 8765.8486328125</text:span></text:p>
      <text:p text:style-name="P2"><text:span text:style-name="T1">AC <text:s text:c="2"/>i: 238Index: 37 frequency: 296.0 note: D4 maxAmp[i]: 8765.8486328125</text:span></text:p>
      <text:p text:style-name="P2"><text:span text:style-name="T1">Base i: 238Index: 55 frequency: 440.0 note: A4 maxAmp[i]: 8765.8486328125</text:span></text:p>
      <text:p text:style-name="P3"/>
      <text:p text:style-name="P2"><text:span text:style-name="T1">FFT <text:s/>i: 239Index: 56 frequency: 448.0 note: A4 maxAmp[i]: 9354.091796875</text:span></text:p>
      <text:p text:style-name="P2"><text:span text:style-name="T1">AC <text:s text:c="2"/>i: 239Index: 37 frequency: 296.0 note: D4 maxAmp[i]: 9354.091796875</text:span></text:p>
      <text:p text:style-name="P2"><text:span text:style-name="T1">Base i: 239Index: 55 frequency: 440.0 note: A4 maxAmp[i]: 9354.091796875</text:span></text:p>
      <text:p text:style-name="P3"/>
      <text:p text:style-name="P2"><text:span text:style-name="T1">FFT <text:s/>i: 240Index: 56 frequency: 448.0 note: A4 maxAmp[i]: 9575.69140625</text:span></text:p>
      <text:p text:style-name="P2"><text:span text:style-name="T1">AC <text:s text:c="2"/>i: 240Index: 37 frequency: 296.0 note: D4 maxAmp[i]: 9575.69140625</text:span></text:p>
      <text:p text:style-name="P2"><text:span text:style-name="T1">Base i: 240Index: 55 frequency: 440.0 note: A4 maxAmp[i]: 9575.69140625</text:span></text:p>
      <text:p text:style-name="P3"/>
      <text:p text:style-name="P2"><text:span text:style-name="T1">FFT <text:s/>i: 241Index: 56 frequency: 448.0 note: A4 maxAmp[i]: 9189.150390625</text:span></text:p>
      <text:p text:style-name="P2"><text:span text:style-name="T1">AC <text:s text:c="2"/>i: 241Index: 37 frequency: 296.0 note: D4 maxAmp[i]: 9189.150390625</text:span></text:p>
      <text:p text:style-name="P2"><text:span text:style-name="T1">Base i: 241Index: 55 frequency: 440.0 note: A4 maxAmp[i]: 9189.150390625</text:span></text:p>
      <text:p text:style-name="P3"/>
      <text:p text:style-name="P2"><text:span text:style-name="T1">FFT <text:s/>i: 242Index: 56 frequency: 448.0 note: A4 maxAmp[i]: 9068.7861328125</text:span></text:p>
      <text:p text:style-name="P2"><text:span text:style-name="T1">AC <text:s text:c="2"/>i: 242Index: 37 frequency: 296.0 note: D4 maxAmp[i]: 9068.7861328125</text:span></text:p>
      <text:p text:style-name="P2"><text:soft-page-break/><text:span text:style-name="T1">Base i: 242Index: 55 frequency: 440.0 note: A4 maxAmp[i]: 9068.7861328125</text:span></text:p>
      <text:p text:style-name="P3"/>
      <text:p text:style-name="P2"><text:span text:style-name="T1">FFT <text:s/>i: 243Index: 56 frequency: 448.0 note: A4 maxAmp[i]: 9289.689453125</text:span></text:p>
      <text:p text:style-name="P2"><text:span text:style-name="T1">AC <text:s text:c="2"/>i: 243Index: 37 frequency: 296.0 note: D4 maxAmp[i]: 9289.689453125</text:span></text:p>
      <text:p text:style-name="P2"><text:span text:style-name="T1">Base i: 243Index: 55 frequency: 440.0 note: A4 maxAmp[i]: 9289.689453125</text:span></text:p>
      <text:p text:style-name="P3"/>
      <text:p text:style-name="P2"><text:span text:style-name="T1">FFT <text:s/>i: 244Index: 56 frequency: 448.0 note: A4 maxAmp[i]: 8248.9765625</text:span></text:p>
      <text:p text:style-name="P2"><text:span text:style-name="T1">AC <text:s text:c="2"/>i: 244Index: 37 frequency: 296.0 note: D4 maxAmp[i]: 8248.9765625</text:span></text:p>
      <text:p text:style-name="P2"><text:span text:style-name="T1">Base i: 244Index: 55 frequency: 440.0 note: A4 maxAmp[i]: 8248.9765625</text:span></text:p>
      <text:p text:style-name="P3"/>
      <text:p text:style-name="P2"><text:span text:style-name="T1">FFT <text:s/>i: 245Index: 56 frequency: 448.0 note: A4 maxAmp[i]: 5143.705078125</text:span></text:p>
      <text:p text:style-name="P2"><text:span text:style-name="T1">AC <text:s text:c="2"/>i: 245Index: 37 frequency: 296.0 note: D4 maxAmp[i]: 5143.705078125</text:span></text:p>
      <text:p text:style-name="P2"><text:span text:style-name="T1">Base i: 245Index: 55 frequency: 440.0 note: A4 maxAmp[i]: 5143.705078125</text:span></text:p>
      <text:p text:style-name="P3"/>
      <text:p text:style-name="P2"><text:span text:style-name="T1">FFT <text:s/>i: 246Index: 57 frequency: 456.0 note: Bb4 maxAmp[i]: 1929.4462890625</text:span></text:p>
      <text:p text:style-name="P2"><text:span text:style-name="T1">AC <text:s text:c="2"/>i: 246Index: 37 frequency: 296.0 note: D4 maxAmp[i]: 1929.4462890625</text:span></text:p>
      <text:p text:style-name="P2"><text:span text:style-name="T1">Base i: 246Index: 55 frequency: 440.0 note: A4 maxAmp[i]: 1929.4462890625</text:span></text:p>
      <text:p text:style-name="P3"/>
      <text:p text:style-name="P2"><text:span text:style-name="T1">FFT <text:s/>i: 247Index: 57 frequency: 456.0 note: Bb4 maxAmp[i]: 963.361328125</text:span></text:p>
      <text:p text:style-name="P2"><text:span text:style-name="T1">AC <text:s text:c="2"/>i: 247Index: 37 frequency: 296.0 note: D4 maxAmp[i]: 963.361328125</text:span></text:p>
      <text:p text:style-name="P2"><text:span text:style-name="T1">Base i: 247Index: 55 frequency: 440.0 note: A4 maxAmp[i]: 963.361328125</text:span></text:p>
      <text:p text:style-name="P3"/>
      <text:p text:style-name="P2"><text:span text:style-name="T1">FFT <text:s/>i: 248Index: 56 frequency: 448.0 note: A4 maxAmp[i]: 2796.2080078125</text:span></text:p>
      <text:p text:style-name="P2"><text:span text:style-name="T1">AC <text:s text:c="2"/>i: 248Index: 37 frequency: 296.0 note: D4 maxAmp[i]: 2796.2080078125</text:span></text:p>
      <text:p text:style-name="P2"><text:span text:style-name="T1">Base i: 248Index: 55 frequency: 440.0 note: A4 maxAmp[i]: 2796.2080078125</text:span></text:p>
      <text:p text:style-name="P3"/>
      <text:p text:style-name="P2"><text:span text:style-name="T1">FFT <text:s/>i: 249Index: 56 frequency: 448.0 note: A4 maxAmp[i]: 5302.0341796875</text:span></text:p>
      <text:p text:style-name="P2"><text:span text:style-name="T1">AC <text:s text:c="2"/>i: 249Index: 37 frequency: 296.0 note: D4 maxAmp[i]: 5302.0341796875</text:span></text:p>
      <text:p text:style-name="P2"><text:span text:style-name="T1">Base i: 249Index: 55 frequency: 440.0 note: A4 maxAmp[i]: 5302.0341796875</text:span></text:p>
      <text:p text:style-name="P3"/>
      <text:p text:style-name="P2"><text:span text:style-name="T1">FFT <text:s/>i: 250Index: 56 frequency: 448.0 note: A4 maxAmp[i]: 6235.9833984375</text:span></text:p>
      <text:p text:style-name="P2"><text:span text:style-name="T1">AC <text:s text:c="2"/>i: 250Index: 37 frequency: 296.0 note: D4 maxAmp[i]: 6235.9833984375</text:span></text:p>
      <text:p text:style-name="P2"><text:span text:style-name="T1">Base i: 250Index: 55 frequency: 440.0 note: A4 maxAmp[i]: 6235.9833984375</text:span></text:p>
      <text:p text:style-name="P3"/>
      <text:p text:style-name="P2"><text:span text:style-name="T1">FFT <text:s/>i: 251Index: 56 frequency: 448.0 note: A4 maxAmp[i]: 5872.783203125</text:span></text:p>
      <text:p text:style-name="P2"><text:span text:style-name="T1">AC <text:s text:c="2"/>i: 251Index: 37 frequency: 296.0 note: D4 maxAmp[i]: 5872.783203125</text:span></text:p>
      <text:p text:style-name="P2"><text:span text:style-name="T1">Base i: 251Index: 55 frequency: 440.0 note: A4 maxAmp[i]: 5872.783203125</text:span></text:p>
      <text:p text:style-name="P3"/>
      <text:p text:style-name="P2"><text:span text:style-name="T1">FFT <text:s/>i: 252Index: 56 frequency: 448.0 note: A4 maxAmp[i]: 5057.455078125</text:span></text:p>
      <text:p text:style-name="P2"><text:span text:style-name="T1">AC <text:s text:c="2"/>i: 252Index: 37 frequency: 296.0 note: D4 maxAmp[i]: 5057.455078125</text:span></text:p>
      <text:p text:style-name="P2"><text:span text:style-name="T1">Base i: 252Index: 55 frequency: 440.0 note: A4 maxAmp[i]: 5057.455078125</text:span></text:p>
      <text:p text:style-name="P3"/>
      <text:p text:style-name="P2"><text:span text:style-name="T1">FFT <text:s/>i: 253Index: 56 frequency: 448.0 note: A4 maxAmp[i]: 4707.6669921875</text:span></text:p>
      <text:p text:style-name="P2"><text:span text:style-name="T1">AC <text:s text:c="2"/>i: 253Index: 37 frequency: 296.0 note: D4 maxAmp[i]: 4707.6669921875</text:span></text:p>
      <text:p text:style-name="P2"><text:span text:style-name="T1">Base i: 253Index: 55 frequency: 440.0 note: A4 maxAmp[i]: 4707.6669921875</text:span></text:p>
      <text:p text:style-name="P3"/>
      <text:p text:style-name="P2"><text:span text:style-name="T1">FFT <text:s/>i: 254Index: 56 frequency: 448.0 note: A4 maxAmp[i]: 4784.517578125</text:span></text:p>
      <text:p text:style-name="P2"><text:span text:style-name="T1">AC <text:s text:c="2"/>i: 254Index: 37 frequency: 296.0 note: D4 maxAmp[i]: 4784.517578125</text:span></text:p>
      <text:p text:style-name="P2"><text:span text:style-name="T1">Base i: 254Index: 55 frequency: 440.0 note: A4 maxAmp[i]: 4784.517578125</text:span></text:p>
      <text:p text:style-name="P3"/>
      <text:p text:style-name="P2"><text:span text:style-name="T1">FFT <text:s/>i: 255Index: 56 frequency: 448.0 note: A4 maxAmp[i]: 4759.025390625</text:span></text:p>
      <text:p text:style-name="P2"><text:span text:style-name="T1">AC <text:s text:c="2"/>i: 255Index: 37 frequency: 296.0 note: D4 maxAmp[i]: 4759.025390625</text:span></text:p>
      <text:p text:style-name="P2"><text:span text:style-name="T1">Base i: 255Index: 55 frequency: 440.0 note: A4 maxAmp[i]: 4759.025390625</text:span></text:p>
      <text:p text:style-name="P3"/>
      <text:p text:style-name="P2"><text:span text:style-name="T1">FFT <text:s/>i: 256Index: 56 frequency: 448.0 note: A4 maxAmp[i]: 4699.2333984375</text:span></text:p>
      <text:p text:style-name="P2"><text:span text:style-name="T1">AC <text:s text:c="2"/>i: 256Index: 37 frequency: 296.0 note: D4 maxAmp[i]: 4699.2333984375</text:span></text:p>
      <text:p text:style-name="P2"><text:span text:style-name="T1">Base i: 256Index: 55 frequency: 440.0 note: A4 maxAmp[i]: 4699.2333984375</text:span></text:p>
      <text:p text:style-name="P3"/>
      <text:p text:style-name="P2"><text:soft-page-break/><text:span text:style-name="T1">FFT <text:s/>i: 257Index: 56 frequency: 448.0 note: A4 maxAmp[i]: 4756.3330078125</text:span></text:p>
      <text:p text:style-name="P2"><text:span text:style-name="T1">AC <text:s text:c="2"/>i: 257Index: 37 frequency: 296.0 note: D4 maxAmp[i]: 4756.3330078125</text:span></text:p>
      <text:p text:style-name="P2"><text:span text:style-name="T1">Base i: 257Index: 55 frequency: 440.0 note: A4 maxAmp[i]: 4756.3330078125</text:span></text:p>
      <text:p text:style-name="P3"/>
      <text:p text:style-name="P2"><text:span text:style-name="T1">FFT <text:s/>i: 258Index: 56 frequency: 448.0 note: A4 maxAmp[i]: 4977.388671875</text:span></text:p>
      <text:p text:style-name="P2"><text:span text:style-name="T1">AC <text:s text:c="2"/>i: 258Index: 37 frequency: 296.0 note: D4 maxAmp[i]: 4977.388671875</text:span></text:p>
      <text:p text:style-name="P2"><text:span text:style-name="T1">Base i: 258Index: 55 frequency: 440.0 note: A4 maxAmp[i]: 4977.388671875</text:span></text:p>
      <text:p text:style-name="P3"/>
      <text:p text:style-name="P2"><text:span text:style-name="T1">FFT <text:s/>i: 259Index: 56 frequency: 448.0 note: A4 maxAmp[i]: 5354.630859375</text:span></text:p>
      <text:p text:style-name="P2"><text:span text:style-name="T1">AC <text:s text:c="2"/>i: 259Index: 37 frequency: 296.0 note: D4 maxAmp[i]: 5354.630859375</text:span></text:p>
      <text:p text:style-name="P2"><text:span text:style-name="T1">Base i: 259Index: 55 frequency: 440.0 note: A4 maxAmp[i]: 5354.630859375</text:span></text:p>
      <text:p text:style-name="P3"/>
      <text:p text:style-name="P2"><text:span text:style-name="T1">FFT <text:s/>i: 260Index: 56 frequency: 448.0 note: A4 maxAmp[i]: 5865.90625</text:span></text:p>
      <text:p text:style-name="P2"><text:span text:style-name="T1">AC <text:s text:c="2"/>i: 260Index: 37 frequency: 296.0 note: D4 maxAmp[i]: 5865.90625</text:span></text:p>
      <text:p text:style-name="P2"><text:span text:style-name="T1">Base i: 260Index: 55 frequency: 440.0 note: A4 maxAmp[i]: 5865.90625</text:span></text:p>
      <text:p text:style-name="P3"/>
      <text:p text:style-name="P2"><text:span text:style-name="T1">FFT <text:s/>i: 261Index: 56 frequency: 448.0 note: A4 maxAmp[i]: 6129.6357421875</text:span></text:p>
      <text:p text:style-name="P2"><text:span text:style-name="T1">AC <text:s text:c="2"/>i: 261Index: 37 frequency: 296.0 note: D4 maxAmp[i]: 6129.6357421875</text:span></text:p>
      <text:p text:style-name="P2"><text:span text:style-name="T1">Base i: 261Index: 55 frequency: 440.0 note: A4 maxAmp[i]: 6129.6357421875</text:span></text:p>
      <text:p text:style-name="P3"/>
      <text:p text:style-name="P2"><text:span text:style-name="T1">FFT <text:s/>i: 262Index: 56 frequency: 448.0 note: A4 maxAmp[i]: 6061.0947265625</text:span></text:p>
      <text:p text:style-name="P2"><text:span text:style-name="T1">AC <text:s text:c="2"/>i: 262Index: 37 frequency: 296.0 note: D4 maxAmp[i]: 6061.0947265625</text:span></text:p>
      <text:p text:style-name="P2"><text:span text:style-name="T1">Base i: 262Index: 55 frequency: 440.0 note: A4 maxAmp[i]: 6061.0947265625</text:span></text:p>
      <text:p text:style-name="P3"/>
      <text:p text:style-name="P2"><text:span text:style-name="T1">FFT <text:s/>i: 263Index: 56 frequency: 448.0 note: A4 maxAmp[i]: 5845.736328125</text:span></text:p>
      <text:p text:style-name="P2"><text:span text:style-name="T1">AC <text:s text:c="2"/>i: 263Index: 37 frequency: 296.0 note: D4 maxAmp[i]: 5845.736328125</text:span></text:p>
      <text:p text:style-name="P2"><text:span text:style-name="T1">Base i: 263Index: 55 frequency: 440.0 note: A4 maxAmp[i]: 5845.736328125</text:span></text:p>
      <text:p text:style-name="P3"/>
      <text:p text:style-name="P2"><text:span text:style-name="T1">FFT <text:s/>i: 264Index: 56 frequency: 448.0 note: A4 maxAmp[i]: 5699.0107421875</text:span></text:p>
      <text:p text:style-name="P2"><text:span text:style-name="T1">AC <text:s text:c="2"/>i: 264Index: 37 frequency: 296.0 note: D4 maxAmp[i]: 5699.0107421875</text:span></text:p>
      <text:p text:style-name="P2"><text:span text:style-name="T1">Base i: 264Index: 55 frequency: 440.0 note: A4 maxAmp[i]: 5699.0107421875</text:span></text:p>
      <text:p text:style-name="P3"/>
      <text:p text:style-name="P2"><text:span text:style-name="T1">FFT <text:s/>i: 265Index: 56 frequency: 448.0 note: A4 maxAmp[i]: 5675.5380859375</text:span></text:p>
      <text:p text:style-name="P2"><text:span text:style-name="T1">AC <text:s text:c="2"/>i: 265Index: 37 frequency: 296.0 note: D4 maxAmp[i]: 5675.5380859375</text:span></text:p>
      <text:p text:style-name="P2"><text:span text:style-name="T1">Base i: 265Index: 55 frequency: 440.0 note: A4 maxAmp[i]: 5675.5380859375</text:span></text:p>
      <text:p text:style-name="P3"/>
      <text:p text:style-name="P2"><text:span text:style-name="T1">FFT <text:s/>i: 266Index: 56 frequency: 448.0 note: A4 maxAmp[i]: 5810.8076171875</text:span></text:p>
      <text:p text:style-name="P2"><text:span text:style-name="T1">AC <text:s text:c="2"/>i: 266Index: 37 frequency: 296.0 note: D4 maxAmp[i]: 5810.8076171875</text:span></text:p>
      <text:p text:style-name="P2"><text:span text:style-name="T1">Base i: 266Index: 55 frequency: 440.0 note: A4 maxAmp[i]: 5810.8076171875</text:span></text:p>
      <text:p text:style-name="P3"/>
      <text:p text:style-name="P2"><text:span text:style-name="T1">FFT <text:s/>i: 267Index: 56 frequency: 448.0 note: A4 maxAmp[i]: 5851.330078125</text:span></text:p>
      <text:p text:style-name="P2"><text:span text:style-name="T1">AC <text:s text:c="2"/>i: 267Index: 37 frequency: 296.0 note: D4 maxAmp[i]: 5851.330078125</text:span></text:p>
      <text:p text:style-name="P2"><text:span text:style-name="T1">Base i: 267Index: 55 frequency: 440.0 note: A4 maxAmp[i]: 5851.330078125</text:span></text:p>
      <text:p text:style-name="P3"/>
      <text:p text:style-name="P2"><text:span text:style-name="T1">FFT <text:s/>i: 268Index: 56 frequency: 448.0 note: A4 maxAmp[i]: 5744.97265625</text:span></text:p>
      <text:p text:style-name="P2"><text:span text:style-name="T1">AC <text:s text:c="2"/>i: 268Index: 37 frequency: 296.0 note: D4 maxAmp[i]: 5744.97265625</text:span></text:p>
      <text:p text:style-name="P2"><text:span text:style-name="T1">Base i: 268Index: 55 frequency: 440.0 note: A4 maxAmp[i]: 5744.97265625</text:span></text:p>
      <text:p text:style-name="P3"/>
      <text:p text:style-name="P2"><text:span text:style-name="T1">FFT <text:s/>i: 269Index: 56 frequency: 448.0 note: A4 maxAmp[i]: 5558.1044921875</text:span></text:p>
      <text:p text:style-name="P2"><text:span text:style-name="T1">AC <text:s text:c="2"/>i: 269Index: 37 frequency: 296.0 note: D4 maxAmp[i]: 5558.1044921875</text:span></text:p>
      <text:p text:style-name="P2"><text:span text:style-name="T1">Base i: 269Index: 55 frequency: 440.0 note: A4 maxAmp[i]: 5558.1044921875</text:span></text:p>
      <text:p text:style-name="P3"/>
      <text:p text:style-name="P2"><text:span text:style-name="T1">FFT <text:s/>i: 270Index: 56 frequency: 448.0 note: A4 maxAmp[i]: 5286.873046875</text:span></text:p>
      <text:p text:style-name="P2"><text:span text:style-name="T1">AC <text:s text:c="2"/>i: 270Index: 37 frequency: 296.0 note: D4 maxAmp[i]: 5286.873046875</text:span></text:p>
      <text:p text:style-name="P2"><text:span text:style-name="T1">Base i: 270Index: 55 frequency: 440.0 note: A4 maxAmp[i]: 5286.873046875</text:span></text:p>
      <text:p text:style-name="P3"/>
      <text:p text:style-name="P2"><text:span text:style-name="T1">FFT <text:s/>i: 271Index: 56 frequency: 448.0 note: A4 maxAmp[i]: 5047.552734375</text:span></text:p>
      <text:p text:style-name="P2"><text:span text:style-name="T1">AC <text:s text:c="2"/>i: 271Index: 37 frequency: 296.0 note: D4 maxAmp[i]: 5047.552734375</text:span></text:p>
      <text:p text:style-name="P2"><text:soft-page-break/><text:span text:style-name="T1">Base i: 271Index: 55 frequency: 440.0 note: A4 maxAmp[i]: 5047.552734375</text:span></text:p>
      <text:p text:style-name="P3"/>
      <text:p text:style-name="P2"><text:span text:style-name="T1">FFT <text:s/>i: 272Index: 56 frequency: 448.0 note: A4 maxAmp[i]: 4953.806640625</text:span></text:p>
      <text:p text:style-name="P2"><text:span text:style-name="T1">AC <text:s text:c="2"/>i: 272Index: 37 frequency: 296.0 note: D4 maxAmp[i]: 4953.806640625</text:span></text:p>
      <text:p text:style-name="P2"><text:span text:style-name="T1">Base i: 272Index: 55 frequency: 440.0 note: A4 maxAmp[i]: 4953.806640625</text:span></text:p>
      <text:p text:style-name="P3"/>
      <text:p text:style-name="P2"><text:span text:style-name="T1">FFT <text:s/>i: 273Index: 56 frequency: 448.0 note: A4 maxAmp[i]: 4909.8857421875</text:span></text:p>
      <text:p text:style-name="P2"><text:span text:style-name="T1">AC <text:s text:c="2"/>i: 273Index: 37 frequency: 296.0 note: D4 maxAmp[i]: 4909.8857421875</text:span></text:p>
      <text:p text:style-name="P2"><text:span text:style-name="T1">Base i: 273Index: 55 frequency: 440.0 note: A4 maxAmp[i]: 4909.8857421875</text:span></text:p>
      <text:p text:style-name="P3"/>
      <text:p text:style-name="P2"><text:span text:style-name="T1">FFT <text:s/>i: 274Index: 56 frequency: 448.0 note: A4 maxAmp[i]: 5027.4677734375</text:span></text:p>
      <text:p text:style-name="P2"><text:span text:style-name="T1">AC <text:s text:c="2"/>i: 274Index: 37 frequency: 296.0 note: D4 maxAmp[i]: 5027.4677734375</text:span></text:p>
      <text:p text:style-name="P2"><text:span text:style-name="T1">Base i: 274Index: 55 frequency: 440.0 note: A4 maxAmp[i]: 5027.4677734375</text:span></text:p>
      <text:p text:style-name="P3"/>
      <text:p text:style-name="P2"><text:span text:style-name="T1">FFT <text:s/>i: 275Index: 56 frequency: 448.0 note: A4 maxAmp[i]: 5451.154296875</text:span></text:p>
      <text:p text:style-name="P2"><text:span text:style-name="T1">AC <text:s text:c="2"/>i: 275Index: 37 frequency: 296.0 note: D4 maxAmp[i]: 5451.154296875</text:span></text:p>
      <text:p text:style-name="P2"><text:span text:style-name="T1">Base i: 275Index: 55 frequency: 440.0 note: A4 maxAmp[i]: 5451.154296875</text:span></text:p>
      <text:p text:style-name="P3"/>
      <text:p text:style-name="P2"><text:span text:style-name="T1">FFT <text:s/>i: 276Index: 56 frequency: 448.0 note: A4 maxAmp[i]: 5827.1572265625</text:span></text:p>
      <text:p text:style-name="P2"><text:span text:style-name="T1">AC <text:s text:c="2"/>i: 276Index: 37 frequency: 296.0 note: D4 maxAmp[i]: 5827.1572265625</text:span></text:p>
      <text:p text:style-name="P2"><text:span text:style-name="T1">Base i: 276Index: 55 frequency: 440.0 note: A4 maxAmp[i]: 5827.1572265625</text:span></text:p>
      <text:p text:style-name="P3"/>
      <text:p text:style-name="P2"><text:span text:style-name="T1">FFT <text:s/>i: 277Index: 56 frequency: 448.0 note: A4 maxAmp[i]: 6240.4580078125</text:span></text:p>
      <text:p text:style-name="P2"><text:span text:style-name="T1">AC <text:s text:c="2"/>i: 277Index: 37 frequency: 296.0 note: D4 maxAmp[i]: 6240.4580078125</text:span></text:p>
      <text:p text:style-name="P2"><text:span text:style-name="T1">Base i: 277Index: 55 frequency: 440.0 note: A4 maxAmp[i]: 6240.4580078125</text:span></text:p>
      <text:p text:style-name="P3"/>
      <text:p text:style-name="P2"><text:span text:style-name="T1">FFT <text:s/>i: 278Index: 56 frequency: 448.0 note: A4 maxAmp[i]: 6586.044921875</text:span></text:p>
      <text:p text:style-name="P2"><text:span text:style-name="T1">AC <text:s text:c="2"/>i: 278Index: 37 frequency: 296.0 note: D4 maxAmp[i]: 6586.044921875</text:span></text:p>
      <text:p text:style-name="P2"><text:span text:style-name="T1">Base i: 278Index: 55 frequency: 440.0 note: A4 maxAmp[i]: 6586.044921875</text:span></text:p>
      <text:p text:style-name="P3"/>
      <text:p text:style-name="P2"><text:span text:style-name="T1">FFT <text:s/>i: 279Index: 56 frequency: 448.0 note: A4 maxAmp[i]: 6837.08203125</text:span></text:p>
      <text:p text:style-name="P2"><text:span text:style-name="T1">AC <text:s text:c="2"/>i: 279Index: 37 frequency: 296.0 note: D4 maxAmp[i]: 6837.08203125</text:span></text:p>
      <text:p text:style-name="P2"><text:span text:style-name="T1">Base i: 279Index: 55 frequency: 440.0 note: A4 maxAmp[i]: 6837.08203125</text:span></text:p>
      <text:p text:style-name="P3"/>
      <text:p text:style-name="P2"><text:span text:style-name="T1">FFT <text:s/>i: 280Index: 56 frequency: 448.0 note: A4 maxAmp[i]: 6998.4697265625</text:span></text:p>
      <text:p text:style-name="P2"><text:span text:style-name="T1">AC <text:s text:c="2"/>i: 280Index: 37 frequency: 296.0 note: D4 maxAmp[i]: 6998.4697265625</text:span></text:p>
      <text:p text:style-name="P2"><text:span text:style-name="T1">Base i: 280Index: 55 frequency: 440.0 note: A4 maxAmp[i]: 6998.4697265625</text:span></text:p>
      <text:p text:style-name="P3"/>
      <text:p text:style-name="P2"><text:span text:style-name="T1">FFT <text:s/>i: 281Index: 56 frequency: 448.0 note: A4 maxAmp[i]: 6960.7177734375</text:span></text:p>
      <text:p text:style-name="P2"><text:span text:style-name="T1">AC <text:s text:c="2"/>i: 281Index: 37 frequency: 296.0 note: D4 maxAmp[i]: 6960.7177734375</text:span></text:p>
      <text:p text:style-name="P2"><text:span text:style-name="T1">Base i: 281Index: 55 frequency: 440.0 note: A4 maxAmp[i]: 6960.7177734375</text:span></text:p>
      <text:p text:style-name="P3"/>
      <text:p text:style-name="P2"><text:span text:style-name="T1">FFT <text:s/>i: 282Index: 56 frequency: 448.0 note: A4 maxAmp[i]: 6481.2705078125</text:span></text:p>
      <text:p text:style-name="P2"><text:span text:style-name="T1">AC <text:s text:c="2"/>i: 282Index: 37 frequency: 296.0 note: D4 maxAmp[i]: 6481.2705078125</text:span></text:p>
      <text:p text:style-name="P2"><text:span text:style-name="T1">Base i: 282Index: 55 frequency: 440.0 note: A4 maxAmp[i]: 6481.2705078125</text:span></text:p>
      <text:p text:style-name="P3"/>
      <text:p text:style-name="P2"><text:span text:style-name="T1">FFT <text:s/>i: 283Index: 56 frequency: 448.0 note: A4 maxAmp[i]: 6080.603515625</text:span></text:p>
      <text:p text:style-name="P2"><text:span text:style-name="T1">AC <text:s text:c="2"/>i: 283Index: 37 frequency: 296.0 note: D4 maxAmp[i]: 6080.603515625</text:span></text:p>
      <text:p text:style-name="P2"><text:span text:style-name="T1">Base i: 283Index: 55 frequency: 440.0 note: A4 maxAmp[i]: 6080.603515625</text:span></text:p>
      <text:p text:style-name="P3"/>
      <text:p text:style-name="P2"><text:span text:style-name="T1">FFT <text:s/>i: 284Index: 56 frequency: 448.0 note: A4 maxAmp[i]: 6285.130859375</text:span></text:p>
      <text:p text:style-name="P2"><text:span text:style-name="T1">AC <text:s text:c="2"/>i: 284Index: 37 frequency: 296.0 note: D4 maxAmp[i]: 6285.130859375</text:span></text:p>
      <text:p text:style-name="P2"><text:span text:style-name="T1">Base i: 284Index: 55 frequency: 440.0 note: A4 maxAmp[i]: 6285.130859375</text:span></text:p>
      <text:p text:style-name="P3"/>
      <text:p text:style-name="P2"><text:span text:style-name="T1">FFT <text:s/>i: 285Index: 56 frequency: 448.0 note: A4 maxAmp[i]: 6490.044921875</text:span></text:p>
      <text:p text:style-name="P2"><text:span text:style-name="T1">AC <text:s text:c="2"/>i: 285Index: 37 frequency: 296.0 note: D4 maxAmp[i]: 6490.044921875</text:span></text:p>
      <text:p text:style-name="P2"><text:span text:style-name="T1">Base i: 285Index: 55 frequency: 440.0 note: A4 maxAmp[i]: 6490.044921875</text:span></text:p>
      <text:p text:style-name="P3"/>
      <text:p text:style-name="P2"><text:soft-page-break/><text:span text:style-name="T1">FFT <text:s/>i: 286Index: 56 frequency: 448.0 note: A4 maxAmp[i]: 6475.1328125</text:span></text:p>
      <text:p text:style-name="P2"><text:span text:style-name="T1">AC <text:s text:c="2"/>i: 286Index: 37 frequency: 296.0 note: D4 maxAmp[i]: 6475.1328125</text:span></text:p>
      <text:p text:style-name="P2"><text:span text:style-name="T1">Base i: 286Index: 55 frequency: 440.0 note: A4 maxAmp[i]: 6475.1328125</text:span></text:p>
      <text:p text:style-name="P3"/>
      <text:p text:style-name="P2"><text:span text:style-name="T1">FFT <text:s/>i: 287Index: 56 frequency: 448.0 note: A4 maxAmp[i]: 6525.7734375</text:span></text:p>
      <text:p text:style-name="P2"><text:span text:style-name="T1">AC <text:s text:c="2"/>i: 287Index: 37 frequency: 296.0 note: D4 maxAmp[i]: 6525.7734375</text:span></text:p>
      <text:p text:style-name="P2"><text:span text:style-name="T1">Base i: 287Index: 55 frequency: 440.0 note: A4 maxAmp[i]: 6525.7734375</text:span></text:p>
      <text:p text:style-name="P3"/>
      <text:p text:style-name="P2"><text:span text:style-name="T1">FFT <text:s/>i: 288Index: 56 frequency: 448.0 note: A4 maxAmp[i]: 6885.6962890625</text:span></text:p>
      <text:p text:style-name="P2"><text:span text:style-name="T1">AC <text:s text:c="2"/>i: 288Index: 37 frequency: 296.0 note: D4 maxAmp[i]: 6885.6962890625</text:span></text:p>
      <text:p text:style-name="P2"><text:span text:style-name="T1">Base i: 288Index: 55 frequency: 440.0 note: A4 maxAmp[i]: 6885.6962890625</text:span></text:p>
      <text:p text:style-name="P3"/>
      <text:p text:style-name="P2"><text:span text:style-name="T1">FFT <text:s/>i: 289Index: 56 frequency: 448.0 note: A4 maxAmp[i]: 7363.02734375</text:span></text:p>
      <text:p text:style-name="P2"><text:span text:style-name="T1">AC <text:s text:c="2"/>i: 289Index: 37 frequency: 296.0 note: D4 maxAmp[i]: 7363.02734375</text:span></text:p>
      <text:p text:style-name="P2"><text:span text:style-name="T1">Base i: 289Index: 55 frequency: 440.0 note: A4 maxAmp[i]: 7363.02734375</text:span></text:p>
      <text:p text:style-name="P3"/>
      <text:p text:style-name="P2"><text:span text:style-name="T1">FFT <text:s/>i: 290Index: 56 frequency: 448.0 note: A4 maxAmp[i]: 7819.58984375</text:span></text:p>
      <text:p text:style-name="P2"><text:span text:style-name="T1">AC <text:s text:c="2"/>i: 290Index: 37 frequency: 296.0 note: D4 maxAmp[i]: 7819.58984375</text:span></text:p>
      <text:p text:style-name="P2"><text:span text:style-name="T1">Base i: 290Index: 55 frequency: 440.0 note: A4 maxAmp[i]: 7819.58984375</text:span></text:p>
      <text:p text:style-name="P3"/>
      <text:p text:style-name="P2"><text:span text:style-name="T1">FFT <text:s/>i: 291Index: 56 frequency: 448.0 note: A4 maxAmp[i]: 8277.5185546875</text:span></text:p>
      <text:p text:style-name="P2"><text:span text:style-name="T1">AC <text:s text:c="2"/>i: 291Index: 37 frequency: 296.0 note: D4 maxAmp[i]: 8277.5185546875</text:span></text:p>
      <text:p text:style-name="P2"><text:span text:style-name="T1">Base i: 291Index: 55 frequency: 440.0 note: A4 maxAmp[i]: 8277.5185546875</text:span></text:p>
      <text:p text:style-name="P3"/>
      <text:p text:style-name="P2"><text:span text:style-name="T1">FFT <text:s/>i: 292Index: 56 frequency: 448.0 note: A4 maxAmp[i]: 8846.5009765625</text:span></text:p>
      <text:p text:style-name="P2"><text:span text:style-name="T1">AC <text:s text:c="2"/>i: 292Index: 37 frequency: 296.0 note: D4 maxAmp[i]: 8846.5009765625</text:span></text:p>
      <text:p text:style-name="P2"><text:span text:style-name="T1">Base i: 292Index: 55 frequency: 440.0 note: A4 maxAmp[i]: 8846.5009765625</text:span></text:p>
      <text:p text:style-name="P3"/>
      <text:p text:style-name="P2"><text:span text:style-name="T1">FFT <text:s/>i: 293Index: 56 frequency: 448.0 note: A4 maxAmp[i]: 9165.24609375</text:span></text:p>
      <text:p text:style-name="P2"><text:span text:style-name="T1">AC <text:s text:c="2"/>i: 293Index: 37 frequency: 296.0 note: D4 maxAmp[i]: 9165.24609375</text:span></text:p>
      <text:p text:style-name="P2"><text:span text:style-name="T1">Base i: 293Index: 55 frequency: 440.0 note: A4 maxAmp[i]: 9165.24609375</text:span></text:p>
      <text:p text:style-name="P3"/>
      <text:p text:style-name="P2"><text:span text:style-name="T1">FFT <text:s/>i: 294Index: 56 frequency: 448.0 note: A4 maxAmp[i]: 8872.6240234375</text:span></text:p>
      <text:p text:style-name="P2"><text:span text:style-name="T1">AC <text:s text:c="2"/>i: 294Index: 37 frequency: 296.0 note: D4 maxAmp[i]: 8872.6240234375</text:span></text:p>
      <text:p text:style-name="P2"><text:span text:style-name="T1">Base i: 294Index: 55 frequency: 440.0 note: A4 maxAmp[i]: 8872.6240234375</text:span></text:p>
      <text:p text:style-name="P3"/>
      <text:p text:style-name="P2"><text:span text:style-name="T1">FFT <text:s/>i: 295Index: 56 frequency: 448.0 note: A4 maxAmp[i]: 8668.935546875</text:span></text:p>
      <text:p text:style-name="P2"><text:span text:style-name="T1">AC <text:s text:c="2"/>i: 295Index: 37 frequency: 296.0 note: D4 maxAmp[i]: 8668.935546875</text:span></text:p>
      <text:p text:style-name="P2"><text:span text:style-name="T1">Base i: 295Index: 55 frequency: 440.0 note: A4 maxAmp[i]: 8668.935546875</text:span></text:p>
      <text:p text:style-name="P3"/>
      <text:p text:style-name="P2"><text:span text:style-name="T1">FFT <text:s/>i: 296Index: 56 frequency: 448.0 note: A4 maxAmp[i]: 8763.306640625</text:span></text:p>
      <text:p text:style-name="P2"><text:span text:style-name="T1">AC <text:s text:c="2"/>i: 296Index: 37 frequency: 296.0 note: D4 maxAmp[i]: 8763.306640625</text:span></text:p>
      <text:p text:style-name="P2"><text:span text:style-name="T1">Base i: 296Index: 55 frequency: 440.0 note: A4 maxAmp[i]: 8763.306640625</text:span></text:p>
      <text:p text:style-name="P3"/>
      <text:p text:style-name="P2"><text:span text:style-name="T1">FFT <text:s/>i: 297Index: 56 frequency: 448.0 note: A4 maxAmp[i]: 8785.009765625</text:span></text:p>
      <text:p text:style-name="P2"><text:span text:style-name="T1">AC <text:s text:c="2"/>i: 297Index: 37 frequency: 296.0 note: D4 maxAmp[i]: 8785.009765625</text:span></text:p>
      <text:p text:style-name="P2"><text:span text:style-name="T1">Base i: 297Index: 55 frequency: 440.0 note: A4 maxAmp[i]: 8785.009765625</text:span></text:p>
      <text:p text:style-name="P3"/>
      <text:p text:style-name="P2"><text:span text:style-name="T1">FFT <text:s/>i: 298Index: 56 frequency: 448.0 note: A4 maxAmp[i]: 8653.7548828125</text:span></text:p>
      <text:p text:style-name="P2"><text:span text:style-name="T1">AC <text:s text:c="2"/>i: 298Index: 37 frequency: 296.0 note: D4 maxAmp[i]: 8653.7548828125</text:span></text:p>
      <text:p text:style-name="P2"><text:span text:style-name="T1">Base i: 298Index: 55 frequency: 440.0 note: A4 maxAmp[i]: 8653.7548828125</text:span></text:p>
      <text:p text:style-name="P3"/>
      <text:p text:style-name="P2"><text:span text:style-name="T1">FFT <text:s/>i: 299Index: 56 frequency: 448.0 note: A4 maxAmp[i]: 8610.2392578125</text:span></text:p>
      <text:p text:style-name="P2"><text:span text:style-name="T1">AC <text:s text:c="2"/>i: 299Index: 37 frequency: 296.0 note: D4 maxAmp[i]: 8610.2392578125</text:span></text:p>
      <text:p text:style-name="P2"><text:span text:style-name="T1">Base i: 299Index: 55 frequency: 440.0 note: A4 maxAmp[i]: 8610.2392578125</text:span></text:p>
      <text:p text:style-name="P3"/>
      <text:p text:style-name="P2"><text:span text:style-name="T1">FFT <text:s/>i: 300Index: 56 frequency: 448.0 note: A4 maxAmp[i]: 8754.748046875</text:span></text:p>
      <text:p text:style-name="P2"><text:span text:style-name="T1">AC <text:s text:c="2"/>i: 300Index: 37 frequency: 296.0 note: D4 maxAmp[i]: 8754.748046875</text:span></text:p>
      <text:p text:style-name="P2"><text:soft-page-break/><text:span text:style-name="T1">Base i: 300Index: 55 frequency: 440.0 note: A4 maxAmp[i]: 8754.748046875</text:span></text:p>
      <text:p text:style-name="P3"/>
      <text:p text:style-name="P2"><text:span text:style-name="T1">FFT <text:s/>i: 301Index: 56 frequency: 448.0 note: A4 maxAmp[i]: 8865.03515625</text:span></text:p>
      <text:p text:style-name="P2"><text:span text:style-name="T1">AC <text:s text:c="2"/>i: 301Index: 37 frequency: 296.0 note: D4 maxAmp[i]: 8865.03515625</text:span></text:p>
      <text:p text:style-name="P2"><text:span text:style-name="T1">Base i: 301Index: 55 frequency: 440.0 note: A4 maxAmp[i]: 8865.03515625</text:span></text:p>
      <text:p text:style-name="P3"/>
      <text:p text:style-name="P2"><text:span text:style-name="T1">FFT <text:s/>i: 302Index: 56 frequency: 448.0 note: A4 maxAmp[i]: 8652.7373046875</text:span></text:p>
      <text:p text:style-name="P2"><text:span text:style-name="T1">AC <text:s text:c="2"/>i: 302Index: 37 frequency: 296.0 note: D4 maxAmp[i]: 8652.7373046875</text:span></text:p>
      <text:p text:style-name="P2"><text:span text:style-name="T1">Base i: 302Index: 55 frequency: 440.0 note: A4 maxAmp[i]: 8652.7373046875</text:span></text:p>
      <text:p text:style-name="P3"/>
      <text:p text:style-name="P2"><text:span text:style-name="T1">FFT <text:s/>i: 303Index: 56 frequency: 448.0 note: A4 maxAmp[i]: 8445.796875</text:span></text:p>
      <text:p text:style-name="P2"><text:span text:style-name="T1">AC <text:s text:c="2"/>i: 303Index: 37 frequency: 296.0 note: D4 maxAmp[i]: 8445.796875</text:span></text:p>
      <text:p text:style-name="P2"><text:span text:style-name="T1">Base i: 303Index: 55 frequency: 440.0 note: A4 maxAmp[i]: 8445.796875</text:span></text:p>
      <text:p text:style-name="P3"/>
      <text:p text:style-name="P2"><text:span text:style-name="T1">FFT <text:s/>i: 304Index: 56 frequency: 448.0 note: A4 maxAmp[i]: 8462.2509765625</text:span></text:p>
      <text:p text:style-name="P2"><text:span text:style-name="T1">AC <text:s text:c="2"/>i: 304Index: 37 frequency: 296.0 note: D4 maxAmp[i]: 8462.2509765625</text:span></text:p>
      <text:p text:style-name="P2"><text:span text:style-name="T1">Base i: 304Index: 55 frequency: 440.0 note: A4 maxAmp[i]: 8462.2509765625</text:span></text:p>
      <text:p text:style-name="P3"/>
      <text:p text:style-name="P2"><text:span text:style-name="T1">FFT <text:s/>i: 305Index: 56 frequency: 448.0 note: A4 maxAmp[i]: 9010.2431640625</text:span></text:p>
      <text:p text:style-name="P2"><text:span text:style-name="T1">AC <text:s text:c="2"/>i: 305Index: 37 frequency: 296.0 note: D4 maxAmp[i]: 9010.2431640625</text:span></text:p>
      <text:p text:style-name="P2"><text:span text:style-name="T1">Base i: 305Index: 55 frequency: 440.0 note: A4 maxAmp[i]: 9010.2431640625</text:span></text:p>
      <text:p text:style-name="P3"/>
      <text:p text:style-name="P2"><text:span text:style-name="T1">FFT <text:s/>i: 306Index: 56 frequency: 448.0 note: A4 maxAmp[i]: 8496.634765625</text:span></text:p>
      <text:p text:style-name="P2"><text:span text:style-name="T1">AC <text:s text:c="2"/>i: 306Index: 37 frequency: 296.0 note: D4 maxAmp[i]: 8496.634765625</text:span></text:p>
      <text:p text:style-name="P2"><text:span text:style-name="T1">Base i: 306Index: 55 frequency: 440.0 note: A4 maxAmp[i]: 8496.634765625</text:span></text:p>
      <text:p text:style-name="P3"/>
      <text:p text:style-name="P2"><text:span text:style-name="T1">FFT <text:s/>i: 307Index: 56 frequency: 448.0 note: A4 maxAmp[i]: 6766.6484375</text:span></text:p>
      <text:p text:style-name="P2"><text:span text:style-name="T1">AC <text:s text:c="2"/>i: 307Index: 37 frequency: 296.0 note: D4 maxAmp[i]: 6766.6484375</text:span></text:p>
      <text:p text:style-name="P2"><text:span text:style-name="T1">Base i: 307Index: 55 frequency: 440.0 note: A4 maxAmp[i]: 6766.6484375</text:span></text:p>
      <text:p text:style-name="P3"/>
      <text:p text:style-name="P2"><text:span text:style-name="T1">FFT <text:s/>i: 308Index: 56 frequency: 448.0 note: A4 maxAmp[i]: 5488.0400390625</text:span></text:p>
      <text:p text:style-name="P2"><text:span text:style-name="T1">AC <text:s text:c="2"/>i: 308Index: 37 frequency: 296.0 note: D4 maxAmp[i]: 5488.0400390625</text:span></text:p>
      <text:p text:style-name="P2"><text:span text:style-name="T1">Base i: 308Index: 55 frequency: 440.0 note: A4 maxAmp[i]: 5488.0400390625</text:span></text:p>
      <text:p text:style-name="P3"/>
      <text:p text:style-name="P2"><text:span text:style-name="T1">FFT <text:s/>i: 309Index: 56 frequency: 448.0 note: A4 maxAmp[i]: 4423.43359375</text:span></text:p>
      <text:p text:style-name="P2"><text:span text:style-name="T1">AC <text:s text:c="2"/>i: 309Index: 37 frequency: 296.0 note: D4 maxAmp[i]: 4423.43359375</text:span></text:p>
      <text:p text:style-name="P2"><text:span text:style-name="T1">Base i: 309Index: 55 frequency: 440.0 note: A4 maxAmp[i]: 4423.43359375</text:span></text:p>
      <text:p text:style-name="P3"/>
      <text:p text:style-name="P2"><text:span text:style-name="T1">FFT <text:s/>i: 310Index: 56 frequency: 448.0 note: A4 maxAmp[i]: 3619.6728515625</text:span></text:p>
      <text:p text:style-name="P2"><text:span text:style-name="T1">AC <text:s text:c="2"/>i: 310Index: 37 frequency: 296.0 note: D4 maxAmp[i]: 3619.6728515625</text:span></text:p>
      <text:p text:style-name="P2"><text:span text:style-name="T1">Base i: 310Index: 55 frequency: 440.0 note: A4 maxAmp[i]: 3619.6728515625</text:span></text:p>
      <text:p text:style-name="P3"/>
      <text:p text:style-name="P2"><text:span text:style-name="T1">FFT <text:s/>i: 311Index: 56 frequency: 448.0 note: A4 maxAmp[i]: 3012.400390625</text:span></text:p>
      <text:p text:style-name="P2"><text:span text:style-name="T1">AC <text:s text:c="2"/>i: 311Index: 37 frequency: 296.0 note: D4 maxAmp[i]: 3012.400390625</text:span></text:p>
      <text:p text:style-name="P2"><text:span text:style-name="T1">Base i: 311Index: 55 frequency: 440.0 note: A4 maxAmp[i]: 3012.400390625</text:span></text:p>
      <text:p text:style-name="P3"/>
      <text:p text:style-name="P2"><text:span text:style-name="T1">FFT <text:s/>i: 312Index: 56 frequency: 448.0 note: A4 maxAmp[i]: 2598.302734375</text:span></text:p>
      <text:p text:style-name="P2"><text:span text:style-name="T1">AC <text:s text:c="2"/>i: 312Index: 37 frequency: 296.0 note: D4 maxAmp[i]: 2598.302734375</text:span></text:p>
      <text:p text:style-name="P2"><text:span text:style-name="T1">Base i: 312Index: 55 frequency: 440.0 note: A4 maxAmp[i]: 2598.302734375</text:span></text:p>
      <text:p text:style-name="P3"/>
      <text:p text:style-name="P2"><text:span text:style-name="T2">You have multiple modes at FFT number: 313</text:span></text:p>
      <text:p text:style-name="P2"><text:span text:style-name="T1">FFT <text:s/>i: 313Index: 56 frequency: 448.0 note: A4 maxAmp[i]: 2261.091796875</text:span></text:p>
      <text:p text:style-name="P2"><text:span text:style-name="T1">AC <text:s text:c="2"/>i: 313Index: 37 frequency: 296.0 note: D4 maxAmp[i]: 2261.091796875</text:span></text:p>
      <text:p text:style-name="P2"><text:span text:style-name="T1">Base i: 313Index: 53 frequency: 424.0 note: G#4 maxAmp[i]: 2261.091796875</text:span></text:p>
      <text:p text:style-name="P3"/>
      <text:p text:style-name="P2"><text:span text:style-name="T1">FFT <text:s/>i: 314Index: 56 frequency: 448.0 note: A4 maxAmp[i]: 1987.7373046875</text:span></text:p>
      <text:p text:style-name="P2"><text:span text:style-name="T1">AC <text:s text:c="2"/>i: 314Index: 37 frequency: 296.0 note: D4 maxAmp[i]: 1987.7373046875</text:span></text:p>
      <text:p text:style-name="P2"><text:span text:style-name="T1">Base i: 314Index: 55 frequency: 440.0 note: A4 maxAmp[i]: 1987.7373046875</text:span></text:p>
      <text:p text:style-name="P3"><text:soft-page-break/></text:p>
      <text:p text:style-name="P2"><text:span text:style-name="T1">FFT <text:s/>i: 315Index: 56 frequency: 448.0 note: A4 maxAmp[i]: 1769.83203125</text:span></text:p>
      <text:p text:style-name="P2"><text:span text:style-name="T1">AC <text:s text:c="2"/>i: 315Index: 37 frequency: 296.0 note: D4 maxAmp[i]: 1769.83203125</text:span></text:p>
      <text:p text:style-name="P2"><text:span text:style-name="T1">Base i: 315Index: 55 frequency: 440.0 note: A4 maxAmp[i]: 1769.83203125</text:span></text:p>
      <text:p text:style-name="P3"/>
      <text:p text:style-name="P2"><text:span text:style-name="T1">FFT <text:s/>i: 316Index: 56 frequency: 448.0 note: A4 maxAmp[i]: 1586.2333984375</text:span></text:p>
      <text:p text:style-name="P2"><text:span text:style-name="T1">AC <text:s text:c="2"/>i: 316Index: 38 frequency: 304.0 note: Eb4 maxAmp[i]: 1586.2333984375</text:span></text:p>
      <text:p text:style-name="P2"><text:span text:style-name="T1">Base i: 316Index: 55 frequency: 440.0 note: A4 maxAmp[i]: 1586.2333984375</text:span></text:p>
      <text:p text:style-name="P3"/>
      <text:p text:style-name="P2"><text:span text:style-name="T2">You have multiple modes at FFT number: 317</text:span></text:p>
      <text:p text:style-name="P2"><text:span text:style-name="T1">FFT <text:s/>i: 317Index: 56 frequency: 448.0 note: A4 maxAmp[i]: 1436.943359375</text:span></text:p>
      <text:p text:style-name="P2"><text:span text:style-name="T1">AC <text:s text:c="2"/>i: 317Index: 38 frequency: 304.0 note: Eb4 maxAmp[i]: 1436.943359375</text:span></text:p>
      <text:p text:style-name="P2"><text:span text:style-name="T1">Base i: 317Index: 55 frequency: 440.0 note: A4 maxAmp[i]: 1436.943359375</text:span></text:p>
      <text:p text:style-name="P3"/>
      <text:p text:style-name="P2"><text:span text:style-name="T1">FFT <text:s/>i: 318Index: 56 frequency: 448.0 note: A4 maxAmp[i]: 1278.7685546875</text:span></text:p>
      <text:p text:style-name="P2"><text:span text:style-name="T1">AC <text:s text:c="2"/>i: 318Index: 19 frequency: 152.0 note: Eb3 maxAmp[i]: 1278.7685546875</text:span></text:p>
      <text:p text:style-name="P2"><text:span text:style-name="T1">Base i: 318Index: 55 frequency: 440.0 note: A4 maxAmp[i]: 1278.7685546875</text:span></text:p>
      <text:p text:style-name="P3"/>
      <text:p text:style-name="P2"><text:span text:style-name="T2">You have multiple modes at FFT number: 319</text:span></text:p>
      <text:p text:style-name="P2"><text:span text:style-name="T1">FFT <text:s/>i: 319Index: 56 frequency: 448.0 note: A4 maxAmp[i]: 1064.171875</text:span></text:p>
      <text:p text:style-name="P2"><text:span text:style-name="T1">AC <text:s text:c="2"/>i: 319Index: 18 frequency: 144.0 note: D3 maxAmp[i]: 1064.171875</text:span></text:p>
      <text:p text:style-name="P2"><text:span text:style-name="T1">Base i: 319Index: 53 frequency: 424.0 note: G#4 maxAmp[i]: 1064.171875</text:span></text:p>
      <text:p text:style-name="P3"/>
      <text:p text:style-name="P2"><text:span text:style-name="T2">You have multiple modes at FFT number: 320</text:span></text:p>
      <text:p text:style-name="P2"><text:span text:style-name="T1">FFT <text:s/>i: 320Index: 56 frequency: 448.0 note: A4 maxAmp[i]: 922.7333984375</text:span></text:p>
      <text:p text:style-name="P2"><text:span text:style-name="T1">AC <text:s text:c="2"/>i: 320Index: 37 frequency: 296.0 note: D4 maxAmp[i]: 922.7333984375</text:span></text:p>
      <text:p text:style-name="P2"><text:span text:style-name="T1">Base i: 320Index: 66 frequency: 528.0 note: C5 maxAmp[i]: 922.7333984375</text:span></text:p>
      <text:p text:style-name="P3"/>
      <text:p text:style-name="P2"><text:span text:style-name="T2">You have multiple modes at FFT number: 321</text:span></text:p>
      <text:p text:style-name="P2"><text:span text:style-name="T1">FFT <text:s/>i: 321Index: 56 frequency: 448.0 note: A4 maxAmp[i]: 819.671875</text:span></text:p>
      <text:p text:style-name="P2"><text:span text:style-name="T1">AC <text:s text:c="2"/>i: 321Index: 38 frequency: 304.0 note: Eb4 maxAmp[i]: 819.671875</text:span></text:p>
      <text:p text:style-name="P2"><text:span text:style-name="T1">Base i: 321Index: 66 frequency: 528.0 note: C5 maxAmp[i]: 819.671875</text:span></text:p>
      <text:p text:style-name="P3"/>
      <text:p text:style-name="P2"><text:span text:style-name="T2">You have multiple modes at FFT number: 322</text:span></text:p>
      <text:p text:style-name="P2"><text:span text:style-name="T1">FFT <text:s/>i: 322Index: 56 frequency: 448.0 note: A4 maxAmp[i]: 685.3779296875</text:span></text:p>
      <text:p text:style-name="P2"><text:span text:style-name="T1">AC <text:s text:c="2"/>i: 322Index: 38 frequency: 304.0 note: Eb4 maxAmp[i]: 685.3779296875</text:span></text:p>
      <text:p text:style-name="P2"><text:span text:style-name="T1">Base i: 322Index: 34 frequency: 272.0 note: C#4 maxAmp[i]: 685.3779296875</text:span></text:p>
      <text:p text:style-name="P3"/>
      <text:p text:style-name="P2"><text:span text:style-name="T2">Found a frequency within 5% of the center between two other frequencies. deviation: 0.0021081650855427785frequency: 360.0 lower: 349.23 upper: 369.99</text:span></text:p>
      <text:p text:style-name="P2"><text:span text:style-name="T1">FFT <text:s/>i: 323Index: 56 frequency: 448.0 note: A4 maxAmp[i]: 590.21875</text:span></text:p>
      <text:p text:style-name="P2"><text:span text:style-name="T1">AC <text:s text:c="2"/>i: 323Index: 38 frequency: 304.0 note: Eb4 maxAmp[i]: 590.21875</text:span></text:p>
      <text:p text:style-name="P2"><text:span text:style-name="T1">Base i: 323Index: 45 frequency: 360.0 note: F#4 maxAmp[i]: 590.21875</text:span></text:p>
      <text:p text:style-name="P3"/>
      <text:p text:style-name="P2"><text:span text:style-name="T1">FFT <text:s/>i: 324Index: 56 frequency: 448.0 note: A4 maxAmp[i]: 516.1669921875</text:span></text:p>
      <text:p text:style-name="P2"><text:span text:style-name="T1">AC <text:s text:c="2"/>i: 324Index: 38 frequency: 304.0 note: Eb4 maxAmp[i]: 516.1669921875</text:span></text:p>
      <text:p text:style-name="P2"><text:span text:style-name="T1">Base i: 324Index: -1 frequency: -8.0 note: Out of range maxAmp[i]: 516.1669921875</text:span></text:p>
      <text:p text:style-name="P3"/>
      <text:p text:style-name="P2"><text:span text:style-name="T2">You have multiple modes at FFT number: 325</text:span></text:p>
      <text:p text:style-name="P2"><text:span text:style-name="T1">FFT <text:s/>i: 325Index: 56 frequency: 448.0 note: A4 maxAmp[i]: 463.484375</text:span></text:p>
      <text:p text:style-name="P2"><text:span text:style-name="T1">AC <text:s text:c="2"/>i: 325Index: 38 frequency: 304.0 note: Eb4 maxAmp[i]: 463.484375</text:span></text:p>
      <text:p text:style-name="P2"><text:span text:style-name="T1">Base i: 325Index: 102 frequency: 816.0 note: G#5 maxAmp[i]: 463.484375</text:span></text:p>
      <text:p text:style-name="P3"/>
      <text:p text:style-name="P2"><text:span text:style-name="T1">FFT <text:s/>i: 326Index: 56 frequency: 448.0 note: A4 maxAmp[i]: 389.5654296875</text:span></text:p>
      <text:p text:style-name="P2"><text:span text:style-name="T1">AC <text:s text:c="2"/>i: 326Index: 37 frequency: 296.0 note: D4 maxAmp[i]: 389.5654296875</text:span></text:p>
      <text:p text:style-name="P2"><text:span text:style-name="T1">Base i: 326Index: 931 frequency: 7448.0 note: Bb8 maxAmp[i]: 389.5654296875</text:span></text:p>
      <text:p text:style-name="P3"/>
      <text:p text:style-name="P2"><text:span text:style-name="T2">You have multiple modes at FFT number: 327</text:span></text:p>
      <text:p text:style-name="P2"><text:soft-page-break/><text:span text:style-name="T1">FFT <text:s/>i: 327Index: 56 frequency: 448.0 note: A4 maxAmp[i]: 308.5</text:span></text:p>
      <text:p text:style-name="P2"><text:span text:style-name="T1">AC <text:s text:c="2"/>i: 327Index: 38 frequency: 304.0 note: Eb4 maxAmp[i]: 308.5</text:span></text:p>
      <text:p text:style-name="P2"><text:span text:style-name="T1">Base i: 327Index: 102 frequency: 816.0 note: G#5 maxAmp[i]: 308.5</text:span></text:p>
      <text:p text:style-name="P3"/>
      <text:p text:style-name="P2"><text:span text:style-name="T2">You have multiple modes at FFT number: 328</text:span></text:p>
      <text:p text:style-name="P2"><text:span text:style-name="T1">FFT <text:s/>i: 328Index: 56 frequency: 448.0 note: A4 maxAmp[i]: 298.9609375</text:span></text:p>
      <text:p text:style-name="P2"><text:span text:style-name="T1">AC <text:s text:c="2"/>i: 328Index: 39 frequency: 312.0 note: Eb4 maxAmp[i]: 298.9609375</text:span></text:p>
      <text:p text:style-name="P2"><text:span text:style-name="T1">Base i: 328Index: 307 frequency: 2456.0 note: Eb7 maxAmp[i]: 298.9609375</text:span></text:p>
      <text:p text:style-name="P3"/>
      <text:p text:style-name="P2"><text:span text:style-name="T2">You have multiple modes at FFT number: 329</text:span></text:p>
      <text:p text:style-name="P2"><text:span text:style-name="T1">FFT <text:s/>i: 329Index: 7 frequency: 56.0 note: A1 maxAmp[i]: 349.8984375</text:span></text:p>
      <text:p text:style-name="P2"><text:span text:style-name="T1">AC <text:s text:c="2"/>i: 329Index: 39 frequency: 312.0 note: Eb4 maxAmp[i]: 349.8984375</text:span></text:p>
      <text:p text:style-name="P2"><text:span text:style-name="T1">Base i: 329Index: 193 frequency: 1544.0 note: G6 maxAmp[i]: 349.8984375</text:span></text:p>
      <text:p text:style-name="P3"/>
      <text:p text:style-name="P2"><text:span text:style-name="T1">FFT <text:s/>i: 330Index: 7 frequency: 56.0 note: A1 maxAmp[i]: 392.26953125</text:span></text:p>
      <text:p text:style-name="P2"><text:span text:style-name="T1">AC <text:s text:c="2"/>i: 330Index: 38 frequency: 304.0 note: Eb4 maxAmp[i]: 392.26953125</text:span></text:p>
      <text:p text:style-name="P2"><text:span text:style-name="T1">Base i: 330Index: 472 frequency: 3776.0 note: Bb7 maxAmp[i]: 392.26953125</text:span></text:p>
      <text:p text:style-name="P3"/>
      <text:p text:style-name="P2"><text:span text:style-name="T2">Found a frequency within 5% of the center between two other frequencies. deviation: 0.002305615386948976frequency: 320.0 lower: 311.13 upper: 329.63</text:span></text:p>
      <text:p text:style-name="P2"><text:span text:style-name="T2">You have multiple modes at FFT number: 331</text:span></text:p>
      <text:p text:style-name="P2"><text:span text:style-name="T1">FFT <text:s/>i: 331Index: 6 frequency: 48.0 note: G1 maxAmp[i]: 473.3955078125</text:span></text:p>
      <text:p text:style-name="P2"><text:span text:style-name="T1">AC <text:s text:c="2"/>i: 331Index: 40 frequency: 320.0 note: Eb4 maxAmp[i]: 473.3955078125</text:span></text:p>
      <text:p text:style-name="P2"><text:span text:style-name="T1">Base i: 331Index: 165 frequency: 1320.0 note: E6 maxAmp[i]: 473.3955078125</text:span></text:p>
      <text:p text:style-name="P3"/>
      <text:p text:style-name="P2"><text:span text:style-name="T2">Found a frequency within 5% of the center between two other frequencies. deviation: 0.002305615386948976frequency: 320.0 lower: 311.13 upper: 329.63</text:span></text:p>
      <text:p text:style-name="P2"><text:span text:style-name="T2">You have multiple modes at FFT number: 332</text:span></text:p>
      <text:p text:style-name="P2"><text:span text:style-name="T1">FFT <text:s/>i: 332Index: 6 frequency: 48.0 note: G1 maxAmp[i]: 454.9599609375</text:span></text:p>
      <text:p text:style-name="P2"><text:span text:style-name="T1">AC <text:s text:c="2"/>i: 332Index: 40 frequency: 320.0 note: Eb4 maxAmp[i]: 454.9599609375</text:span></text:p>
      <text:p text:style-name="P2"><text:span text:style-name="T1">Base i: 332Index: 548 frequency: 4384.0 note: C#8 maxAmp[i]: 454.959960937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333</text:span></text:p>
      <text:p text:style-name="P2"><text:span text:style-name="T1">FFT <text:s/>i: 333Index: 7 frequency: 56.0 note: A1 maxAmp[i]: 457.4501953125</text:span></text:p>
      <text:p text:style-name="P2"><text:span text:style-name="T1">AC <text:s text:c="2"/>i: 333Index: 10 frequency: 80.0 note: Eb2 maxAmp[i]: 457.4501953125</text:span></text:p>
      <text:p text:style-name="P2"><text:span text:style-name="T1">Base i: 333Index: 311 frequency: 2488.0 note: Eb7 maxAmp[i]: 457.450195312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334</text:span></text:p>
      <text:p text:style-name="P2"><text:span text:style-name="T1">FFT <text:s/>i: 334Index: 7 frequency: 56.0 note: A1 maxAmp[i]: 456.3134765625</text:span></text:p>
      <text:p text:style-name="P2"><text:span text:style-name="T1">AC <text:s text:c="2"/>i: 334Index: 10 frequency: 80.0 note: Eb2 maxAmp[i]: 456.3134765625</text:span></text:p>
      <text:p text:style-name="P2"><text:span text:style-name="T1">Base i: 334Index: 99 frequency: 792.0 note: G5 maxAmp[i]: 456.3134765625</text:span></text:p>
      <text:p text:style-name="P3"/>
      <text:p text:style-name="P2"><text:span text:style-name="T2">You have multiple modes at FFT number: 335</text:span></text:p>
      <text:p text:style-name="P2"><text:span text:style-name="T1">FFT <text:s/>i: 335Index: 56 frequency: 448.0 note: A4 maxAmp[i]: 294.2978515625</text:span></text:p>
      <text:p text:style-name="P2"><text:span text:style-name="T1">AC <text:s text:c="2"/>i: 335Index: 42 frequency: 336.0 note: E4 maxAmp[i]: 294.2978515625</text:span></text:p>
      <text:p text:style-name="P2"><text:span text:style-name="T1">Base i: 335Index: 231 frequency: 1848.0 note: Bb6 maxAmp[i]: 294.297851562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336</text:span></text:p>
      <text:p text:style-name="P2"><text:span text:style-name="T2">Found a frequency within 5% of the center between two other frequencies. </text:span><text:soft-page-break/><text:span text:style-name="T2">deviation: 0.008002895418203142frequency: 3856.0 lower: 3729.31 upper: 3951.07</text:span></text:p>
      <text:p text:style-name="P2"><text:span text:style-name="T1">FFT <text:s/>i: 336Index: 7 frequency: 56.0 note: A1 maxAmp[i]: 285.349609375</text:span></text:p>
      <text:p text:style-name="P2"><text:span text:style-name="T1">AC <text:s text:c="2"/>i: 336Index: 10 frequency: 80.0 note: Eb2 maxAmp[i]: 285.349609375</text:span></text:p>
      <text:p text:style-name="P2"><text:span text:style-name="T1">Base i: 336Index: 482 frequency: 3856.0 note: B7 maxAmp[i]: 285.349609375</text:span></text:p>
      <text:p text:style-name="P3"/>
      <text:p text:style-name="P2"><text:span text:style-name="T1">ALERT!!! At the beg/end: 10</text:span></text:p>
      <text:p text:style-name="P2"><text:span text:style-name="T2">Found a frequency within 5% of the center between two other frequencies. deviation: 0.002305545443514109frequency: 80.0 lower: 77.78 upper: 82.41</text:span></text:p>
      <text:p text:style-name="P2"><text:span text:style-name="T2">You have multiple modes at FFT number: 337</text:span></text:p>
      <text:p text:style-name="P2"><text:span text:style-name="T2">Found a frequency within 5% of the center between two other frequencies. deviation: 0.009844445624227361frequency: 1288.0 lower: 1244.51 upper: 1318.51</text:span></text:p>
      <text:p text:style-name="P2"><text:span text:style-name="T1">FFT <text:s/>i: 337Index: 4 frequency: 32.0 note: C1 maxAmp[i]: 307.771484375</text:span></text:p>
      <text:p text:style-name="P2"><text:span text:style-name="T1">AC <text:s text:c="2"/>i: 337Index: 10 frequency: 80.0 note: Eb2 maxAmp[i]: 307.771484375</text:span></text:p>
      <text:p text:style-name="P2"><text:span text:style-name="T1">Base i: 337Index: 161 frequency: 1288.0 note: E6 maxAmp[i]: 307.771484375</text:span></text:p>
      <text:p text:style-name="P3"/>
      <text:p text:style-name="P2"><text:span text:style-name="T2">You have multiple modes at FFT number: 338</text:span></text:p>
      <text:p text:style-name="P2"><text:span text:style-name="T1">FFT <text:s/>i: 338Index: 3 frequency: 24.0 note: G0 maxAmp[i]: 156.04296875</text:span></text:p>
      <text:p text:style-name="P2"><text:span text:style-name="T1">AC <text:s text:c="2"/>i: 338Index: 39 frequency: 312.0 note: Eb4 maxAmp[i]: 156.04296875</text:span></text:p>
      <text:p text:style-name="P2"><text:span text:style-name="T1">Base i: 338Index: 196 frequency: 1568.0 note: G6 maxAmp[i]: 156.04296875</text:span></text:p>
      <text:p text:style-name="P3"/>
      <text:p text:style-name="P2"><text:span text:style-name="T1">339</text:span></text:p>
      <text:p text:style-name="P2"><text:span text:style-name="T2">You have multiple modes at FFT number: 0</text:span></text:p>
      <text:p text:style-name="P2"><text:span text:style-name="T1">Done playing</text:span></text:p>
      <text:p text:style-name="P2"><text:span text:style-name="T1">339</text:span></text:p>
      <text:p text:style-name="P2"><text:span text:style-name="T2">You have multiple modes at FFT number: 51</text:span></text:p>
      <text:p text:style-name="P2"><text:span text:style-name="T1">339</text:span></text:p>
      <text:p text:style-name="P2"><text:span text:style-name="T2">You have multiple modes at FFT number: 190</text:span></text:p>
      <text:p text:style-name="P2"><text:span text:style-name="T1">339</text:span></text:p>
      <text:p text:style-name="P2"><text:span text:style-name="T2">You have multiple modes at FFT number: 190</text:span></text:p>
      <text:p text:style-name="P2"><text:span text:style-name="T1">339</text:span></text:p>
      <text:p text:style-name="P2"><text:span text:style-name="T1">339</text:span></text:p>
      <text:p text:style-name="P2"><text:span text:style-name="T1">339</text:span></text:p>
      <text:p text:style-name="P2"><text:span text:style-name="T1">339</text:span></text:p>
      <text:p text:style-name="P2"><text:span text:style-name="T1">339</text:span></text:p>
      <text:p text:style-name="Standard"/>
      <text:p text:style-name="P4">This actually probably useful information as to when the end of a note is.</text:p>
      <text:p text:style-name="P1">The graph is showing that the harmonics are diminshing</text:p>
      <text:p text:style-name="Standard"><text:span text:style-name="T2">You have multiple modes at FFT number: 317</text:span></text:p>
      <text:p text:style-name="P2"><text:span text:style-name="T1">FFT <text:s/>i: 317Index: 56 frequency: 448.0 note: A4 maxAmp[i]: 1436.943359375</text:span></text:p>
      <text:p text:style-name="P2"><text:span text:style-name="T1">AC <text:s text:c="2"/>i: 317Index: 38 frequency: 304.0 note: Eb4 maxAmp[i]: 1436.943359375</text:span></text:p>
      <text:p text:style-name="P2"><text:span text:style-name="T1">Base i: 317Index: 83 frequency: 664.0 note: E5 maxAmp[i]: 1436.943359375</text:span></text:p>
      <text:p text:style-name="P3"/>
      <text:p text:style-name="P2"><text:span text:style-name="T1">FFT <text:s/>i: 318Index: 56 frequency: 448.0 note: A4 maxAmp[i]: 1278.7685546875</text:span></text:p>
      <text:p text:style-name="P2"><text:span text:style-name="T1">AC <text:s text:c="2"/>i: 318Index: 19 frequency: 152.0 note: Eb3 maxAmp[i]: 1278.7685546875</text:span></text:p>
      <text:p text:style-name="P2"><text:span text:style-name="T1">Base i: 318Index: 55 frequency: 440.0 note: A4 maxAmp[i]: 1278.7685546875</text:span></text:p>
      <text:p text:style-name="P3"/>
      <text:p text:style-name="P2"><text:span text:style-name="T2">You have multiple modes at FFT number: 319</text:span></text:p>
      <text:p text:style-name="P2"><text:span text:style-name="T1">FFT <text:s/>i: 319Index: 56 frequency: 448.0 note: A4 maxAmp[i]: 1064.171875</text:span></text:p>
      <text:p text:style-name="P2"><text:span text:style-name="T1">AC <text:s text:c="2"/>i: 319Index: 18 frequency: 144.0 note: D3 maxAmp[i]: 1064.171875</text:span></text:p>
      <text:p text:style-name="P2"><text:span text:style-name="T1">Base i: 319Index: 55 frequency: 440.0 note: A4 maxAmp[i]: 1064.171875</text:span></text:p>
      <text:p text:style-name="P3"/>
      <text:p text:style-name="P2"><text:span text:style-name="T2">You have multiple modes at FFT number: 320</text:span></text:p>
      <text:p text:style-name="P2"><text:span text:style-name="T1">FFT <text:s/>i: 320Index: 56 frequency: 448.0 note: A4 maxAmp[i]: 922.7333984375</text:span></text:p>
      <text:p text:style-name="P2"><text:span text:style-name="T1">AC <text:s text:c="2"/>i: 320Index: 37 frequency: 296.0 note: D4 maxAmp[i]: 922.7333984375</text:span></text:p>
      <text:p text:style-name="P2"><text:span text:style-name="T1">Base i: 320Index: 81 frequency: 648.0 note: E5 maxAmp[i]: 922.7333984375</text:span></text:p>
      <text:p text:style-name="P3"/>
      <text:p text:style-name="P2"><text:span text:style-name="T2">You have multiple modes at FFT number: 321</text:span></text:p>
      <text:p text:style-name="P2"><text:span text:style-name="T1">FFT <text:s/>i: 321Index: 56 frequency: 448.0 note: A4 maxAmp[i]: 819.671875</text:span></text:p>
      <text:p text:style-name="P2"><text:span text:style-name="T1">AC <text:s text:c="2"/>i: 321Index: 38 frequency: 304.0 note: Eb4 maxAmp[i]: 819.671875</text:span></text:p>
      <text:p text:style-name="P2"><text:span text:style-name="T1">Base i: 321Index: 54 frequency: 432.0 note: A4 maxAmp[i]: 819.671875</text:span></text:p>
      <text:p text:style-name="P3"/>
      <text:p text:style-name="P2"><text:span text:style-name="T2">You have multiple modes at FFT number: 322</text:span></text:p>
      <text:p text:style-name="P2"><text:span text:style-name="T1">FFT <text:s/>i: 322Index: 56 frequency: 448.0 note: A4 maxAmp[i]: 685.3779296875</text:span></text:p>
      <text:p text:style-name="P2"><text:span text:style-name="T1">AC <text:s text:c="2"/>i: 322Index: 38 frequency: 304.0 note: Eb4 maxAmp[i]: 685.3779296875</text:span></text:p>
      <text:p text:style-name="P2"><text:span text:style-name="T1">Base i: 322Index: 41 frequency: 328.0 note: E4 maxAmp[i]: 685.3779296875</text:span></text:p>
      <text:p text:style-name="P3"/>
      <text:p text:style-name="P2"><text:span text:style-name="T2">Found a frequency within 5% of the center between two other frequencies. deviation: 0.0021081650855427785frequency: 360.0 lower: 349.23 upper: 369.99</text:span></text:p>
      <text:p text:style-name="P2"><text:span text:style-name="T1">FFT <text:s/>i: 323Index: 56 frequency: 448.0 note: A4 maxAmp[i]: 590.21875</text:span></text:p>
      <text:p text:style-name="P2"><text:span text:style-name="T1">AC <text:s text:c="2"/>i: 323Index: 38 frequency: 304.0 note: Eb4 maxAmp[i]: 590.21875</text:span></text:p>
      <text:p text:style-name="P2"><text:span text:style-name="T1">Base i: 323Index: 45 frequency: 360.0 note: F#4 maxAmp[i]: 590.21875</text:span></text:p>
      <text:p text:style-name="P3"/>
      <text:p text:style-name="P2"><text:span text:style-name="T1">FFT <text:s/>i: 324Index: 56 frequency: 448.0 note: A4 maxAmp[i]: 516.1669921875</text:span></text:p>
      <text:p text:style-name="P2"><text:span text:style-name="T1">AC <text:s text:c="2"/>i: 324Index: 38 frequency: 304.0 note: Eb4 maxAmp[i]: 516.1669921875</text:span></text:p>
      <text:p text:style-name="P2"><text:span text:style-name="T1">Base i: 324Index: -1 frequency: -8.0 note: Out of range maxAmp[i]: 516.1669921875</text:span></text:p>
      <text:p text:style-name="P3"/>
      <text:p text:style-name="P2"><text:span text:style-name="T2">You have multiple modes at FFT number: 325</text:span></text:p>
      <text:p text:style-name="P2"><text:span text:style-name="T1">FFT <text:s/>i: 325Index: 56 frequency: 448.0 note: A4 maxAmp[i]: 463.484375</text:span></text:p>
      <text:p text:style-name="P2"><text:span text:style-name="T1">AC <text:s text:c="2"/>i: 325Index: 38 frequency: 304.0 note: Eb4 maxAmp[i]: 463.484375</text:span></text:p>
      <text:p text:style-name="P2"><text:span text:style-name="T1">Base i: 325Index: 145 frequency: 1160.0 note: D6 maxAmp[i]: 463.484375</text:span></text:p>
      <text:p text:style-name="P3"/>
      <text:p text:style-name="P2"><text:span text:style-name="T1">FFT <text:s/>i: 326Index: 56 frequency: 448.0 note: A4 maxAmp[i]: 389.5654296875</text:span></text:p>
      <text:p text:style-name="P2"><text:span text:style-name="T1">AC <text:s text:c="2"/>i: 326Index: 37 frequency: 296.0 note: D4 maxAmp[i]: 389.5654296875</text:span></text:p>
      <text:p text:style-name="P2"><text:span text:style-name="T1">Base i: 326Index: 931 frequency: 7448.0 note: Bb8 maxAmp[i]: 389.5654296875</text:span></text:p>
      <text:p text:style-name="P3"/>
      <text:p text:style-name="P2"><text:span text:style-name="T2">You have multiple modes at FFT number: 327</text:span></text:p>
      <text:p text:style-name="P2"><text:span text:style-name="T1">FFT <text:s/>i: 327Index: 56 frequency: 448.0 note: A4 maxAmp[i]: 308.5</text:span></text:p>
      <text:p text:style-name="P2"><text:span text:style-name="T1">AC <text:s text:c="2"/>i: 327Index: 38 frequency: 304.0 note: Eb4 maxAmp[i]: 308.5</text:span></text:p>
      <text:p text:style-name="P2"><text:span text:style-name="T1">Base i: 327Index: 94 frequency: 752.0 note: F#5 maxAmp[i]: 308.5</text:span></text:p>
      <text:p text:style-name="P3"/>
      <text:p text:style-name="P2"><text:span text:style-name="T2">You have multiple modes at FFT number: 328</text:span></text:p>
      <text:p text:style-name="P2"><text:span text:style-name="T1">FFT <text:s/>i: 328Index: 56 frequency: 448.0 note: A4 maxAmp[i]: 298.9609375</text:span></text:p>
      <text:p text:style-name="P2"><text:soft-page-break/><text:span text:style-name="T1">AC <text:s text:c="2"/>i: 328Index: 39 frequency: 312.0 note: Eb4 maxAmp[i]: 298.9609375</text:span></text:p>
      <text:p text:style-name="P2"><text:span text:style-name="T1">Base i: 328Index: 176 frequency: 1408.0 note: F6 maxAmp[i]: 298.9609375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6T07:50:12.186861190</meta:creation-date>
    <dc:date>2015-07-16T16:23:27.421930580</dc:date>
    <meta:editing-duration>PT8H2M54S</meta:editing-duration>
    <meta:editing-cycles>1</meta:editing-cycles>
    <meta:document-statistic meta:table-count="0" meta:image-count="0" meta:object-count="0" meta:page-count="30" meta:paragraph-count="1245" meta:word-count="12581" meta:character-count="88991" meta:non-whitespace-character-count="76602"/>
    <meta:generator>LibreOffice/4.2.8.2$Linux_X86_64 LibreOffice_project/420m0$Build-2</meta:generator>
  </office:meta>
</office:document-meta>
</file>